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6 data_out_training.E1:data_out_training.E1 data_out_training.E2:data_out_training.E2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66138" calcext:value-type="float">
            <text:p>0,466138</text:p>
          </table:table-cell>
          <table:table-cell table:formula="of:=([.B2]*[.$B$298])-([.B2]*[.$B$297])+[.$B$297]" office:value-type="float" office:value="26.099997" calcext:value-type="float">
            <text:p>26,099997</text:p>
          </table:table-cell>
          <table:table-cell table:formula="of:=([.C2]*[.$B$298])-([.C2]*[.$B$297])+[.$B$297]" office:value-type="float" office:value="26.559794" calcext:value-type="float">
            <text:p>26,559794</text:p>
          </table:table-cell>
          <table:table-cell table:formula="of:=([.D2]-[.E2])^2" office:value-type="float" office:value="0.211413281208998" calcext:value-type="float">
            <text:p>0,21141328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58415" calcext:value-type="float">
            <text:p>0,458415</text:p>
          </table:table-cell>
          <table:table-cell table:formula="of:=([.B3]*[.$B$298])-([.B3]*[.$B$297])+[.$B$297]" office:value-type="float" office:value="27.200005" calcext:value-type="float">
            <text:p>27,200005</text:p>
          </table:table-cell>
          <table:table-cell table:formula="of:=([.C3]*[.$B$298])-([.C3]*[.$B$297])+[.$B$297]" office:value-type="float" office:value="26.459395" calcext:value-type="float">
            <text:p>26,459395</text:p>
          </table:table-cell>
          <table:table-cell table:formula="of:=([.D3]-[.E3])^2" office:value-type="float" office:value="0.548503172099995" calcext:value-type="float">
            <text:p>0,54850317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524338" calcext:value-type="float">
            <text:p>0,524338</text:p>
          </table:table-cell>
          <table:table-cell table:formula="of:=([.B4]*[.$B$298])-([.B4]*[.$B$297])+[.$B$297]" office:value-type="float" office:value="28.500005" calcext:value-type="float">
            <text:p>28,500005</text:p>
          </table:table-cell>
          <table:table-cell table:formula="of:=([.C4]*[.$B$298])-([.C4]*[.$B$297])+[.$B$297]" office:value-type="float" office:value="27.316394" calcext:value-type="float">
            <text:p>27,316394</text:p>
          </table:table-cell>
          <table:table-cell table:formula="of:=([.D4]-[.E4])^2" office:value-type="float" office:value="1.400934999321" calcext:value-type="float">
            <text:p>1,40093499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55638" calcext:value-type="float">
            <text:p>0,655638</text:p>
          </table:table-cell>
          <table:table-cell table:formula="of:=([.B5]*[.$B$298])-([.B5]*[.$B$297])+[.$B$297]" office:value-type="float" office:value="30.100006" calcext:value-type="float">
            <text:p>30,100006</text:p>
          </table:table-cell>
          <table:table-cell table:formula="of:=([.C5]*[.$B$298])-([.C5]*[.$B$297])+[.$B$297]" office:value-type="float" office:value="29.023294" calcext:value-type="float">
            <text:p>29,023294</text:p>
          </table:table-cell>
          <table:table-cell table:formula="of:=([.D5]-[.E5])^2" office:value-type="float" office:value="1.159308730944" calcext:value-type="float">
            <text:p>1,15930873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0.75795" calcext:value-type="float">
            <text:p>0,75795</text:p>
          </table:table-cell>
          <table:table-cell table:formula="of:=([.B6]*[.$B$298])-([.B6]*[.$B$297])+[.$B$297]" office:value-type="float" office:value="30.9" calcext:value-type="float">
            <text:p>30,9</text:p>
          </table:table-cell>
          <table:table-cell table:formula="of:=([.C6]*[.$B$298])-([.C6]*[.$B$297])+[.$B$297]" office:value-type="float" office:value="30.35335" calcext:value-type="float">
            <text:p>30,35335</text:p>
          </table:table-cell>
          <table:table-cell table:formula="of:=([.D6]-[.E6])^2" office:value-type="float" office:value="0.298826222499996" calcext:value-type="float">
            <text:p>0,29882622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781318" calcext:value-type="float">
            <text:p>0,781318</text:p>
          </table:table-cell>
          <table:table-cell table:formula="of:=([.B7]*[.$B$298])-([.B7]*[.$B$297])+[.$B$297]" office:value-type="float" office:value="30.800004" calcext:value-type="float">
            <text:p>30,800004</text:p>
          </table:table-cell>
          <table:table-cell table:formula="of:=([.C7]*[.$B$298])-([.C7]*[.$B$297])+[.$B$297]" office:value-type="float" office:value="30.657134" calcext:value-type="float">
            <text:p>30,657134</text:p>
          </table:table-cell>
          <table:table-cell table:formula="of:=([.D7]-[.E7])^2" office:value-type="float" office:value="0.0204118369000006" calcext:value-type="float">
            <text:p>0,02041183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57602" calcext:value-type="float">
            <text:p>0,757602</text:p>
          </table:table-cell>
          <table:table-cell table:formula="of:=([.B8]*[.$B$298])-([.B8]*[.$B$297])+[.$B$297]" office:value-type="float" office:value="31.100005" calcext:value-type="float">
            <text:p>31,100005</text:p>
          </table:table-cell>
          <table:table-cell table:formula="of:=([.C8]*[.$B$298])-([.C8]*[.$B$297])+[.$B$297]" office:value-type="float" office:value="30.348826" calcext:value-type="float">
            <text:p>30,348826</text:p>
          </table:table-cell>
          <table:table-cell table:formula="of:=([.D8]-[.E8])^2" office:value-type="float" office:value="0.564269890040995" calcext:value-type="float">
            <text:p>0,564269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44974" calcext:value-type="float">
            <text:p>0,744974</text:p>
          </table:table-cell>
          <table:table-cell table:formula="of:=([.B9]*[.$B$298])-([.B9]*[.$B$297])+[.$B$297]" office:value-type="float" office:value="30.999996" calcext:value-type="float">
            <text:p>30,999996</text:p>
          </table:table-cell>
          <table:table-cell table:formula="of:=([.C9]*[.$B$298])-([.C9]*[.$B$297])+[.$B$297]" office:value-type="float" office:value="30.184662" calcext:value-type="float">
            <text:p>30,184662</text:p>
          </table:table-cell>
          <table:table-cell table:formula="of:=([.D9]-[.E9])^2" office:value-type="float" office:value="0.664769531556006" calcext:value-type="float">
            <text:p>0,66476953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704537" calcext:value-type="float">
            <text:p>0,704537</text:p>
          </table:table-cell>
          <table:table-cell table:formula="of:=([.B10]*[.$B$298])-([.B10]*[.$B$297])+[.$B$297]" office:value-type="float" office:value="31.599998" calcext:value-type="float">
            <text:p>31,599998</text:p>
          </table:table-cell>
          <table:table-cell table:formula="of:=([.C10]*[.$B$298])-([.C10]*[.$B$297])+[.$B$297]" office:value-type="float" office:value="29.658981" calcext:value-type="float">
            <text:p>29,658981</text:p>
          </table:table-cell>
          <table:table-cell table:formula="of:=([.D10]-[.E10])^2" office:value-type="float" office:value="3.76754699428901" calcext:value-type="float">
            <text:p>3,76754699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7181" calcext:value-type="float">
            <text:p>0,7181</text:p>
          </table:table-cell>
          <table:table-cell table:formula="of:=([.B11]*[.$B$298])-([.B11]*[.$B$297])+[.$B$297]" office:value-type="float" office:value="29.399995" calcext:value-type="float">
            <text:p>29,399995</text:p>
          </table:table-cell>
          <table:table-cell table:formula="of:=([.C11]*[.$B$298])-([.C11]*[.$B$297])+[.$B$297]" office:value-type="float" office:value="29.8353" calcext:value-type="float">
            <text:p>29,8353</text:p>
          </table:table-cell>
          <table:table-cell table:formula="of:=([.D11]-[.E11])^2" office:value-type="float" office:value="0.189490443025" calcext:value-type="float">
            <text:p>0,1894904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8875" calcext:value-type="float">
            <text:p>0,58875</text:p>
          </table:table-cell>
          <table:table-cell table:formula="of:=([.B12]*[.$B$298])-([.B12]*[.$B$297])+[.$B$297]" office:value-type="float" office:value="28.699997" calcext:value-type="float">
            <text:p>28,699997</text:p>
          </table:table-cell>
          <table:table-cell table:formula="of:=([.C12]*[.$B$298])-([.C12]*[.$B$297])+[.$B$297]" office:value-type="float" office:value="28.15375" calcext:value-type="float">
            <text:p>28,15375</text:p>
          </table:table-cell>
          <table:table-cell table:formula="of:=([.D12]-[.E12])^2" office:value-type="float" office:value="0.298385785009001" calcext:value-type="float">
            <text:p>0,2983857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582784" calcext:value-type="float">
            <text:p>0,582784</text:p>
          </table:table-cell>
          <table:table-cell table:formula="of:=([.B13]*[.$B$298])-([.B13]*[.$B$297])+[.$B$297]" office:value-type="float" office:value="27.600002" calcext:value-type="float">
            <text:p>27,600002</text:p>
          </table:table-cell>
          <table:table-cell table:formula="of:=([.C13]*[.$B$298])-([.C13]*[.$B$297])+[.$B$297]" office:value-type="float" office:value="28.076192" calcext:value-type="float">
            <text:p>28,076192</text:p>
          </table:table-cell>
          <table:table-cell table:formula="of:=([.D13]-[.E13])^2" office:value-type="float" office:value="0.226756916100002" calcext:value-type="float">
            <text:p>0,22675691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22972" calcext:value-type="float">
            <text:p>0,522972</text:p>
          </table:table-cell>
          <table:table-cell table:formula="of:=([.B14]*[.$B$298])-([.B14]*[.$B$297])+[.$B$297]" office:value-type="float" office:value="26.799995" calcext:value-type="float">
            <text:p>26,799995</text:p>
          </table:table-cell>
          <table:table-cell table:formula="of:=([.C14]*[.$B$298])-([.C14]*[.$B$297])+[.$B$297]" office:value-type="float" office:value="27.298636" calcext:value-type="float">
            <text:p>27,298636</text:p>
          </table:table-cell>
          <table:table-cell table:formula="of:=([.D14]-[.E14])^2" office:value-type="float" office:value="0.248642846881003" calcext:value-type="float">
            <text:p>0,24864284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94908" calcext:value-type="float">
            <text:p>0,494908</text:p>
          </table:table-cell>
          <table:table-cell table:formula="of:=([.B15]*[.$B$298])-([.B15]*[.$B$297])+[.$B$297]" office:value-type="float" office:value="26.799995" calcext:value-type="float">
            <text:p>26,799995</text:p>
          </table:table-cell>
          <table:table-cell table:formula="of:=([.C15]*[.$B$298])-([.C15]*[.$B$297])+[.$B$297]" office:value-type="float" office:value="26.933804" calcext:value-type="float">
            <text:p>26,933804</text:p>
          </table:table-cell>
          <table:table-cell table:formula="of:=([.D15]-[.E15])^2" office:value-type="float" office:value="0.0179048484809998" calcext:value-type="float">
            <text:p>0,01790484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0.489464" calcext:value-type="float">
            <text:p>0,489464</text:p>
          </table:table-cell>
          <table:table-cell table:formula="of:=([.B16]*[.$B$298])-([.B16]*[.$B$297])+[.$B$297]" office:value-type="float" office:value="27" calcext:value-type="float">
            <text:p>27</text:p>
          </table:table-cell>
          <table:table-cell table:formula="of:=([.C16]*[.$B$298])-([.C16]*[.$B$297])+[.$B$297]" office:value-type="float" office:value="26.863032" calcext:value-type="float">
            <text:p>26,863032</text:p>
          </table:table-cell>
          <table:table-cell table:formula="of:=([.D16]-[.E16])^2" office:value-type="float" office:value="0.0187602330240008" calcext:value-type="float">
            <text:p>0,0187602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5116" calcext:value-type="float">
            <text:p>0,465116</text:p>
          </table:table-cell>
          <table:table-cell table:formula="of:=([.B17]*[.$B$298])-([.B17]*[.$B$297])+[.$B$297]" office:value-type="float" office:value="26.300002" calcext:value-type="float">
            <text:p>26,300002</text:p>
          </table:table-cell>
          <table:table-cell table:formula="of:=([.C17]*[.$B$298])-([.C17]*[.$B$297])+[.$B$297]" office:value-type="float" office:value="26.546508" calcext:value-type="float">
            <text:p>26,546508</text:p>
          </table:table-cell>
          <table:table-cell table:formula="of:=([.D17]-[.E17])^2" office:value-type="float" office:value="0.0607652080360001" calcext:value-type="float">
            <text:p>0,0607652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42786" calcext:value-type="float">
            <text:p>0,442786</text:p>
          </table:table-cell>
          <table:table-cell table:formula="of:=([.B18]*[.$B$298])-([.B18]*[.$B$297])+[.$B$297]" office:value-type="float" office:value="25.600004" calcext:value-type="float">
            <text:p>25,600004</text:p>
          </table:table-cell>
          <table:table-cell table:formula="of:=([.C18]*[.$B$298])-([.C18]*[.$B$297])+[.$B$297]" office:value-type="float" office:value="26.256218" calcext:value-type="float">
            <text:p>26,256218</text:p>
          </table:table-cell>
          <table:table-cell table:formula="of:=([.D18]-[.E18])^2" office:value-type="float" office:value="0.430616813796003" calcext:value-type="float">
            <text:p>0,43061681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42901" calcext:value-type="float">
            <text:p>0,442901</text:p>
          </table:table-cell>
          <table:table-cell table:formula="of:=([.B19]*[.$B$298])-([.B19]*[.$B$297])+[.$B$297]" office:value-type="float" office:value="26.399998" calcext:value-type="float">
            <text:p>26,399998</text:p>
          </table:table-cell>
          <table:table-cell table:formula="of:=([.C19]*[.$B$298])-([.C19]*[.$B$297])+[.$B$297]" office:value-type="float" office:value="26.257713" calcext:value-type="float">
            <text:p>26,257713</text:p>
          </table:table-cell>
          <table:table-cell table:formula="of:=([.D19]-[.E19])^2" office:value-type="float" office:value="0.0202450212249993" calcext:value-type="float">
            <text:p>0,02024502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52108" calcext:value-type="float">
            <text:p>0,452108</text:p>
          </table:table-cell>
          <table:table-cell table:formula="of:=([.B20]*[.$B$298])-([.B20]*[.$B$297])+[.$B$297]" office:value-type="float" office:value="24.600005" calcext:value-type="float">
            <text:p>24,600005</text:p>
          </table:table-cell>
          <table:table-cell table:formula="of:=([.C20]*[.$B$298])-([.C20]*[.$B$297])+[.$B$297]" office:value-type="float" office:value="26.377404" calcext:value-type="float">
            <text:p>26,377404</text:p>
          </table:table-cell>
          <table:table-cell table:formula="of:=([.D20]-[.E20])^2" office:value-type="float" office:value="3.159147205201" calcext:value-type="float">
            <text:p>3,15914720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377899" calcext:value-type="float">
            <text:p>0,377899</text:p>
          </table:table-cell>
          <table:table-cell table:formula="of:=([.B21]*[.$B$298])-([.B21]*[.$B$297])+[.$B$297]" office:value-type="float" office:value="24.4" calcext:value-type="float">
            <text:p>24,4</text:p>
          </table:table-cell>
          <table:table-cell table:formula="of:=([.C21]*[.$B$298])-([.C21]*[.$B$297])+[.$B$297]" office:value-type="float" office:value="25.412687" calcext:value-type="float">
            <text:p>25,412687</text:p>
          </table:table-cell>
          <table:table-cell table:formula="of:=([.D21]-[.E21])^2" office:value-type="float" office:value="1.02553495996901" calcext:value-type="float">
            <text:p>1,025534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84615" calcext:value-type="float">
            <text:p>0,184615</text:p>
          </table:table-cell>
          <table:table-cell office:value-type="float" office:value="0.410003" calcext:value-type="float">
            <text:p>0,410003</text:p>
          </table:table-cell>
          <table:table-cell table:formula="of:=([.B22]*[.$B$298])-([.B22]*[.$B$297])+[.$B$297]" office:value-type="float" office:value="22.899995" calcext:value-type="float">
            <text:p>22,899995</text:p>
          </table:table-cell>
          <table:table-cell table:formula="of:=([.C22]*[.$B$298])-([.C22]*[.$B$297])+[.$B$297]" office:value-type="float" office:value="25.830039" calcext:value-type="float">
            <text:p>25,830039</text:p>
          </table:table-cell>
          <table:table-cell table:formula="of:=([.D22]-[.E22])^2" office:value-type="float" office:value="8.58515784193599" calcext:value-type="float">
            <text:p>8,58515784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07692" calcext:value-type="float">
            <text:p>0,207692</text:p>
          </table:table-cell>
          <table:table-cell office:value-type="float" office:value="0.376617" calcext:value-type="float">
            <text:p>0,376617</text:p>
          </table:table-cell>
          <table:table-cell table:formula="of:=([.B23]*[.$B$298])-([.B23]*[.$B$297])+[.$B$297]" office:value-type="float" office:value="23.199996" calcext:value-type="float">
            <text:p>23,199996</text:p>
          </table:table-cell>
          <table:table-cell table:formula="of:=([.C23]*[.$B$298])-([.C23]*[.$B$297])+[.$B$297]" office:value-type="float" office:value="25.396021" calcext:value-type="float">
            <text:p>25,396021</text:p>
          </table:table-cell>
          <table:table-cell table:formula="of:=([.D23]-[.E23])^2" office:value-type="float" office:value="4.82252580062499" calcext:value-type="float">
            <text:p>4,82252580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46154" calcext:value-type="float">
            <text:p>0,246154</text:p>
          </table:table-cell>
          <table:table-cell office:value-type="float" office:value="0.35993" calcext:value-type="float">
            <text:p>0,35993</text:p>
          </table:table-cell>
          <table:table-cell table:formula="of:=([.B24]*[.$B$298])-([.B24]*[.$B$297])+[.$B$297]" office:value-type="float" office:value="23.700002" calcext:value-type="float">
            <text:p>23,700002</text:p>
          </table:table-cell>
          <table:table-cell table:formula="of:=([.C24]*[.$B$298])-([.C24]*[.$B$297])+[.$B$297]" office:value-type="float" office:value="25.17909" calcext:value-type="float">
            <text:p>25,17909</text:p>
          </table:table-cell>
          <table:table-cell table:formula="of:=([.D24]-[.E24])^2" office:value-type="float" office:value="2.187701311744" calcext:value-type="float">
            <text:p>2,18770131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8462" calcext:value-type="float">
            <text:p>0,238462</text:p>
          </table:table-cell>
          <table:table-cell office:value-type="float" office:value="0.364587" calcext:value-type="float">
            <text:p>0,364587</text:p>
          </table:table-cell>
          <table:table-cell table:formula="of:=([.B25]*[.$B$298])-([.B25]*[.$B$297])+[.$B$297]" office:value-type="float" office:value="23.600006" calcext:value-type="float">
            <text:p>23,600006</text:p>
          </table:table-cell>
          <table:table-cell table:formula="of:=([.C25]*[.$B$298])-([.C25]*[.$B$297])+[.$B$297]" office:value-type="float" office:value="25.239631" calcext:value-type="float">
            <text:p>25,239631</text:p>
          </table:table-cell>
          <table:table-cell table:formula="of:=([.D25]-[.E25])^2" office:value-type="float" office:value="2.688370140625" calcext:value-type="float">
            <text:p>2,68837014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366097" calcext:value-type="float">
            <text:p>0,366097</text:p>
          </table:table-cell>
          <table:table-cell table:formula="of:=([.B26]*[.$B$298])-([.B26]*[.$B$297])+[.$B$297]" office:value-type="float" office:value="24.099999" calcext:value-type="float">
            <text:p>24,099999</text:p>
          </table:table-cell>
          <table:table-cell table:formula="of:=([.C26]*[.$B$298])-([.C26]*[.$B$297])+[.$B$297]" office:value-type="float" office:value="25.259261" calcext:value-type="float">
            <text:p>25,259261</text:p>
          </table:table-cell>
          <table:table-cell table:formula="of:=([.D26]-[.E26])^2" office:value-type="float" office:value="1.343888384644" calcext:value-type="float">
            <text:p>1,34388838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,4</text:p>
          </table:table-cell>
          <table:table-cell office:value-type="float" office:value="0.403022" calcext:value-type="float">
            <text:p>0,403022</text:p>
          </table:table-cell>
          <table:table-cell table:formula="of:=([.B27]*[.$B$298])-([.B27]*[.$B$297])+[.$B$297]" office:value-type="float" office:value="25.7" calcext:value-type="float">
            <text:p>25,7</text:p>
          </table:table-cell>
          <table:table-cell table:formula="of:=([.C27]*[.$B$298])-([.C27]*[.$B$297])+[.$B$297]" office:value-type="float" office:value="25.739286" calcext:value-type="float">
            <text:p>25,739286</text:p>
          </table:table-cell>
          <table:table-cell table:formula="of:=([.D27]-[.E27])^2" office:value-type="float" office:value="0.00154338979600005" calcext:value-type="float">
            <text:p>0,001543389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87853" calcext:value-type="float">
            <text:p>0,487853</text:p>
          </table:table-cell>
          <table:table-cell table:formula="of:=([.B28]*[.$B$298])-([.B28]*[.$B$297])+[.$B$297]" office:value-type="float" office:value="26.600003" calcext:value-type="float">
            <text:p>26,600003</text:p>
          </table:table-cell>
          <table:table-cell table:formula="of:=([.C28]*[.$B$298])-([.C28]*[.$B$297])+[.$B$297]" office:value-type="float" office:value="26.842089" calcext:value-type="float">
            <text:p>26,842089</text:p>
          </table:table-cell>
          <table:table-cell table:formula="of:=([.D28]-[.E28])^2" office:value-type="float" office:value="0.0586056313959985" calcext:value-type="float">
            <text:p>0,05860563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555639" calcext:value-type="float">
            <text:p>0,555639</text:p>
          </table:table-cell>
          <table:table-cell table:formula="of:=([.B29]*[.$B$298])-([.B29]*[.$B$297])+[.$B$297]" office:value-type="float" office:value="27.999999" calcext:value-type="float">
            <text:p>27,999999</text:p>
          </table:table-cell>
          <table:table-cell table:formula="of:=([.C29]*[.$B$298])-([.C29]*[.$B$297])+[.$B$297]" office:value-type="float" office:value="27.723307" calcext:value-type="float">
            <text:p>27,723307</text:p>
          </table:table-cell>
          <table:table-cell table:formula="of:=([.D29]-[.E29])^2" office:value-type="float" office:value="0.0765584628640023" calcext:value-type="float">
            <text:p>0,07655846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37362" calcext:value-type="float">
            <text:p>0,637362</text:p>
          </table:table-cell>
          <table:table-cell table:formula="of:=([.B30]*[.$B$298])-([.B30]*[.$B$297])+[.$B$297]" office:value-type="float" office:value="28.099995" calcext:value-type="float">
            <text:p>28,099995</text:p>
          </table:table-cell>
          <table:table-cell table:formula="of:=([.C30]*[.$B$298])-([.C30]*[.$B$297])+[.$B$297]" office:value-type="float" office:value="28.785706" calcext:value-type="float">
            <text:p>28,785706</text:p>
          </table:table-cell>
          <table:table-cell table:formula="of:=([.D30]-[.E30])^2" office:value-type="float" office:value="0.470199575521002" calcext:value-type="float">
            <text:p>0,47019957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65298" calcext:value-type="float">
            <text:p>0,65298</text:p>
          </table:table-cell>
          <table:table-cell table:formula="of:=([.B31]*[.$B$298])-([.B31]*[.$B$297])+[.$B$297]" office:value-type="float" office:value="27.999999" calcext:value-type="float">
            <text:p>27,999999</text:p>
          </table:table-cell>
          <table:table-cell table:formula="of:=([.C31]*[.$B$298])-([.C31]*[.$B$297])+[.$B$297]" office:value-type="float" office:value="28.98874" calcext:value-type="float">
            <text:p>28,98874</text:p>
          </table:table-cell>
          <table:table-cell table:formula="of:=([.D31]-[.E31])^2" office:value-type="float" office:value="0.977608765080995" calcext:value-type="float">
            <text:p>0,97760876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602974" calcext:value-type="float">
            <text:p>0,602974</text:p>
          </table:table-cell>
          <table:table-cell table:formula="of:=([.B32]*[.$B$298])-([.B32]*[.$B$297])+[.$B$297]" office:value-type="float" office:value="28.999998" calcext:value-type="float">
            <text:p>28,999998</text:p>
          </table:table-cell>
          <table:table-cell table:formula="of:=([.C32]*[.$B$298])-([.C32]*[.$B$297])+[.$B$297]" office:value-type="float" office:value="28.338662" calcext:value-type="float">
            <text:p>28,338662</text:p>
          </table:table-cell>
          <table:table-cell table:formula="of:=([.D32]-[.E32])^2" office:value-type="float" office:value="0.437365304895998" calcext:value-type="float">
            <text:p>0,43736530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657228" calcext:value-type="float">
            <text:p>0,657228</text:p>
          </table:table-cell>
          <table:table-cell table:formula="of:=([.B33]*[.$B$298])-([.B33]*[.$B$297])+[.$B$297]" office:value-type="float" office:value="29.699996" calcext:value-type="float">
            <text:p>29,699996</text:p>
          </table:table-cell>
          <table:table-cell table:formula="of:=([.C33]*[.$B$298])-([.C33]*[.$B$297])+[.$B$297]" office:value-type="float" office:value="29.043964" calcext:value-type="float">
            <text:p>29,043964</text:p>
          </table:table-cell>
          <table:table-cell table:formula="of:=([.D33]-[.E33])^2" office:value-type="float" office:value="0.430377985024004" calcext:value-type="float">
            <text:p>0,4303779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700635" calcext:value-type="float">
            <text:p>0,700635</text:p>
          </table:table-cell>
          <table:table-cell table:formula="of:=([.B34]*[.$B$298])-([.B34]*[.$B$297])+[.$B$297]" office:value-type="float" office:value="31.500002" calcext:value-type="float">
            <text:p>31,500002</text:p>
          </table:table-cell>
          <table:table-cell table:formula="of:=([.C34]*[.$B$298])-([.C34]*[.$B$297])+[.$B$297]" office:value-type="float" office:value="29.608255" calcext:value-type="float">
            <text:p>29,608255</text:p>
          </table:table-cell>
          <table:table-cell table:formula="of:=([.D34]-[.E34])^2" office:value-type="float" office:value="3.57870671200901" calcext:value-type="float">
            <text:p>3,5787067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814657" calcext:value-type="float">
            <text:p>0,814657</text:p>
          </table:table-cell>
          <table:table-cell table:formula="of:=([.B35]*[.$B$298])-([.B35]*[.$B$297])+[.$B$297]" office:value-type="float" office:value="29.800005" calcext:value-type="float">
            <text:p>29,800005</text:p>
          </table:table-cell>
          <table:table-cell table:formula="of:=([.C35]*[.$B$298])-([.C35]*[.$B$297])+[.$B$297]" office:value-type="float" office:value="31.090541" calcext:value-type="float">
            <text:p>31,090541</text:p>
          </table:table-cell>
          <table:table-cell table:formula="of:=([.D35]-[.E35])^2" office:value-type="float" office:value="1.665483167296" calcext:value-type="float">
            <text:p>1,66548316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73776" calcext:value-type="float">
            <text:p>0,673776</text:p>
          </table:table-cell>
          <table:table-cell table:formula="of:=([.B36]*[.$B$298])-([.B36]*[.$B$297])+[.$B$297]" office:value-type="float" office:value="28.399996" calcext:value-type="float">
            <text:p>28,399996</text:p>
          </table:table-cell>
          <table:table-cell table:formula="of:=([.C36]*[.$B$298])-([.C36]*[.$B$297])+[.$B$297]" office:value-type="float" office:value="29.259088" calcext:value-type="float">
            <text:p>29,259088</text:p>
          </table:table-cell>
          <table:table-cell table:formula="of:=([.D36]-[.E36])^2" office:value-type="float" office:value="0.738039064463995" calcext:value-type="float">
            <text:p>0,73803906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90749" calcext:value-type="float">
            <text:p>0,590749</text:p>
          </table:table-cell>
          <table:table-cell table:formula="of:=([.B37]*[.$B$298])-([.B37]*[.$B$297])+[.$B$297]" office:value-type="float" office:value="27.900003" calcext:value-type="float">
            <text:p>27,900003</text:p>
          </table:table-cell>
          <table:table-cell table:formula="of:=([.C37]*[.$B$298])-([.C37]*[.$B$297])+[.$B$297]" office:value-type="float" office:value="28.179737" calcext:value-type="float">
            <text:p>28,179737</text:p>
          </table:table-cell>
          <table:table-cell table:formula="of:=([.D37]-[.E37])^2" office:value-type="float" office:value="0.0782511107560007" calcext:value-type="float">
            <text:p>0,07825111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57308" calcext:value-type="float">
            <text:p>0,557308</text:p>
          </table:table-cell>
          <table:table-cell table:formula="of:=([.B38]*[.$B$298])-([.B38]*[.$B$297])+[.$B$297]" office:value-type="float" office:value="26.600003" calcext:value-type="float">
            <text:p>26,600003</text:p>
          </table:table-cell>
          <table:table-cell table:formula="of:=([.C38]*[.$B$298])-([.C38]*[.$B$297])+[.$B$297]" office:value-type="float" office:value="27.745004" calcext:value-type="float">
            <text:p>27,745004</text:p>
          </table:table-cell>
          <table:table-cell table:formula="of:=([.D38]-[.E38])^2" office:value-type="float" office:value="1.31102729000099" calcext:value-type="float">
            <text:p>1,311027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80965" calcext:value-type="float">
            <text:p>0,480965</text:p>
          </table:table-cell>
          <table:table-cell table:formula="of:=([.B39]*[.$B$298])-([.B39]*[.$B$297])+[.$B$297]" office:value-type="float" office:value="26.399998" calcext:value-type="float">
            <text:p>26,399998</text:p>
          </table:table-cell>
          <table:table-cell table:formula="of:=([.C39]*[.$B$298])-([.C39]*[.$B$297])+[.$B$297]" office:value-type="float" office:value="26.752545" calcext:value-type="float">
            <text:p>26,752545</text:p>
          </table:table-cell>
          <table:table-cell table:formula="of:=([.D39]-[.E39])^2" office:value-type="float" office:value="0.124289387208998" calcext:value-type="float">
            <text:p>0,12428938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94928" calcext:value-type="float">
            <text:p>0,494928</text:p>
          </table:table-cell>
          <table:table-cell table:formula="of:=([.B40]*[.$B$298])-([.B40]*[.$B$297])+[.$B$297]" office:value-type="float" office:value="26.300002" calcext:value-type="float">
            <text:p>26,300002</text:p>
          </table:table-cell>
          <table:table-cell table:formula="of:=([.C40]*[.$B$298])-([.C40]*[.$B$297])+[.$B$297]" office:value-type="float" office:value="26.934064" calcext:value-type="float">
            <text:p>26,934064</text:p>
          </table:table-cell>
          <table:table-cell table:formula="of:=([.D40]-[.E40])^2" office:value-type="float" office:value="0.402034619844" calcext:value-type="float">
            <text:p>0,40203461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55225" calcext:value-type="float">
            <text:p>0,455225</text:p>
          </table:table-cell>
          <table:table-cell table:formula="of:=([.B41]*[.$B$298])-([.B41]*[.$B$297])+[.$B$297]" office:value-type="float" office:value="26.399998" calcext:value-type="float">
            <text:p>26,399998</text:p>
          </table:table-cell>
          <table:table-cell table:formula="of:=([.C41]*[.$B$298])-([.C41]*[.$B$297])+[.$B$297]" office:value-type="float" office:value="26.417925" calcext:value-type="float">
            <text:p>26,417925</text:p>
          </table:table-cell>
          <table:table-cell table:formula="of:=([.D41]-[.E41])^2" office:value-type="float" office:value="0.000321377329000009" calcext:value-type="float">
            <text:p>0,000321377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38537" calcext:value-type="float">
            <text:p>0,438537</text:p>
          </table:table-cell>
          <table:table-cell table:formula="of:=([.B42]*[.$B$298])-([.B42]*[.$B$297])+[.$B$297]" office:value-type="float" office:value="26.000001" calcext:value-type="float">
            <text:p>26,000001</text:p>
          </table:table-cell>
          <table:table-cell table:formula="of:=([.C42]*[.$B$298])-([.C42]*[.$B$297])+[.$B$297]" office:value-type="float" office:value="26.200981" calcext:value-type="float">
            <text:p>26,200981</text:p>
          </table:table-cell>
          <table:table-cell table:formula="of:=([.D42]-[.E42])^2" office:value-type="float" office:value="0.0403929603999991" calcext:value-type="float">
            <text:p>0,04039296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42236" calcext:value-type="float">
            <text:p>0,442236</text:p>
          </table:table-cell>
          <table:table-cell table:formula="of:=([.B43]*[.$B$298])-([.B43]*[.$B$297])+[.$B$297]" office:value-type="float" office:value="26.200006" calcext:value-type="float">
            <text:p>26,200006</text:p>
          </table:table-cell>
          <table:table-cell table:formula="of:=([.C43]*[.$B$298])-([.C43]*[.$B$297])+[.$B$297]" office:value-type="float" office:value="26.249068" calcext:value-type="float">
            <text:p>26,249068</text:p>
          </table:table-cell>
          <table:table-cell table:formula="of:=([.D43]-[.E43])^2" office:value-type="float" office:value="0.00240707984399993" calcext:value-type="float">
            <text:p>0,00240707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48327" calcext:value-type="float">
            <text:p>0,448327</text:p>
          </table:table-cell>
          <table:table-cell table:formula="of:=([.B44]*[.$B$298])-([.B44]*[.$B$297])+[.$B$297]" office:value-type="float" office:value="26.200006" calcext:value-type="float">
            <text:p>26,200006</text:p>
          </table:table-cell>
          <table:table-cell table:formula="of:=([.C44]*[.$B$298])-([.C44]*[.$B$297])+[.$B$297]" office:value-type="float" office:value="26.328251" calcext:value-type="float">
            <text:p>26,328251</text:p>
          </table:table-cell>
          <table:table-cell table:formula="of:=([.D44]-[.E44])^2" office:value-type="float" office:value="0.0164467800249999" calcext:value-type="float">
            <text:p>0,0164467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63007" calcext:value-type="float">
            <text:p>0,463007</text:p>
          </table:table-cell>
          <table:table-cell table:formula="of:=([.B45]*[.$B$298])-([.B45]*[.$B$297])+[.$B$297]" office:value-type="float" office:value="26.000001" calcext:value-type="float">
            <text:p>26,000001</text:p>
          </table:table-cell>
          <table:table-cell table:formula="of:=([.C45]*[.$B$298])-([.C45]*[.$B$297])+[.$B$297]" office:value-type="float" office:value="26.519091" calcext:value-type="float">
            <text:p>26,519091</text:p>
          </table:table-cell>
          <table:table-cell table:formula="of:=([.D45]-[.E45])^2" office:value-type="float" office:value="0.269454428099998" calcext:value-type="float">
            <text:p>0,26945442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40335" calcext:value-type="float">
            <text:p>0,440335</text:p>
          </table:table-cell>
          <table:table-cell table:formula="of:=([.B46]*[.$B$298])-([.B46]*[.$B$297])+[.$B$297]" office:value-type="float" office:value="25.900005" calcext:value-type="float">
            <text:p>25,900005</text:p>
          </table:table-cell>
          <table:table-cell table:formula="of:=([.C46]*[.$B$298])-([.C46]*[.$B$297])+[.$B$297]" office:value-type="float" office:value="26.224355" calcext:value-type="float">
            <text:p>26,224355</text:p>
          </table:table-cell>
          <table:table-cell table:formula="of:=([.D46]-[.E46])^2" office:value-type="float" office:value="0.105202922499999" calcext:value-type="float">
            <text:p>0,10520292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45025" calcext:value-type="float">
            <text:p>0,445025</text:p>
          </table:table-cell>
          <table:table-cell table:formula="of:=([.B47]*[.$B$298])-([.B47]*[.$B$297])+[.$B$297]" office:value-type="float" office:value="24.799997" calcext:value-type="float">
            <text:p>24,799997</text:p>
          </table:table-cell>
          <table:table-cell table:formula="of:=([.C47]*[.$B$298])-([.C47]*[.$B$297])+[.$B$297]" office:value-type="float" office:value="26.285325" calcext:value-type="float">
            <text:p>26,285325</text:p>
          </table:table-cell>
          <table:table-cell table:formula="of:=([.D47]-[.E47])^2" office:value-type="float" office:value="2.206199267584" calcext:value-type="float">
            <text:p>2,20619926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01999" calcext:value-type="float">
            <text:p>0,401999</text:p>
          </table:table-cell>
          <table:table-cell table:formula="of:=([.B48]*[.$B$298])-([.B48]*[.$B$297])+[.$B$297]" office:value-type="float" office:value="25.399999" calcext:value-type="float">
            <text:p>25,399999</text:p>
          </table:table-cell>
          <table:table-cell table:formula="of:=([.C48]*[.$B$298])-([.C48]*[.$B$297])+[.$B$297]" office:value-type="float" office:value="25.725987" calcext:value-type="float">
            <text:p>25,725987</text:p>
          </table:table-cell>
          <table:table-cell table:formula="of:=([.D48]-[.E48])^2" office:value-type="float" office:value="0.106268176143999" calcext:value-type="float">
            <text:p>0,10626817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06117" calcext:value-type="float">
            <text:p>0,406117</text:p>
          </table:table-cell>
          <table:table-cell table:formula="of:=([.B49]*[.$B$298])-([.B49]*[.$B$297])+[.$B$297]" office:value-type="float" office:value="25.099998" calcext:value-type="float">
            <text:p>25,099998</text:p>
          </table:table-cell>
          <table:table-cell table:formula="of:=([.C49]*[.$B$298])-([.C49]*[.$B$297])+[.$B$297]" office:value-type="float" office:value="25.779521" calcext:value-type="float">
            <text:p>25,779521</text:p>
          </table:table-cell>
          <table:table-cell table:formula="of:=([.D49]-[.E49])^2" office:value-type="float" office:value="0.461751507529" calcext:value-type="float">
            <text:p>0,46175150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21548" calcext:value-type="float">
            <text:p>0,421548</text:p>
          </table:table-cell>
          <table:table-cell table:formula="of:=([.B50]*[.$B$298])-([.B50]*[.$B$297])+[.$B$297]" office:value-type="float" office:value="25.000002" calcext:value-type="float">
            <text:p>25,000002</text:p>
          </table:table-cell>
          <table:table-cell table:formula="of:=([.C50]*[.$B$298])-([.C50]*[.$B$297])+[.$B$297]" office:value-type="float" office:value="25.980124" calcext:value-type="float">
            <text:p>25,980124</text:p>
          </table:table-cell>
          <table:table-cell table:formula="of:=([.D50]-[.E50])^2" office:value-type="float" office:value="0.960639134884003" calcext:value-type="float">
            <text:p>0,96063913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385219" calcext:value-type="float">
            <text:p>0,385219</text:p>
          </table:table-cell>
          <table:table-cell table:formula="of:=([.B51]*[.$B$298])-([.B51]*[.$B$297])+[.$B$297]" office:value-type="float" office:value="24.700001" calcext:value-type="float">
            <text:p>24,700001</text:p>
          </table:table-cell>
          <table:table-cell table:formula="of:=([.C51]*[.$B$298])-([.C51]*[.$B$297])+[.$B$297]" office:value-type="float" office:value="25.507847" calcext:value-type="float">
            <text:p>25,507847</text:p>
          </table:table-cell>
          <table:table-cell table:formula="of:=([.D51]-[.E51])^2" office:value-type="float" office:value="0.652615159716002" calcext:value-type="float">
            <text:p>0,652615159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10286" calcext:value-type="float">
            <text:p>0,410286</text:p>
          </table:table-cell>
          <table:table-cell table:formula="of:=([.B52]*[.$B$298])-([.B52]*[.$B$297])+[.$B$297]" office:value-type="float" office:value="25.000002" calcext:value-type="float">
            <text:p>25,000002</text:p>
          </table:table-cell>
          <table:table-cell table:formula="of:=([.C52]*[.$B$298])-([.C52]*[.$B$297])+[.$B$297]" office:value-type="float" office:value="25.833718" calcext:value-type="float">
            <text:p>25,833718</text:p>
          </table:table-cell>
          <table:table-cell table:formula="of:=([.D52]-[.E52])^2" office:value-type="float" office:value="0.695082368656004" calcext:value-type="float">
            <text:p>0,69508236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99943" calcext:value-type="float">
            <text:p>0,399943</text:p>
          </table:table-cell>
          <table:table-cell table:formula="of:=([.B53]*[.$B$298])-([.B53]*[.$B$297])+[.$B$297]" office:value-type="float" office:value="24.900006" calcext:value-type="float">
            <text:p>24,900006</text:p>
          </table:table-cell>
          <table:table-cell table:formula="of:=([.C53]*[.$B$298])-([.C53]*[.$B$297])+[.$B$297]" office:value-type="float" office:value="25.699259" calcext:value-type="float">
            <text:p>25,699259</text:p>
          </table:table-cell>
          <table:table-cell table:formula="of:=([.D53]-[.E53])^2" office:value-type="float" office:value="0.638805358009" calcext:value-type="float">
            <text:p>0,6388053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24779" calcext:value-type="float">
            <text:p>0,424779</text:p>
          </table:table-cell>
          <table:table-cell table:formula="of:=([.B54]*[.$B$298])-([.B54]*[.$B$297])+[.$B$297]" office:value-type="float" office:value="26.600003" calcext:value-type="float">
            <text:p>26,600003</text:p>
          </table:table-cell>
          <table:table-cell table:formula="of:=([.C54]*[.$B$298])-([.C54]*[.$B$297])+[.$B$297]" office:value-type="float" office:value="26.022127" calcext:value-type="float">
            <text:p>26,022127</text:p>
          </table:table-cell>
          <table:table-cell table:formula="of:=([.D54]-[.E54])^2" office:value-type="float" office:value="0.333940671376004" calcext:value-type="float">
            <text:p>0,33394067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23077" calcext:value-type="float">
            <text:p>0,623077</text:p>
          </table:table-cell>
          <table:table-cell office:value-type="float" office:value="0.492962" calcext:value-type="float">
            <text:p>0,492962</text:p>
          </table:table-cell>
          <table:table-cell table:formula="of:=([.B55]*[.$B$298])-([.B55]*[.$B$297])+[.$B$297]" office:value-type="float" office:value="28.600001" calcext:value-type="float">
            <text:p>28,600001</text:p>
          </table:table-cell>
          <table:table-cell table:formula="of:=([.C55]*[.$B$298])-([.C55]*[.$B$297])+[.$B$297]" office:value-type="float" office:value="26.908506" calcext:value-type="float">
            <text:p>26,908506</text:p>
          </table:table-cell>
          <table:table-cell table:formula="of:=([.D55]-[.E55])^2" office:value-type="float" office:value="2.861155335025" calcext:value-type="float">
            <text:p>2,8611553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666831" calcext:value-type="float">
            <text:p>0,666831</text:p>
          </table:table-cell>
          <table:table-cell table:formula="of:=([.B56]*[.$B$298])-([.B56]*[.$B$297])+[.$B$297]" office:value-type="float" office:value="29.399995" calcext:value-type="float">
            <text:p>29,399995</text:p>
          </table:table-cell>
          <table:table-cell table:formula="of:=([.C56]*[.$B$298])-([.C56]*[.$B$297])+[.$B$297]" office:value-type="float" office:value="29.168803" calcext:value-type="float">
            <text:p>29,168803</text:p>
          </table:table-cell>
          <table:table-cell table:formula="of:=([.D56]-[.E56])^2" office:value-type="float" office:value="0.0534497408640017" calcext:value-type="float">
            <text:p>0,05344974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723187" calcext:value-type="float">
            <text:p>0,723187</text:p>
          </table:table-cell>
          <table:table-cell table:formula="of:=([.B57]*[.$B$298])-([.B57]*[.$B$297])+[.$B$297]" office:value-type="float" office:value="29.800005" calcext:value-type="float">
            <text:p>29,800005</text:p>
          </table:table-cell>
          <table:table-cell table:formula="of:=([.C57]*[.$B$298])-([.C57]*[.$B$297])+[.$B$297]" office:value-type="float" office:value="29.901431" calcext:value-type="float">
            <text:p>29,901431</text:p>
          </table:table-cell>
          <table:table-cell table:formula="of:=([.D57]-[.E57])^2" office:value-type="float" office:value="0.0102872334760007" calcext:value-type="float">
            <text:p>0,01028723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,8</text:p>
          </table:table-cell>
          <table:table-cell office:value-type="float" office:value="0.731728" calcext:value-type="float">
            <text:p>0,731728</text:p>
          </table:table-cell>
          <table:table-cell table:formula="of:=([.B58]*[.$B$298])-([.B58]*[.$B$297])+[.$B$297]" office:value-type="float" office:value="30.9" calcext:value-type="float">
            <text:p>30,9</text:p>
          </table:table-cell>
          <table:table-cell table:formula="of:=([.C58]*[.$B$298])-([.C58]*[.$B$297])+[.$B$297]" office:value-type="float" office:value="30.012464" calcext:value-type="float">
            <text:p>30,012464</text:p>
          </table:table-cell>
          <table:table-cell table:formula="of:=([.D58]-[.E58])^2" office:value-type="float" office:value="0.787720151296001" calcext:value-type="float">
            <text:p>0,78772015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784067" calcext:value-type="float">
            <text:p>0,784067</text:p>
          </table:table-cell>
          <table:table-cell table:formula="of:=([.B59]*[.$B$298])-([.B59]*[.$B$297])+[.$B$297]" office:value-type="float" office:value="29.900001" calcext:value-type="float">
            <text:p>29,900001</text:p>
          </table:table-cell>
          <table:table-cell table:formula="of:=([.C59]*[.$B$298])-([.C59]*[.$B$297])+[.$B$297]" office:value-type="float" office:value="30.692871" calcext:value-type="float">
            <text:p>30,692871</text:p>
          </table:table-cell>
          <table:table-cell table:formula="of:=([.D59]-[.E59])^2" office:value-type="float" office:value="0.628642836900007" calcext:value-type="float">
            <text:p>0,62864283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674396" calcext:value-type="float">
            <text:p>0,674396</text:p>
          </table:table-cell>
          <table:table-cell table:formula="of:=([.B60]*[.$B$298])-([.B60]*[.$B$297])+[.$B$297]" office:value-type="float" office:value="30.500003" calcext:value-type="float">
            <text:p>30,500003</text:p>
          </table:table-cell>
          <table:table-cell table:formula="of:=([.C60]*[.$B$298])-([.C60]*[.$B$297])+[.$B$297]" office:value-type="float" office:value="29.267148" calcext:value-type="float">
            <text:p>29,267148</text:p>
          </table:table-cell>
          <table:table-cell table:formula="of:=([.D60]-[.E60])^2" office:value-type="float" office:value="1.519931451025" calcext:value-type="float">
            <text:p>1,5199314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667703" calcext:value-type="float">
            <text:p>0,667703</text:p>
          </table:table-cell>
          <table:table-cell table:formula="of:=([.B61]*[.$B$298])-([.B61]*[.$B$297])+[.$B$297]" office:value-type="float" office:value="30.200002" calcext:value-type="float">
            <text:p>30,200002</text:p>
          </table:table-cell>
          <table:table-cell table:formula="of:=([.C61]*[.$B$298])-([.C61]*[.$B$297])+[.$B$297]" office:value-type="float" office:value="29.180139" calcext:value-type="float">
            <text:p>29,180139</text:p>
          </table:table-cell>
          <table:table-cell table:formula="of:=([.D61]-[.E61])^2" office:value-type="float" office:value="1.04012053876899" calcext:value-type="float">
            <text:p>1,04012053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667683" calcext:value-type="float">
            <text:p>0,667683</text:p>
          </table:table-cell>
          <table:table-cell table:formula="of:=([.B62]*[.$B$298])-([.B62]*[.$B$297])+[.$B$297]" office:value-type="float" office:value="30.200002" calcext:value-type="float">
            <text:p>30,200002</text:p>
          </table:table-cell>
          <table:table-cell table:formula="of:=([.C62]*[.$B$298])-([.C62]*[.$B$297])+[.$B$297]" office:value-type="float" office:value="29.179879" calcext:value-type="float">
            <text:p>29,179879</text:p>
          </table:table-cell>
          <table:table-cell table:formula="of:=([.D62]-[.E62])^2" office:value-type="float" office:value="1.040650935129" calcext:value-type="float">
            <text:p>1,040650935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621405" calcext:value-type="float">
            <text:p>0,621405</text:p>
          </table:table-cell>
          <table:table-cell table:formula="of:=([.B63]*[.$B$298])-([.B63]*[.$B$297])+[.$B$297]" office:value-type="float" office:value="29.500004" calcext:value-type="float">
            <text:p>29,500004</text:p>
          </table:table-cell>
          <table:table-cell table:formula="of:=([.C63]*[.$B$298])-([.C63]*[.$B$297])+[.$B$297]" office:value-type="float" office:value="28.578265" calcext:value-type="float">
            <text:p>28,578265</text:p>
          </table:table-cell>
          <table:table-cell table:formula="of:=([.D63]-[.E63])^2" office:value-type="float" office:value="0.849602784120991" calcext:value-type="float">
            <text:p>0,84960278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609768" calcext:value-type="float">
            <text:p>0,609768</text:p>
          </table:table-cell>
          <table:table-cell table:formula="of:=([.B64]*[.$B$298])-([.B64]*[.$B$297])+[.$B$297]" office:value-type="float" office:value="27.399997" calcext:value-type="float">
            <text:p>27,399997</text:p>
          </table:table-cell>
          <table:table-cell table:formula="of:=([.C64]*[.$B$298])-([.C64]*[.$B$297])+[.$B$297]" office:value-type="float" office:value="28.426984" calcext:value-type="float">
            <text:p>28,426984</text:p>
          </table:table-cell>
          <table:table-cell table:formula="of:=([.D64]-[.E64])^2" office:value-type="float" office:value="1.054702298169" calcext:value-type="float">
            <text:p>1,05470229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3407" calcext:value-type="float">
            <text:p>0,53407</text:p>
          </table:table-cell>
          <table:table-cell table:formula="of:=([.B65]*[.$B$298])-([.B65]*[.$B$297])+[.$B$297]" office:value-type="float" office:value="25.600004" calcext:value-type="float">
            <text:p>25,600004</text:p>
          </table:table-cell>
          <table:table-cell table:formula="of:=([.C65]*[.$B$298])-([.C65]*[.$B$297])+[.$B$297]" office:value-type="float" office:value="27.44291" calcext:value-type="float">
            <text:p>27,44291</text:p>
          </table:table-cell>
          <table:table-cell table:formula="of:=([.D65]-[.E65])^2" office:value-type="float" office:value="3.396302524836" calcext:value-type="float">
            <text:p>3,39630252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80918" calcext:value-type="float">
            <text:p>0,480918</text:p>
          </table:table-cell>
          <table:table-cell table:formula="of:=([.B66]*[.$B$298])-([.B66]*[.$B$297])+[.$B$297]" office:value-type="float" office:value="25.300003" calcext:value-type="float">
            <text:p>25,300003</text:p>
          </table:table-cell>
          <table:table-cell table:formula="of:=([.C66]*[.$B$298])-([.C66]*[.$B$297])+[.$B$297]" office:value-type="float" office:value="26.751934" calcext:value-type="float">
            <text:p>26,751934</text:p>
          </table:table-cell>
          <table:table-cell table:formula="of:=([.D66]-[.E66])^2" office:value-type="float" office:value="2.10810362876099" calcext:value-type="float">
            <text:p>2,108103628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2023" calcext:value-type="float">
            <text:p>0,462023</text:p>
          </table:table-cell>
          <table:table-cell table:formula="of:=([.B67]*[.$B$298])-([.B67]*[.$B$297])+[.$B$297]" office:value-type="float" office:value="26.300002" calcext:value-type="float">
            <text:p>26,300002</text:p>
          </table:table-cell>
          <table:table-cell table:formula="of:=([.C67]*[.$B$298])-([.C67]*[.$B$297])+[.$B$297]" office:value-type="float" office:value="26.506299" calcext:value-type="float">
            <text:p>26,506299</text:p>
          </table:table-cell>
          <table:table-cell table:formula="of:=([.D67]-[.E67])^2" office:value-type="float" office:value="0.0425584522089997" calcext:value-type="float">
            <text:p>0,04255845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32132" calcext:value-type="float">
            <text:p>0,432132</text:p>
          </table:table-cell>
          <table:table-cell table:formula="of:=([.B68]*[.$B$298])-([.B68]*[.$B$297])+[.$B$297]" office:value-type="float" office:value="25.900005" calcext:value-type="float">
            <text:p>25,900005</text:p>
          </table:table-cell>
          <table:table-cell table:formula="of:=([.C68]*[.$B$298])-([.C68]*[.$B$297])+[.$B$297]" office:value-type="float" office:value="26.117716" calcext:value-type="float">
            <text:p>26,117716</text:p>
          </table:table-cell>
          <table:table-cell table:formula="of:=([.D68]-[.E68])^2" office:value-type="float" office:value="0.0473980795210006" calcext:value-type="float">
            <text:p>0,04739807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22913" calcext:value-type="float">
            <text:p>0,422913</text:p>
          </table:table-cell>
          <table:table-cell table:formula="of:=([.B69]*[.$B$298])-([.B69]*[.$B$297])+[.$B$297]" office:value-type="float" office:value="25.900005" calcext:value-type="float">
            <text:p>25,900005</text:p>
          </table:table-cell>
          <table:table-cell table:formula="of:=([.C69]*[.$B$298])-([.C69]*[.$B$297])+[.$B$297]" office:value-type="float" office:value="25.997869" calcext:value-type="float">
            <text:p>25,997869</text:p>
          </table:table-cell>
          <table:table-cell table:formula="of:=([.D69]-[.E69])^2" office:value-type="float" office:value="0.00957736249600025" calcext:value-type="float">
            <text:p>0,00957736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37978" calcext:value-type="float">
            <text:p>0,437978</text:p>
          </table:table-cell>
          <table:table-cell table:formula="of:=([.B70]*[.$B$298])-([.B70]*[.$B$297])+[.$B$297]" office:value-type="float" office:value="25.499995" calcext:value-type="float">
            <text:p>25,499995</text:p>
          </table:table-cell>
          <table:table-cell table:formula="of:=([.C70]*[.$B$298])-([.C70]*[.$B$297])+[.$B$297]" office:value-type="float" office:value="26.193714" calcext:value-type="float">
            <text:p>26,193714</text:p>
          </table:table-cell>
          <table:table-cell table:formula="of:=([.D70]-[.E70])^2" office:value-type="float" office:value="0.481246050961002" calcext:value-type="float">
            <text:p>0,4812460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47786" calcext:value-type="float">
            <text:p>0,447786</text:p>
          </table:table-cell>
          <table:table-cell table:formula="of:=([.B71]*[.$B$298])-([.B71]*[.$B$297])+[.$B$297]" office:value-type="float" office:value="25.099998" calcext:value-type="float">
            <text:p>25,099998</text:p>
          </table:table-cell>
          <table:table-cell table:formula="of:=([.C71]*[.$B$298])-([.C71]*[.$B$297])+[.$B$297]" office:value-type="float" office:value="26.321218" calcext:value-type="float">
            <text:p>26,321218</text:p>
          </table:table-cell>
          <table:table-cell table:formula="of:=([.D71]-[.E71])^2" office:value-type="float" office:value="1.4913782884" calcext:value-type="float">
            <text:p>1,491378288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03816" calcext:value-type="float">
            <text:p>0,403816</text:p>
          </table:table-cell>
          <table:table-cell table:formula="of:=([.B72]*[.$B$298])-([.B72]*[.$B$297])+[.$B$297]" office:value-type="float" office:value="24.799997" calcext:value-type="float">
            <text:p>24,799997</text:p>
          </table:table-cell>
          <table:table-cell table:formula="of:=([.C72]*[.$B$298])-([.C72]*[.$B$297])+[.$B$297]" office:value-type="float" office:value="25.749608" calcext:value-type="float">
            <text:p>25,749608</text:p>
          </table:table-cell>
          <table:table-cell table:formula="of:=([.D72]-[.E72])^2" office:value-type="float" office:value="0.901761051321002" calcext:value-type="float">
            <text:p>0,90176105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96859" calcext:value-type="float">
            <text:p>0,396859</text:p>
          </table:table-cell>
          <table:table-cell table:formula="of:=([.B73]*[.$B$298])-([.B73]*[.$B$297])+[.$B$297]" office:value-type="float" office:value="24.799997" calcext:value-type="float">
            <text:p>24,799997</text:p>
          </table:table-cell>
          <table:table-cell table:formula="of:=([.C73]*[.$B$298])-([.C73]*[.$B$297])+[.$B$297]" office:value-type="float" office:value="25.659167" calcext:value-type="float">
            <text:p>25,659167</text:p>
          </table:table-cell>
          <table:table-cell table:formula="of:=([.D73]-[.E73])^2" office:value-type="float" office:value="0.738173088899998" calcext:value-type="float">
            <text:p>0,738173088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389447" calcext:value-type="float">
            <text:p>0,389447</text:p>
          </table:table-cell>
          <table:table-cell table:formula="of:=([.B74]*[.$B$298])-([.B74]*[.$B$297])+[.$B$297]" office:value-type="float" office:value="24.499996" calcext:value-type="float">
            <text:p>24,499996</text:p>
          </table:table-cell>
          <table:table-cell table:formula="of:=([.C74]*[.$B$298])-([.C74]*[.$B$297])+[.$B$297]" office:value-type="float" office:value="25.562811" calcext:value-type="float">
            <text:p>25,562811</text:p>
          </table:table-cell>
          <table:table-cell table:formula="of:=([.D74]-[.E74])^2" office:value-type="float" office:value="1.129575724225" calcext:value-type="float">
            <text:p>1,12957572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83708" calcext:value-type="float">
            <text:p>0,383708</text:p>
          </table:table-cell>
          <table:table-cell table:formula="of:=([.B75]*[.$B$298])-([.B75]*[.$B$297])+[.$B$297]" office:value-type="float" office:value="24.900006" calcext:value-type="float">
            <text:p>24,900006</text:p>
          </table:table-cell>
          <table:table-cell table:formula="of:=([.C75]*[.$B$298])-([.C75]*[.$B$297])+[.$B$297]" office:value-type="float" office:value="25.488204" calcext:value-type="float">
            <text:p>25,488204</text:p>
          </table:table-cell>
          <table:table-cell table:formula="of:=([.D75]-[.E75])^2" office:value-type="float" office:value="0.345976887204002" calcext:value-type="float">
            <text:p>0,345976887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398277" calcext:value-type="float">
            <text:p>0,398277</text:p>
          </table:table-cell>
          <table:table-cell table:formula="of:=([.B76]*[.$B$298])-([.B76]*[.$B$297])+[.$B$297]" office:value-type="float" office:value="25.300003" calcext:value-type="float">
            <text:p>25,300003</text:p>
          </table:table-cell>
          <table:table-cell table:formula="of:=([.C76]*[.$B$298])-([.C76]*[.$B$297])+[.$B$297]" office:value-type="float" office:value="25.677601" calcext:value-type="float">
            <text:p>25,677601</text:p>
          </table:table-cell>
          <table:table-cell table:formula="of:=([.D76]-[.E76])^2" office:value-type="float" office:value="0.142580249604002" calcext:value-type="float">
            <text:p>0,14258024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61708" calcext:value-type="float">
            <text:p>0,461708</text:p>
          </table:table-cell>
          <table:table-cell table:formula="of:=([.B77]*[.$B$298])-([.B77]*[.$B$297])+[.$B$297]" office:value-type="float" office:value="26.699999" calcext:value-type="float">
            <text:p>26,699999</text:p>
          </table:table-cell>
          <table:table-cell table:formula="of:=([.C77]*[.$B$298])-([.C77]*[.$B$297])+[.$B$297]" office:value-type="float" office:value="26.502204" calcext:value-type="float">
            <text:p>26,502204</text:p>
          </table:table-cell>
          <table:table-cell table:formula="of:=([.D77]-[.E77])^2" office:value-type="float" office:value="0.0391228620249997" calcext:value-type="float">
            <text:p>0,0391228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29429" calcext:value-type="float">
            <text:p>0,529429</text:p>
          </table:table-cell>
          <table:table-cell table:formula="of:=([.B78]*[.$B$298])-([.B78]*[.$B$297])+[.$B$297]" office:value-type="float" office:value="25.600004" calcext:value-type="float">
            <text:p>25,600004</text:p>
          </table:table-cell>
          <table:table-cell table:formula="of:=([.C78]*[.$B$298])-([.C78]*[.$B$297])+[.$B$297]" office:value-type="float" office:value="27.382577" calcext:value-type="float">
            <text:p>27,382577</text:p>
          </table:table-cell>
          <table:table-cell table:formula="of:=([.D78]-[.E78])^2" office:value-type="float" office:value="3.177566500329" calcext:value-type="float">
            <text:p>3,17756650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99609" calcext:value-type="float">
            <text:p>0,499609</text:p>
          </table:table-cell>
          <table:table-cell table:formula="of:=([.B79]*[.$B$298])-([.B79]*[.$B$297])+[.$B$297]" office:value-type="float" office:value="24.600005" calcext:value-type="float">
            <text:p>24,600005</text:p>
          </table:table-cell>
          <table:table-cell table:formula="of:=([.C79]*[.$B$298])-([.C79]*[.$B$297])+[.$B$297]" office:value-type="float" office:value="26.994917" calcext:value-type="float">
            <text:p>26,994917</text:p>
          </table:table-cell>
          <table:table-cell table:formula="of:=([.D79]-[.E79])^2" office:value-type="float" office:value="5.73560348774401" calcext:value-type="float">
            <text:p>5,73560348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88704" calcext:value-type="float">
            <text:p>0,388704</text:p>
          </table:table-cell>
          <table:table-cell table:formula="of:=([.B80]*[.$B$298])-([.B80]*[.$B$297])+[.$B$297]" office:value-type="float" office:value="24.799997" calcext:value-type="float">
            <text:p>24,799997</text:p>
          </table:table-cell>
          <table:table-cell table:formula="of:=([.C80]*[.$B$298])-([.C80]*[.$B$297])+[.$B$297]" office:value-type="float" office:value="25.553152" calcext:value-type="float">
            <text:p>25,553152</text:p>
          </table:table-cell>
          <table:table-cell table:formula="of:=([.D80]-[.E80])^2" office:value-type="float" office:value="0.567242454024994" calcext:value-type="float">
            <text:p>0,5672424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0909" calcext:value-type="float">
            <text:p>0,40909</text:p>
          </table:table-cell>
          <table:table-cell table:formula="of:=([.B81]*[.$B$298])-([.B81]*[.$B$297])+[.$B$297]" office:value-type="float" office:value="26.799995" calcext:value-type="float">
            <text:p>26,799995</text:p>
          </table:table-cell>
          <table:table-cell table:formula="of:=([.C81]*[.$B$298])-([.C81]*[.$B$297])+[.$B$297]" office:value-type="float" office:value="25.81817" calcext:value-type="float">
            <text:p>25,81817</text:p>
          </table:table-cell>
          <table:table-cell table:formula="of:=([.D81]-[.E81])^2" office:value-type="float" office:value="0.963980330624994" calcext:value-type="float">
            <text:p>0,96398033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0.462343" calcext:value-type="float">
            <text:p>0,462343</text:p>
          </table:table-cell>
          <table:table-cell table:formula="of:=([.B82]*[.$B$298])-([.B82]*[.$B$297])+[.$B$297]" office:value-type="float" office:value="27" calcext:value-type="float">
            <text:p>27</text:p>
          </table:table-cell>
          <table:table-cell table:formula="of:=([.C82]*[.$B$298])-([.C82]*[.$B$297])+[.$B$297]" office:value-type="float" office:value="26.510459" calcext:value-type="float">
            <text:p>26,510459</text:p>
          </table:table-cell>
          <table:table-cell table:formula="of:=([.D82]-[.E82])^2" office:value-type="float" office:value="0.239650390681003" calcext:value-type="float">
            <text:p>0,23965039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93739" calcext:value-type="float">
            <text:p>0,593739</text:p>
          </table:table-cell>
          <table:table-cell table:formula="of:=([.B83]*[.$B$298])-([.B83]*[.$B$297])+[.$B$297]" office:value-type="float" office:value="28.699997" calcext:value-type="float">
            <text:p>28,699997</text:p>
          </table:table-cell>
          <table:table-cell table:formula="of:=([.C83]*[.$B$298])-([.C83]*[.$B$297])+[.$B$297]" office:value-type="float" office:value="28.218607" calcext:value-type="float">
            <text:p>28,218607</text:p>
          </table:table-cell>
          <table:table-cell table:formula="of:=([.D83]-[.E83])^2" office:value-type="float" office:value="0.231736332100004" calcext:value-type="float">
            <text:p>0,23173633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658919" calcext:value-type="float">
            <text:p>0,658919</text:p>
          </table:table-cell>
          <table:table-cell table:formula="of:=([.B84]*[.$B$298])-([.B84]*[.$B$297])+[.$B$297]" office:value-type="float" office:value="28.800006" calcext:value-type="float">
            <text:p>28,800006</text:p>
          </table:table-cell>
          <table:table-cell table:formula="of:=([.C84]*[.$B$298])-([.C84]*[.$B$297])+[.$B$297]" office:value-type="float" office:value="29.065947" calcext:value-type="float">
            <text:p>29,065947</text:p>
          </table:table-cell>
          <table:table-cell table:formula="of:=([.D84]-[.E84])^2" office:value-type="float" office:value="0.0707246154810027" calcext:value-type="float">
            <text:p>0,07072461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61538" calcext:value-type="float">
            <text:p>0,561538</text:p>
          </table:table-cell>
          <table:table-cell office:value-type="float" office:value="0.680079" calcext:value-type="float">
            <text:p>0,680079</text:p>
          </table:table-cell>
          <table:table-cell table:formula="of:=([.B85]*[.$B$298])-([.B85]*[.$B$297])+[.$B$297]" office:value-type="float" office:value="27.799994" calcext:value-type="float">
            <text:p>27,799994</text:p>
          </table:table-cell>
          <table:table-cell table:formula="of:=([.C85]*[.$B$298])-([.C85]*[.$B$297])+[.$B$297]" office:value-type="float" office:value="29.341027" calcext:value-type="float">
            <text:p>29,341027</text:p>
          </table:table-cell>
          <table:table-cell table:formula="of:=([.D85]-[.E85])^2" office:value-type="float" office:value="2.37478270708899" calcext:value-type="float">
            <text:p>2,37478270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548443" calcext:value-type="float">
            <text:p>0,548443</text:p>
          </table:table-cell>
          <table:table-cell table:formula="of:=([.B86]*[.$B$298])-([.B86]*[.$B$297])+[.$B$297]" office:value-type="float" office:value="28.099995" calcext:value-type="float">
            <text:p>28,099995</text:p>
          </table:table-cell>
          <table:table-cell table:formula="of:=([.C86]*[.$B$298])-([.C86]*[.$B$297])+[.$B$297]" office:value-type="float" office:value="27.629759" calcext:value-type="float">
            <text:p>27,629759</text:p>
          </table:table-cell>
          <table:table-cell table:formula="of:=([.D86]-[.E86])^2" office:value-type="float" office:value="0.221121895696" calcext:value-type="float">
            <text:p>0,221121895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71466" calcext:value-type="float">
            <text:p>0,571466</text:p>
          </table:table-cell>
          <table:table-cell table:formula="of:=([.B87]*[.$B$298])-([.B87]*[.$B$297])+[.$B$297]" office:value-type="float" office:value="26.900004" calcext:value-type="float">
            <text:p>26,900004</text:p>
          </table:table-cell>
          <table:table-cell table:formula="of:=([.C87]*[.$B$298])-([.C87]*[.$B$297])+[.$B$297]" office:value-type="float" office:value="27.929058" calcext:value-type="float">
            <text:p>27,929058</text:p>
          </table:table-cell>
          <table:table-cell table:formula="of:=([.D87]-[.E87])^2" office:value-type="float" office:value="1.05895213491601" calcext:value-type="float">
            <text:p>1,058952134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85773" calcext:value-type="float">
            <text:p>0,485773</text:p>
          </table:table-cell>
          <table:table-cell table:formula="of:=([.B88]*[.$B$298])-([.B88]*[.$B$297])+[.$B$297]" office:value-type="float" office:value="26.200006" calcext:value-type="float">
            <text:p>26,200006</text:p>
          </table:table-cell>
          <table:table-cell table:formula="of:=([.C88]*[.$B$298])-([.C88]*[.$B$297])+[.$B$297]" office:value-type="float" office:value="26.815049" calcext:value-type="float">
            <text:p>26,815049</text:p>
          </table:table-cell>
          <table:table-cell table:formula="of:=([.D88]-[.E88])^2" office:value-type="float" office:value="0.378277891849" calcext:value-type="float">
            <text:p>0,37827789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95042" calcext:value-type="float">
            <text:p>0,495042</text:p>
          </table:table-cell>
          <table:table-cell table:formula="of:=([.B89]*[.$B$298])-([.B89]*[.$B$297])+[.$B$297]" office:value-type="float" office:value="25.300003" calcext:value-type="float">
            <text:p>25,300003</text:p>
          </table:table-cell>
          <table:table-cell table:formula="of:=([.C89]*[.$B$298])-([.C89]*[.$B$297])+[.$B$297]" office:value-type="float" office:value="26.935546" calcext:value-type="float">
            <text:p>26,935546</text:p>
          </table:table-cell>
          <table:table-cell table:formula="of:=([.D89]-[.E89])^2" office:value-type="float" office:value="2.67500090484901" calcext:value-type="float">
            <text:p>2,67500090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63768" calcext:value-type="float">
            <text:p>0,463768</text:p>
          </table:table-cell>
          <table:table-cell table:formula="of:=([.B90]*[.$B$298])-([.B90]*[.$B$297])+[.$B$297]" office:value-type="float" office:value="25.399999" calcext:value-type="float">
            <text:p>25,399999</text:p>
          </table:table-cell>
          <table:table-cell table:formula="of:=([.C90]*[.$B$298])-([.C90]*[.$B$297])+[.$B$297]" office:value-type="float" office:value="26.528984" calcext:value-type="float">
            <text:p>26,528984</text:p>
          </table:table-cell>
          <table:table-cell table:formula="of:=([.D90]-[.E90])^2" office:value-type="float" office:value="1.27460713022499" calcext:value-type="float">
            <text:p>1,27460713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35492" calcext:value-type="float">
            <text:p>0,435492</text:p>
          </table:table-cell>
          <table:table-cell table:formula="of:=([.B91]*[.$B$298])-([.B91]*[.$B$297])+[.$B$297]" office:value-type="float" office:value="25.399999" calcext:value-type="float">
            <text:p>25,399999</text:p>
          </table:table-cell>
          <table:table-cell table:formula="of:=([.C91]*[.$B$298])-([.C91]*[.$B$297])+[.$B$297]" office:value-type="float" office:value="26.161396" calcext:value-type="float">
            <text:p>26,161396</text:p>
          </table:table-cell>
          <table:table-cell table:formula="of:=([.D91]-[.E91])^2" office:value-type="float" office:value="0.579725391608998" calcext:value-type="float">
            <text:p>0,57972539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11292" calcext:value-type="float">
            <text:p>0,411292</text:p>
          </table:table-cell>
          <table:table-cell table:formula="of:=([.B92]*[.$B$298])-([.B92]*[.$B$297])+[.$B$297]" office:value-type="float" office:value="25.399999" calcext:value-type="float">
            <text:p>25,399999</text:p>
          </table:table-cell>
          <table:table-cell table:formula="of:=([.C92]*[.$B$298])-([.C92]*[.$B$297])+[.$B$297]" office:value-type="float" office:value="25.846796" calcext:value-type="float">
            <text:p>25,846796</text:p>
          </table:table-cell>
          <table:table-cell table:formula="of:=([.D92]-[.E92])^2" office:value-type="float" office:value="0.199627559208997" calcext:value-type="float">
            <text:p>0,19962755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10358" calcext:value-type="float">
            <text:p>0,410358</text:p>
          </table:table-cell>
          <table:table-cell table:formula="of:=([.B93]*[.$B$298])-([.B93]*[.$B$297])+[.$B$297]" office:value-type="float" office:value="25.099998" calcext:value-type="float">
            <text:p>25,099998</text:p>
          </table:table-cell>
          <table:table-cell table:formula="of:=([.C93]*[.$B$298])-([.C93]*[.$B$297])+[.$B$297]" office:value-type="float" office:value="25.834654" calcext:value-type="float">
            <text:p>25,834654</text:p>
          </table:table-cell>
          <table:table-cell table:formula="of:=([.D93]-[.E93])^2" office:value-type="float" office:value="0.539719438336002" calcext:value-type="float">
            <text:p>0,539719438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18998" calcext:value-type="float">
            <text:p>0,418998</text:p>
          </table:table-cell>
          <table:table-cell table:formula="of:=([.B94]*[.$B$298])-([.B94]*[.$B$297])+[.$B$297]" office:value-type="float" office:value="24.799997" calcext:value-type="float">
            <text:p>24,799997</text:p>
          </table:table-cell>
          <table:table-cell table:formula="of:=([.C94]*[.$B$298])-([.C94]*[.$B$297])+[.$B$297]" office:value-type="float" office:value="25.946974" calcext:value-type="float">
            <text:p>25,946974</text:p>
          </table:table-cell>
          <table:table-cell table:formula="of:=([.D94]-[.E94])^2" office:value-type="float" office:value="1.31555623852899" calcext:value-type="float">
            <text:p>1,315556238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95406" calcext:value-type="float">
            <text:p>0,395406</text:p>
          </table:table-cell>
          <table:table-cell table:formula="of:=([.B95]*[.$B$298])-([.B95]*[.$B$297])+[.$B$297]" office:value-type="float" office:value="24.799997" calcext:value-type="float">
            <text:p>24,799997</text:p>
          </table:table-cell>
          <table:table-cell table:formula="of:=([.C95]*[.$B$298])-([.C95]*[.$B$297])+[.$B$297]" office:value-type="float" office:value="25.640278" calcext:value-type="float">
            <text:p>25,640278</text:p>
          </table:table-cell>
          <table:table-cell table:formula="of:=([.D95]-[.E95])^2" office:value-type="float" office:value="0.706072158961002" calcext:value-type="float">
            <text:p>0,70607215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" calcext:value-type="float">
            <text:p>0,3</text:p>
          </table:table-cell>
          <table:table-cell office:value-type="float" office:value="0.395359" calcext:value-type="float">
            <text:p>0,395359</text:p>
          </table:table-cell>
          <table:table-cell table:formula="of:=([.B96]*[.$B$298])-([.B96]*[.$B$297])+[.$B$297]" office:value-type="float" office:value="24.4" calcext:value-type="float">
            <text:p>24,4</text:p>
          </table:table-cell>
          <table:table-cell table:formula="of:=([.C96]*[.$B$298])-([.C96]*[.$B$297])+[.$B$297]" office:value-type="float" office:value="25.639667" calcext:value-type="float">
            <text:p>25,639667</text:p>
          </table:table-cell>
          <table:table-cell table:formula="of:=([.D96]-[.E96])^2" office:value-type="float" office:value="1.536774270889" calcext:value-type="float">
            <text:p>1,536774270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" calcext:value-type="float">
            <text:p>0,4</text:p>
          </table:table-cell>
          <table:table-cell office:value-type="float" office:value="0.381016" calcext:value-type="float">
            <text:p>0,381016</text:p>
          </table:table-cell>
          <table:table-cell table:formula="of:=([.B97]*[.$B$298])-([.B97]*[.$B$297])+[.$B$297]" office:value-type="float" office:value="25.7" calcext:value-type="float">
            <text:p>25,7</text:p>
          </table:table-cell>
          <table:table-cell table:formula="of:=([.C97]*[.$B$298])-([.C97]*[.$B$297])+[.$B$297]" office:value-type="float" office:value="25.453208" calcext:value-type="float">
            <text:p>25,453208</text:p>
          </table:table-cell>
          <table:table-cell table:formula="of:=([.D97]-[.E97])^2" office:value-type="float" office:value="0.0609062912639996" calcext:value-type="float">
            <text:p>0,060906291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430227" calcext:value-type="float">
            <text:p>0,430227</text:p>
          </table:table-cell>
          <table:table-cell table:formula="of:=([.B98]*[.$B$298])-([.B98]*[.$B$297])+[.$B$297]" office:value-type="float" office:value="24.499996" calcext:value-type="float">
            <text:p>24,499996</text:p>
          </table:table-cell>
          <table:table-cell table:formula="of:=([.C98]*[.$B$298])-([.C98]*[.$B$297])+[.$B$297]" office:value-type="float" office:value="26.092951" calcext:value-type="float">
            <text:p>26,092951</text:p>
          </table:table-cell>
          <table:table-cell table:formula="of:=([.D98]-[.E98])^2" office:value-type="float" office:value="2.537505632025" calcext:value-type="float">
            <text:p>2,5375056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438847" calcext:value-type="float">
            <text:p>0,438847</text:p>
          </table:table-cell>
          <table:table-cell table:formula="of:=([.B99]*[.$B$298])-([.B99]*[.$B$297])+[.$B$297]" office:value-type="float" office:value="24.099999" calcext:value-type="float">
            <text:p>24,099999</text:p>
          </table:table-cell>
          <table:table-cell table:formula="of:=([.C99]*[.$B$298])-([.C99]*[.$B$297])+[.$B$297]" office:value-type="float" office:value="26.205011" calcext:value-type="float">
            <text:p>26,205011</text:p>
          </table:table-cell>
          <table:table-cell table:formula="of:=([.D99]-[.E99])^2" office:value-type="float" office:value="4.43107552014399" calcext:value-type="float">
            <text:p>4,43107552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92308" calcext:value-type="float">
            <text:p>0,292308</text:p>
          </table:table-cell>
          <table:table-cell office:value-type="float" office:value="0.341566" calcext:value-type="float">
            <text:p>0,341566</text:p>
          </table:table-cell>
          <table:table-cell table:formula="of:=([.B100]*[.$B$298])-([.B100]*[.$B$297])+[.$B$297]" office:value-type="float" office:value="24.300004" calcext:value-type="float">
            <text:p>24,300004</text:p>
          </table:table-cell>
          <table:table-cell table:formula="of:=([.C100]*[.$B$298])-([.C100]*[.$B$297])+[.$B$297]" office:value-type="float" office:value="24.940358" calcext:value-type="float">
            <text:p>24,940358</text:p>
          </table:table-cell>
          <table:table-cell table:formula="of:=([.D100]-[.E100])^2" office:value-type="float" office:value="0.410053245315998" calcext:value-type="float">
            <text:p>0,41005324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9037" calcext:value-type="float">
            <text:p>0,39037</text:p>
          </table:table-cell>
          <table:table-cell table:formula="of:=([.B101]*[.$B$298])-([.B101]*[.$B$297])+[.$B$297]" office:value-type="float" office:value="26.600003" calcext:value-type="float">
            <text:p>26,600003</text:p>
          </table:table-cell>
          <table:table-cell table:formula="of:=([.C101]*[.$B$298])-([.C101]*[.$B$297])+[.$B$297]" office:value-type="float" office:value="25.57481" calcext:value-type="float">
            <text:p>25,57481</text:p>
          </table:table-cell>
          <table:table-cell table:formula="of:=([.D101]-[.E101])^2" office:value-type="float" office:value="1.051020687249" calcext:value-type="float">
            <text:p>1,051020687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68986" calcext:value-type="float">
            <text:p>0,468986</text:p>
          </table:table-cell>
          <table:table-cell table:formula="of:=([.B102]*[.$B$298])-([.B102]*[.$B$297])+[.$B$297]" office:value-type="float" office:value="25.799996" calcext:value-type="float">
            <text:p>25,799996</text:p>
          </table:table-cell>
          <table:table-cell table:formula="of:=([.C102]*[.$B$298])-([.C102]*[.$B$297])+[.$B$297]" office:value-type="float" office:value="26.596818" calcext:value-type="float">
            <text:p>26,596818</text:p>
          </table:table-cell>
          <table:table-cell table:formula="of:=([.D102]-[.E102])^2" office:value-type="float" office:value="0.634925299683998" calcext:value-type="float">
            <text:p>0,634925299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537112" calcext:value-type="float">
            <text:p>0,537112</text:p>
          </table:table-cell>
          <table:table-cell table:formula="of:=([.B103]*[.$B$298])-([.B103]*[.$B$297])+[.$B$297]" office:value-type="float" office:value="24.799997" calcext:value-type="float">
            <text:p>24,799997</text:p>
          </table:table-cell>
          <table:table-cell table:formula="of:=([.C103]*[.$B$298])-([.C103]*[.$B$297])+[.$B$297]" office:value-type="float" office:value="27.482456" calcext:value-type="float">
            <text:p>27,482456</text:p>
          </table:table-cell>
          <table:table-cell table:formula="of:=([.D103]-[.E103])^2" office:value-type="float" office:value="7.19558628668099" calcext:value-type="float">
            <text:p>7,195586286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386069" calcext:value-type="float">
            <text:p>0,386069</text:p>
          </table:table-cell>
          <table:table-cell table:formula="of:=([.B104]*[.$B$298])-([.B104]*[.$B$297])+[.$B$297]" office:value-type="float" office:value="27.300001" calcext:value-type="float">
            <text:p>27,300001</text:p>
          </table:table-cell>
          <table:table-cell table:formula="of:=([.C104]*[.$B$298])-([.C104]*[.$B$297])+[.$B$297]" office:value-type="float" office:value="25.518897" calcext:value-type="float">
            <text:p>25,518897</text:p>
          </table:table-cell>
          <table:table-cell table:formula="of:=([.D104]-[.E104])^2" office:value-type="float" office:value="3.172331458816" calcext:value-type="float">
            <text:p>3,172331458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04896" calcext:value-type="float">
            <text:p>0,504896</text:p>
          </table:table-cell>
          <table:table-cell table:formula="of:=([.B105]*[.$B$298])-([.B105]*[.$B$297])+[.$B$297]" office:value-type="float" office:value="27.900003" calcext:value-type="float">
            <text:p>27,900003</text:p>
          </table:table-cell>
          <table:table-cell table:formula="of:=([.C105]*[.$B$298])-([.C105]*[.$B$297])+[.$B$297]" office:value-type="float" office:value="27.063648" calcext:value-type="float">
            <text:p>27,063648</text:p>
          </table:table-cell>
          <table:table-cell table:formula="of:=([.D105]-[.E105])^2" office:value-type="float" office:value="0.699489686024996" calcext:value-type="float">
            <text:p>0,69948968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43696" calcext:value-type="float">
            <text:p>0,643696</text:p>
          </table:table-cell>
          <table:table-cell table:formula="of:=([.B106]*[.$B$298])-([.B106]*[.$B$297])+[.$B$297]" office:value-type="float" office:value="28.399996" calcext:value-type="float">
            <text:p>28,399996</text:p>
          </table:table-cell>
          <table:table-cell table:formula="of:=([.C106]*[.$B$298])-([.C106]*[.$B$297])+[.$B$297]" office:value-type="float" office:value="28.868048" calcext:value-type="float">
            <text:p>28,868048</text:p>
          </table:table-cell>
          <table:table-cell table:formula="of:=([.D106]-[.E106])^2" office:value-type="float" office:value="0.219072674704" calcext:value-type="float">
            <text:p>0,219072674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640713" calcext:value-type="float">
            <text:p>0,640713</text:p>
          </table:table-cell>
          <table:table-cell table:formula="of:=([.B107]*[.$B$298])-([.B107]*[.$B$297])+[.$B$297]" office:value-type="float" office:value="28.999998" calcext:value-type="float">
            <text:p>28,999998</text:p>
          </table:table-cell>
          <table:table-cell table:formula="of:=([.C107]*[.$B$298])-([.C107]*[.$B$297])+[.$B$297]" office:value-type="float" office:value="28.829269" calcext:value-type="float">
            <text:p>28,829269</text:p>
          </table:table-cell>
          <table:table-cell table:formula="of:=([.D107]-[.E107])^2" office:value-type="float" office:value="0.0291483914409993" calcext:value-type="float">
            <text:p>0,029148391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692211" calcext:value-type="float">
            <text:p>0,692211</text:p>
          </table:table-cell>
          <table:table-cell table:formula="of:=([.B108]*[.$B$298])-([.B108]*[.$B$297])+[.$B$297]" office:value-type="float" office:value="26.799995" calcext:value-type="float">
            <text:p>26,799995</text:p>
          </table:table-cell>
          <table:table-cell table:formula="of:=([.C108]*[.$B$298])-([.C108]*[.$B$297])+[.$B$297]" office:value-type="float" office:value="29.498743" calcext:value-type="float">
            <text:p>29,498743</text:p>
          </table:table-cell>
          <table:table-cell table:formula="of:=([.D108]-[.E108])^2" office:value-type="float" office:value="7.28324076750401" calcext:value-type="float">
            <text:p>7,283240767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479998" calcext:value-type="float">
            <text:p>0,479998</text:p>
          </table:table-cell>
          <table:table-cell table:formula="of:=([.B109]*[.$B$298])-([.B109]*[.$B$297])+[.$B$297]" office:value-type="float" office:value="27.099996" calcext:value-type="float">
            <text:p>27,099996</text:p>
          </table:table-cell>
          <table:table-cell table:formula="of:=([.C109]*[.$B$298])-([.C109]*[.$B$297])+[.$B$297]" office:value-type="float" office:value="26.739974" calcext:value-type="float">
            <text:p>26,739974</text:p>
          </table:table-cell>
          <table:table-cell table:formula="of:=([.D109]-[.E109])^2" office:value-type="float" office:value="0.129615840484003" calcext:value-type="float">
            <text:p>0,12961584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29183" calcext:value-type="float">
            <text:p>0,529183</text:p>
          </table:table-cell>
          <table:table-cell table:formula="of:=([.B110]*[.$B$298])-([.B110]*[.$B$297])+[.$B$297]" office:value-type="float" office:value="26.600003" calcext:value-type="float">
            <text:p>26,600003</text:p>
          </table:table-cell>
          <table:table-cell table:formula="of:=([.C110]*[.$B$298])-([.C110]*[.$B$297])+[.$B$297]" office:value-type="float" office:value="27.379379" calcext:value-type="float">
            <text:p>27,379379</text:p>
          </table:table-cell>
          <table:table-cell table:formula="of:=([.D110]-[.E110])^2" office:value-type="float" office:value="0.607426949375999" calcext:value-type="float">
            <text:p>0,60742694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7548" calcext:value-type="float">
            <text:p>0,47548</text:p>
          </table:table-cell>
          <table:table-cell table:formula="of:=([.B111]*[.$B$298])-([.B111]*[.$B$297])+[.$B$297]" office:value-type="float" office:value="25.499995" calcext:value-type="float">
            <text:p>25,499995</text:p>
          </table:table-cell>
          <table:table-cell table:formula="of:=([.C111]*[.$B$298])-([.C111]*[.$B$297])+[.$B$297]" office:value-type="float" office:value="26.68124" calcext:value-type="float">
            <text:p>26,68124</text:p>
          </table:table-cell>
          <table:table-cell table:formula="of:=([.D111]-[.E111])^2" office:value-type="float" office:value="1.39533975002501" calcext:value-type="float">
            <text:p>1,3953397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51601" calcext:value-type="float">
            <text:p>0,451601</text:p>
          </table:table-cell>
          <table:table-cell table:formula="of:=([.B112]*[.$B$298])-([.B112]*[.$B$297])+[.$B$297]" office:value-type="float" office:value="24.900006" calcext:value-type="float">
            <text:p>24,900006</text:p>
          </table:table-cell>
          <table:table-cell table:formula="of:=([.C112]*[.$B$298])-([.C112]*[.$B$297])+[.$B$297]" office:value-type="float" office:value="26.370813" calcext:value-type="float">
            <text:p>26,370813</text:p>
          </table:table-cell>
          <table:table-cell table:formula="of:=([.D112]-[.E112])^2" office:value-type="float" office:value="2.163273231249" calcext:value-type="float">
            <text:p>2,163273231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43053" calcext:value-type="float">
            <text:p>0,443053</text:p>
          </table:table-cell>
          <table:table-cell table:formula="of:=([.B113]*[.$B$298])-([.B113]*[.$B$297])+[.$B$297]" office:value-type="float" office:value="26.799995" calcext:value-type="float">
            <text:p>26,799995</text:p>
          </table:table-cell>
          <table:table-cell table:formula="of:=([.C113]*[.$B$298])-([.C113]*[.$B$297])+[.$B$297]" office:value-type="float" office:value="26.259689" calcext:value-type="float">
            <text:p>26,259689</text:p>
          </table:table-cell>
          <table:table-cell table:formula="of:=([.D113]-[.E113])^2" office:value-type="float" office:value="0.291930573635997" calcext:value-type="float">
            <text:p>0,291930573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4008" calcext:value-type="float">
            <text:p>0,44008</text:p>
          </table:table-cell>
          <table:table-cell table:formula="of:=([.B114]*[.$B$298])-([.B114]*[.$B$297])+[.$B$297]" office:value-type="float" office:value="26.300002" calcext:value-type="float">
            <text:p>26,300002</text:p>
          </table:table-cell>
          <table:table-cell table:formula="of:=([.C114]*[.$B$298])-([.C114]*[.$B$297])+[.$B$297]" office:value-type="float" office:value="26.22104" calcext:value-type="float">
            <text:p>26,22104</text:p>
          </table:table-cell>
          <table:table-cell table:formula="of:=([.D114]-[.E114])^2" office:value-type="float" office:value="0.0062349974440001" calcext:value-type="float">
            <text:p>0,006234997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51087" calcext:value-type="float">
            <text:p>0,51087</text:p>
          </table:table-cell>
          <table:table-cell table:formula="of:=([.B115]*[.$B$298])-([.B115]*[.$B$297])+[.$B$297]" office:value-type="float" office:value="26.000001" calcext:value-type="float">
            <text:p>26,000001</text:p>
          </table:table-cell>
          <table:table-cell table:formula="of:=([.C115]*[.$B$298])-([.C115]*[.$B$297])+[.$B$297]" office:value-type="float" office:value="27.14131" calcext:value-type="float">
            <text:p>27,14131</text:p>
          </table:table-cell>
          <table:table-cell table:formula="of:=([.D115]-[.E115])^2" office:value-type="float" office:value="1.30258623348099" calcext:value-type="float">
            <text:p>1,30258623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34345" calcext:value-type="float">
            <text:p>0,434345</text:p>
          </table:table-cell>
          <table:table-cell table:formula="of:=([.B116]*[.$B$298])-([.B116]*[.$B$297])+[.$B$297]" office:value-type="float" office:value="26.200006" calcext:value-type="float">
            <text:p>26,200006</text:p>
          </table:table-cell>
          <table:table-cell table:formula="of:=([.C116]*[.$B$298])-([.C116]*[.$B$297])+[.$B$297]" office:value-type="float" office:value="26.146485" calcext:value-type="float">
            <text:p>26,146485</text:p>
          </table:table-cell>
          <table:table-cell table:formula="of:=([.D116]-[.E116])^2" office:value-type="float" office:value="0.00286449744100037" calcext:value-type="float">
            <text:p>0,002864497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94433" calcext:value-type="float">
            <text:p>0,494433</text:p>
          </table:table-cell>
          <table:table-cell table:formula="of:=([.B117]*[.$B$298])-([.B117]*[.$B$297])+[.$B$297]" office:value-type="float" office:value="26.799995" calcext:value-type="float">
            <text:p>26,799995</text:p>
          </table:table-cell>
          <table:table-cell table:formula="of:=([.C117]*[.$B$298])-([.C117]*[.$B$297])+[.$B$297]" office:value-type="float" office:value="26.927629" calcext:value-type="float">
            <text:p>26,927629</text:p>
          </table:table-cell>
          <table:table-cell table:formula="of:=([.D117]-[.E117])^2" office:value-type="float" office:value="0.0162904379560001" calcext:value-type="float">
            <text:p>0,01629043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81072" calcext:value-type="float">
            <text:p>0,481072</text:p>
          </table:table-cell>
          <table:table-cell table:formula="of:=([.B118]*[.$B$298])-([.B118]*[.$B$297])+[.$B$297]" office:value-type="float" office:value="26.000001" calcext:value-type="float">
            <text:p>26,000001</text:p>
          </table:table-cell>
          <table:table-cell table:formula="of:=([.C118]*[.$B$298])-([.C118]*[.$B$297])+[.$B$297]" office:value-type="float" office:value="26.753936" calcext:value-type="float">
            <text:p>26,753936</text:p>
          </table:table-cell>
          <table:table-cell table:formula="of:=([.D118]-[.E118])^2" office:value-type="float" office:value="0.568417984225003" calcext:value-type="float">
            <text:p>0,568417984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49823" calcext:value-type="float">
            <text:p>0,449823</text:p>
          </table:table-cell>
          <table:table-cell table:formula="of:=([.B119]*[.$B$298])-([.B119]*[.$B$297])+[.$B$297]" office:value-type="float" office:value="26.200006" calcext:value-type="float">
            <text:p>26,200006</text:p>
          </table:table-cell>
          <table:table-cell table:formula="of:=([.C119]*[.$B$298])-([.C119]*[.$B$297])+[.$B$297]" office:value-type="float" office:value="26.347699" calcext:value-type="float">
            <text:p>26,347699</text:p>
          </table:table-cell>
          <table:table-cell table:formula="of:=([.D119]-[.E119])^2" office:value-type="float" office:value="0.021813222248999" calcext:value-type="float">
            <text:p>0,021813222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50187" calcext:value-type="float">
            <text:p>0,450187</text:p>
          </table:table-cell>
          <table:table-cell table:formula="of:=([.B120]*[.$B$298])-([.B120]*[.$B$297])+[.$B$297]" office:value-type="float" office:value="25.499995" calcext:value-type="float">
            <text:p>25,499995</text:p>
          </table:table-cell>
          <table:table-cell table:formula="of:=([.C120]*[.$B$298])-([.C120]*[.$B$297])+[.$B$297]" office:value-type="float" office:value="26.352431" calcext:value-type="float">
            <text:p>26,352431</text:p>
          </table:table-cell>
          <table:table-cell table:formula="of:=([.D120]-[.E120])^2" office:value-type="float" office:value="0.726647134096001" calcext:value-type="float">
            <text:p>0,72664713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34672" calcext:value-type="float">
            <text:p>0,434672</text:p>
          </table:table-cell>
          <table:table-cell table:formula="of:=([.B121]*[.$B$298])-([.B121]*[.$B$297])+[.$B$297]" office:value-type="float" office:value="25.300003" calcext:value-type="float">
            <text:p>25,300003</text:p>
          </table:table-cell>
          <table:table-cell table:formula="of:=([.C121]*[.$B$298])-([.C121]*[.$B$297])+[.$B$297]" office:value-type="float" office:value="26.150736" calcext:value-type="float">
            <text:p>26,150736</text:p>
          </table:table-cell>
          <table:table-cell table:formula="of:=([.D121]-[.E121])^2" office:value-type="float" office:value="0.723746637289003" calcext:value-type="float">
            <text:p>0,723746637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11558" calcext:value-type="float">
            <text:p>0,411558</text:p>
          </table:table-cell>
          <table:table-cell table:formula="of:=([.B122]*[.$B$298])-([.B122]*[.$B$297])+[.$B$297]" office:value-type="float" office:value="25.000002" calcext:value-type="float">
            <text:p>25,000002</text:p>
          </table:table-cell>
          <table:table-cell table:formula="of:=([.C122]*[.$B$298])-([.C122]*[.$B$297])+[.$B$297]" office:value-type="float" office:value="25.850254" calcext:value-type="float">
            <text:p>25,850254</text:p>
          </table:table-cell>
          <table:table-cell table:formula="of:=([.D122]-[.E122])^2" office:value-type="float" office:value="0.722928463504002" calcext:value-type="float">
            <text:p>0,722928463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08204" calcext:value-type="float">
            <text:p>0,408204</text:p>
          </table:table-cell>
          <table:table-cell table:formula="of:=([.B123]*[.$B$298])-([.B123]*[.$B$297])+[.$B$297]" office:value-type="float" office:value="25.199994" calcext:value-type="float">
            <text:p>25,199994</text:p>
          </table:table-cell>
          <table:table-cell table:formula="of:=([.C123]*[.$B$298])-([.C123]*[.$B$297])+[.$B$297]" office:value-type="float" office:value="25.806652" calcext:value-type="float">
            <text:p>25,806652</text:p>
          </table:table-cell>
          <table:table-cell table:formula="of:=([.D123]-[.E123])^2" office:value-type="float" office:value="0.368033928964004" calcext:value-type="float">
            <text:p>0,36803392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399615" calcext:value-type="float">
            <text:p>0,399615</text:p>
          </table:table-cell>
          <table:table-cell table:formula="of:=([.B124]*[.$B$298])-([.B124]*[.$B$297])+[.$B$297]" office:value-type="float" office:value="24.600005" calcext:value-type="float">
            <text:p>24,600005</text:p>
          </table:table-cell>
          <table:table-cell table:formula="of:=([.C124]*[.$B$298])-([.C124]*[.$B$297])+[.$B$297]" office:value-type="float" office:value="25.694995" calcext:value-type="float">
            <text:p>25,694995</text:p>
          </table:table-cell>
          <table:table-cell table:formula="of:=([.D124]-[.E124])^2" office:value-type="float" office:value="1.1990031001" calcext:value-type="float">
            <text:p>1,19900310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93355" calcext:value-type="float">
            <text:p>0,393355</text:p>
          </table:table-cell>
          <table:table-cell table:formula="of:=([.B125]*[.$B$298])-([.B125]*[.$B$297])+[.$B$297]" office:value-type="float" office:value="26.699999" calcext:value-type="float">
            <text:p>26,699999</text:p>
          </table:table-cell>
          <table:table-cell table:formula="of:=([.C125]*[.$B$298])-([.C125]*[.$B$297])+[.$B$297]" office:value-type="float" office:value="25.613615" calcext:value-type="float">
            <text:p>25,613615</text:p>
          </table:table-cell>
          <table:table-cell table:formula="of:=([.D125]-[.E125])^2" office:value-type="float" office:value="1.180230195456" calcext:value-type="float">
            <text:p>1,180230195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461546" calcext:value-type="float">
            <text:p>0,461546</text:p>
          </table:table-cell>
          <table:table-cell table:formula="of:=([.B126]*[.$B$298])-([.B126]*[.$B$297])+[.$B$297]" office:value-type="float" office:value="28.800006" calcext:value-type="float">
            <text:p>28,800006</text:p>
          </table:table-cell>
          <table:table-cell table:formula="of:=([.C126]*[.$B$298])-([.C126]*[.$B$297])+[.$B$297]" office:value-type="float" office:value="26.500098" calcext:value-type="float">
            <text:p>26,500098</text:p>
          </table:table-cell>
          <table:table-cell table:formula="of:=([.D126]-[.E126])^2" office:value-type="float" office:value="5.28957680846398" calcext:value-type="float">
            <text:p>5,289576808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69231" calcext:value-type="float">
            <text:p>0,669231</text:p>
          </table:table-cell>
          <table:table-cell office:value-type="float" office:value="0.679336" calcext:value-type="float">
            <text:p>0,679336</text:p>
          </table:table-cell>
          <table:table-cell table:formula="of:=([.B127]*[.$B$298])-([.B127]*[.$B$297])+[.$B$297]" office:value-type="float" office:value="29.200003" calcext:value-type="float">
            <text:p>29,200003</text:p>
          </table:table-cell>
          <table:table-cell table:formula="of:=([.C127]*[.$B$298])-([.C127]*[.$B$297])+[.$B$297]" office:value-type="float" office:value="29.331368" calcext:value-type="float">
            <text:p>29,331368</text:p>
          </table:table-cell>
          <table:table-cell table:formula="of:=([.D127]-[.E127])^2" office:value-type="float" office:value="0.0172567632249988" calcext:value-type="float">
            <text:p>0,017256763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711648" calcext:value-type="float">
            <text:p>0,711648</text:p>
          </table:table-cell>
          <table:table-cell table:formula="of:=([.B128]*[.$B$298])-([.B128]*[.$B$297])+[.$B$297]" office:value-type="float" office:value="30.399994" calcext:value-type="float">
            <text:p>30,399994</text:p>
          </table:table-cell>
          <table:table-cell table:formula="of:=([.C128]*[.$B$298])-([.C128]*[.$B$297])+[.$B$297]" office:value-type="float" office:value="29.751424" calcext:value-type="float">
            <text:p>29,751424</text:p>
          </table:table-cell>
          <table:table-cell table:formula="of:=([.D128]-[.E128])^2" office:value-type="float" office:value="0.420643044899999" calcext:value-type="float">
            <text:p>0,42064304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65035" calcext:value-type="float">
            <text:p>0,765035</text:p>
          </table:table-cell>
          <table:table-cell table:formula="of:=([.B129]*[.$B$298])-([.B129]*[.$B$297])+[.$B$297]" office:value-type="float" office:value="30.999996" calcext:value-type="float">
            <text:p>30,999996</text:p>
          </table:table-cell>
          <table:table-cell table:formula="of:=([.C129]*[.$B$298])-([.C129]*[.$B$297])+[.$B$297]" office:value-type="float" office:value="30.445455" calcext:value-type="float">
            <text:p>30,445455</text:p>
          </table:table-cell>
          <table:table-cell table:formula="of:=([.D129]-[.E129])^2" office:value-type="float" office:value="0.307515720680996" calcext:value-type="float">
            <text:p>0,307515720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80109" calcext:value-type="float">
            <text:p>0,780109</text:p>
          </table:table-cell>
          <table:table-cell table:formula="of:=([.B130]*[.$B$298])-([.B130]*[.$B$297])+[.$B$297]" office:value-type="float" office:value="30.500003" calcext:value-type="float">
            <text:p>30,500003</text:p>
          </table:table-cell>
          <table:table-cell table:formula="of:=([.C130]*[.$B$298])-([.C130]*[.$B$297])+[.$B$297]" office:value-type="float" office:value="30.641417" calcext:value-type="float">
            <text:p>30,641417</text:p>
          </table:table-cell>
          <table:table-cell table:formula="of:=([.D130]-[.E130])^2" office:value-type="float" office:value="0.0199979193960003" calcext:value-type="float">
            <text:p>0,019997919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" calcext:value-type="float">
            <text:p>0,8</text:p>
          </table:table-cell>
          <table:table-cell office:value-type="float" office:value="0.70522" calcext:value-type="float">
            <text:p>0,70522</text:p>
          </table:table-cell>
          <table:table-cell table:formula="of:=([.B131]*[.$B$298])-([.B131]*[.$B$297])+[.$B$297]" office:value-type="float" office:value="30.9" calcext:value-type="float">
            <text:p>30,9</text:p>
          </table:table-cell>
          <table:table-cell table:formula="of:=([.C131]*[.$B$298])-([.C131]*[.$B$297])+[.$B$297]" office:value-type="float" office:value="29.66786" calcext:value-type="float">
            <text:p>29,66786</text:p>
          </table:table-cell>
          <table:table-cell table:formula="of:=([.D131]-[.E131])^2" office:value-type="float" office:value="1.5181689796" calcext:value-type="float">
            <text:p>1,518168979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70896" calcext:value-type="float">
            <text:p>0,70896</text:p>
          </table:table-cell>
          <table:table-cell table:formula="of:=([.B132]*[.$B$298])-([.B132]*[.$B$297])+[.$B$297]" office:value-type="float" office:value="31.500002" calcext:value-type="float">
            <text:p>31,500002</text:p>
          </table:table-cell>
          <table:table-cell table:formula="of:=([.C132]*[.$B$298])-([.C132]*[.$B$297])+[.$B$297]" office:value-type="float" office:value="29.71648" calcext:value-type="float">
            <text:p>29,71648</text:p>
          </table:table-cell>
          <table:table-cell table:formula="of:=([.D132]-[.E132])^2" office:value-type="float" office:value="3.180950724484" calcext:value-type="float">
            <text:p>3,180950724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38094" calcext:value-type="float">
            <text:p>0,738094</text:p>
          </table:table-cell>
          <table:table-cell table:formula="of:=([.B133]*[.$B$298])-([.B133]*[.$B$297])+[.$B$297]" office:value-type="float" office:value="30.500003" calcext:value-type="float">
            <text:p>30,500003</text:p>
          </table:table-cell>
          <table:table-cell table:formula="of:=([.C133]*[.$B$298])-([.C133]*[.$B$297])+[.$B$297]" office:value-type="float" office:value="30.095222" calcext:value-type="float">
            <text:p>30,095222</text:p>
          </table:table-cell>
          <table:table-cell table:formula="of:=([.D133]-[.E133])^2" office:value-type="float" office:value="0.163847657961" calcext:value-type="float">
            <text:p>0,16384765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650449" calcext:value-type="float">
            <text:p>0,650449</text:p>
          </table:table-cell>
          <table:table-cell table:formula="of:=([.B134]*[.$B$298])-([.B134]*[.$B$297])+[.$B$297]" office:value-type="float" office:value="29.800005" calcext:value-type="float">
            <text:p>29,800005</text:p>
          </table:table-cell>
          <table:table-cell table:formula="of:=([.C134]*[.$B$298])-([.C134]*[.$B$297])+[.$B$297]" office:value-type="float" office:value="28.955837" calcext:value-type="float">
            <text:p>28,955837</text:p>
          </table:table-cell>
          <table:table-cell table:formula="of:=([.D134]-[.E134])^2" office:value-type="float" office:value="0.712619612224" calcext:value-type="float">
            <text:p>0,712619612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12824" calcext:value-type="float">
            <text:p>0,612824</text:p>
          </table:table-cell>
          <table:table-cell table:formula="of:=([.B135]*[.$B$298])-([.B135]*[.$B$297])+[.$B$297]" office:value-type="float" office:value="28.099995" calcext:value-type="float">
            <text:p>28,099995</text:p>
          </table:table-cell>
          <table:table-cell table:formula="of:=([.C135]*[.$B$298])-([.C135]*[.$B$297])+[.$B$297]" office:value-type="float" office:value="28.466712" calcext:value-type="float">
            <text:p>28,466712</text:p>
          </table:table-cell>
          <table:table-cell table:formula="of:=([.D135]-[.E135])^2" office:value-type="float" office:value="0.134481358089001" calcext:value-type="float">
            <text:p>0,134481358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,5</text:p>
          </table:table-cell>
          <table:table-cell office:value-type="float" office:value="0.548276" calcext:value-type="float">
            <text:p>0,548276</text:p>
          </table:table-cell>
          <table:table-cell table:formula="of:=([.B136]*[.$B$298])-([.B136]*[.$B$297])+[.$B$297]" office:value-type="float" office:value="27" calcext:value-type="float">
            <text:p>27</text:p>
          </table:table-cell>
          <table:table-cell table:formula="of:=([.C136]*[.$B$298])-([.C136]*[.$B$297])+[.$B$297]" office:value-type="float" office:value="27.627588" calcext:value-type="float">
            <text:p>27,627588</text:p>
          </table:table-cell>
          <table:table-cell table:formula="of:=([.D136]-[.E136])^2" office:value-type="float" office:value="0.393866697743995" calcext:value-type="float">
            <text:p>0,393866697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51216" calcext:value-type="float">
            <text:p>0,51216</text:p>
          </table:table-cell>
          <table:table-cell table:formula="of:=([.B137]*[.$B$298])-([.B137]*[.$B$297])+[.$B$297]" office:value-type="float" office:value="29.099994" calcext:value-type="float">
            <text:p>29,099994</text:p>
          </table:table-cell>
          <table:table-cell table:formula="of:=([.C137]*[.$B$298])-([.C137]*[.$B$297])+[.$B$297]" office:value-type="float" office:value="27.15808" calcext:value-type="float">
            <text:p>27,15808</text:p>
          </table:table-cell>
          <table:table-cell table:formula="of:=([.D137]-[.E137])^2" office:value-type="float" office:value="3.77102998339602" calcext:value-type="float">
            <text:p>3,771029983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537005" calcext:value-type="float">
            <text:p>0,537005</text:p>
          </table:table-cell>
          <table:table-cell table:formula="of:=([.B138]*[.$B$298])-([.B138]*[.$B$297])+[.$B$297]" office:value-type="float" office:value="26.499994" calcext:value-type="float">
            <text:p>26,499994</text:p>
          </table:table-cell>
          <table:table-cell table:formula="of:=([.C138]*[.$B$298])-([.C138]*[.$B$297])+[.$B$297]" office:value-type="float" office:value="27.481065" calcext:value-type="float">
            <text:p>27,481065</text:p>
          </table:table-cell>
          <table:table-cell table:formula="of:=([.D138]-[.E138])^2" office:value-type="float" office:value="0.962500307041" calcext:value-type="float">
            <text:p>0,96250030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11513" calcext:value-type="float">
            <text:p>0,411513</text:p>
          </table:table-cell>
          <table:table-cell table:formula="of:=([.B139]*[.$B$298])-([.B139]*[.$B$297])+[.$B$297]" office:value-type="float" office:value="26.300002" calcext:value-type="float">
            <text:p>26,300002</text:p>
          </table:table-cell>
          <table:table-cell table:formula="of:=([.C139]*[.$B$298])-([.C139]*[.$B$297])+[.$B$297]" office:value-type="float" office:value="25.849669" calcext:value-type="float">
            <text:p>25,849669</text:p>
          </table:table-cell>
          <table:table-cell table:formula="of:=([.D139]-[.E139])^2" office:value-type="float" office:value="0.202799810889" calcext:value-type="float">
            <text:p>0,202799810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520413" calcext:value-type="float">
            <text:p>0,520413</text:p>
          </table:table-cell>
          <table:table-cell table:formula="of:=([.B140]*[.$B$298])-([.B140]*[.$B$297])+[.$B$297]" office:value-type="float" office:value="30.100006" calcext:value-type="float">
            <text:p>30,100006</text:p>
          </table:table-cell>
          <table:table-cell table:formula="of:=([.C140]*[.$B$298])-([.C140]*[.$B$297])+[.$B$297]" office:value-type="float" office:value="27.265369" calcext:value-type="float">
            <text:p>27,265369</text:p>
          </table:table-cell>
          <table:table-cell table:formula="of:=([.D140]-[.E140])^2" office:value-type="float" office:value="8.035166921769" calcext:value-type="float">
            <text:p>8,03516692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643742" calcext:value-type="float">
            <text:p>0,643742</text:p>
          </table:table-cell>
          <table:table-cell table:formula="of:=([.B141]*[.$B$298])-([.B141]*[.$B$297])+[.$B$297]" office:value-type="float" office:value="26.300002" calcext:value-type="float">
            <text:p>26,300002</text:p>
          </table:table-cell>
          <table:table-cell table:formula="of:=([.C141]*[.$B$298])-([.C141]*[.$B$297])+[.$B$297]" office:value-type="float" office:value="28.868646" calcext:value-type="float">
            <text:p>28,868646</text:p>
          </table:table-cell>
          <table:table-cell table:formula="of:=([.D141]-[.E141])^2" office:value-type="float" office:value="6.597931998736" calcext:value-type="float">
            <text:p>6,597931998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21511" calcext:value-type="float">
            <text:p>0,421511</text:p>
          </table:table-cell>
          <table:table-cell table:formula="of:=([.B142]*[.$B$298])-([.B142]*[.$B$297])+[.$B$297]" office:value-type="float" office:value="26.300002" calcext:value-type="float">
            <text:p>26,300002</text:p>
          </table:table-cell>
          <table:table-cell table:formula="of:=([.C142]*[.$B$298])-([.C142]*[.$B$297])+[.$B$297]" office:value-type="float" office:value="25.979643" calcext:value-type="float">
            <text:p>25,979643</text:p>
          </table:table-cell>
          <table:table-cell table:formula="of:=([.D142]-[.E142])^2" office:value-type="float" office:value="0.102629888881" calcext:value-type="float">
            <text:p>0,102629888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532839" calcext:value-type="float">
            <text:p>0,532839</text:p>
          </table:table-cell>
          <table:table-cell table:formula="of:=([.B143]*[.$B$298])-([.B143]*[.$B$297])+[.$B$297]" office:value-type="float" office:value="25.900005" calcext:value-type="float">
            <text:p>25,900005</text:p>
          </table:table-cell>
          <table:table-cell table:formula="of:=([.C143]*[.$B$298])-([.C143]*[.$B$297])+[.$B$297]" office:value-type="float" office:value="27.426907" calcext:value-type="float">
            <text:p>27,426907</text:p>
          </table:table-cell>
          <table:table-cell table:formula="of:=([.D143]-[.E143])^2" office:value-type="float" office:value="2.331429717604" calcext:value-type="float">
            <text:p>2,331429717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494648" calcext:value-type="float">
            <text:p>0,494648</text:p>
          </table:table-cell>
          <table:table-cell table:formula="of:=([.B144]*[.$B$298])-([.B144]*[.$B$297])+[.$B$297]" office:value-type="float" office:value="31.100005" calcext:value-type="float">
            <text:p>31,100005</text:p>
          </table:table-cell>
          <table:table-cell table:formula="of:=([.C144]*[.$B$298])-([.C144]*[.$B$297])+[.$B$297]" office:value-type="float" office:value="26.930424" calcext:value-type="float">
            <text:p>26,930424</text:p>
          </table:table-cell>
          <table:table-cell table:formula="of:=([.D144]-[.E144])^2" office:value-type="float" office:value="17.385405715561" calcext:value-type="float">
            <text:p>17,385405715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60704" calcext:value-type="float">
            <text:p>0,560704</text:p>
          </table:table-cell>
          <table:table-cell table:formula="of:=([.B145]*[.$B$298])-([.B145]*[.$B$297])+[.$B$297]" office:value-type="float" office:value="25.600004" calcext:value-type="float">
            <text:p>25,600004</text:p>
          </table:table-cell>
          <table:table-cell table:formula="of:=([.C145]*[.$B$298])-([.C145]*[.$B$297])+[.$B$297]" office:value-type="float" office:value="27.789152" calcext:value-type="float">
            <text:p>27,789152</text:p>
          </table:table-cell>
          <table:table-cell table:formula="of:=([.D145]-[.E145])^2" office:value-type="float" office:value="4.792368965904" calcext:value-type="float">
            <text:p>4,792368965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380921" calcext:value-type="float">
            <text:p>0,380921</text:p>
          </table:table-cell>
          <table:table-cell table:formula="of:=([.B146]*[.$B$298])-([.B146]*[.$B$297])+[.$B$297]" office:value-type="float" office:value="28.500005" calcext:value-type="float">
            <text:p>28,500005</text:p>
          </table:table-cell>
          <table:table-cell table:formula="of:=([.C146]*[.$B$298])-([.C146]*[.$B$297])+[.$B$297]" office:value-type="float" office:value="25.451973" calcext:value-type="float">
            <text:p>25,451973</text:p>
          </table:table-cell>
          <table:table-cell table:formula="of:=([.D146]-[.E146])^2" office:value-type="float" office:value="9.29049907302402" calcext:value-type="float">
            <text:p>9,29049907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94849" calcext:value-type="float">
            <text:p>0,494849</text:p>
          </table:table-cell>
          <table:table-cell table:formula="of:=([.B147]*[.$B$298])-([.B147]*[.$B$297])+[.$B$297]" office:value-type="float" office:value="25.600004" calcext:value-type="float">
            <text:p>25,600004</text:p>
          </table:table-cell>
          <table:table-cell table:formula="of:=([.C147]*[.$B$298])-([.C147]*[.$B$297])+[.$B$297]" office:value-type="float" office:value="26.933037" calcext:value-type="float">
            <text:p>26,933037</text:p>
          </table:table-cell>
          <table:table-cell table:formula="of:=([.D147]-[.E147])^2" office:value-type="float" office:value="1.776976979089" calcext:value-type="float">
            <text:p>1,776976979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45404" calcext:value-type="float">
            <text:p>0,445404</text:p>
          </table:table-cell>
          <table:table-cell table:formula="of:=([.B148]*[.$B$298])-([.B148]*[.$B$297])+[.$B$297]" office:value-type="float" office:value="25.300003" calcext:value-type="float">
            <text:p>25,300003</text:p>
          </table:table-cell>
          <table:table-cell table:formula="of:=([.C148]*[.$B$298])-([.C148]*[.$B$297])+[.$B$297]" office:value-type="float" office:value="26.290252" calcext:value-type="float">
            <text:p>26,290252</text:p>
          </table:table-cell>
          <table:table-cell table:formula="of:=([.D148]-[.E148])^2" office:value-type="float" office:value="0.980593082000997" calcext:value-type="float">
            <text:p>0,98059308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450949" calcext:value-type="float">
            <text:p>0,450949</text:p>
          </table:table-cell>
          <table:table-cell table:formula="of:=([.B149]*[.$B$298])-([.B149]*[.$B$297])+[.$B$297]" office:value-type="float" office:value="30.800004" calcext:value-type="float">
            <text:p>30,800004</text:p>
          </table:table-cell>
          <table:table-cell table:formula="of:=([.C149]*[.$B$298])-([.C149]*[.$B$297])+[.$B$297]" office:value-type="float" office:value="26.362337" calcext:value-type="float">
            <text:p>26,362337</text:p>
          </table:table-cell>
          <table:table-cell table:formula="of:=([.D149]-[.E149])^2" office:value-type="float" office:value="19.692888402889" calcext:value-type="float">
            <text:p>19,692888402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605054" calcext:value-type="float">
            <text:p>0,605054</text:p>
          </table:table-cell>
          <table:table-cell table:formula="of:=([.B150]*[.$B$298])-([.B150]*[.$B$297])+[.$B$297]" office:value-type="float" office:value="25.399999" calcext:value-type="float">
            <text:p>25,399999</text:p>
          </table:table-cell>
          <table:table-cell table:formula="of:=([.C150]*[.$B$298])-([.C150]*[.$B$297])+[.$B$297]" office:value-type="float" office:value="28.365702" calcext:value-type="float">
            <text:p>28,365702</text:p>
          </table:table-cell>
          <table:table-cell table:formula="of:=([.D150]-[.E150])^2" office:value-type="float" office:value="8.79539428420899" calcext:value-type="float">
            <text:p>8,79539428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385173" calcext:value-type="float">
            <text:p>0,385173</text:p>
          </table:table-cell>
          <table:table-cell table:formula="of:=([.B151]*[.$B$298])-([.B151]*[.$B$297])+[.$B$297]" office:value-type="float" office:value="30.999996" calcext:value-type="float">
            <text:p>30,999996</text:p>
          </table:table-cell>
          <table:table-cell table:formula="of:=([.C151]*[.$B$298])-([.C151]*[.$B$297])+[.$B$297]" office:value-type="float" office:value="25.507249" calcext:value-type="float">
            <text:p>25,507249</text:p>
          </table:table-cell>
          <table:table-cell table:formula="of:=([.D151]-[.E151])^2" office:value-type="float" office:value="30.170269606009" calcext:value-type="float">
            <text:p>30,17026960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93928" calcext:value-type="float">
            <text:p>0,493928</text:p>
          </table:table-cell>
          <table:table-cell table:formula="of:=([.B152]*[.$B$298])-([.B152]*[.$B$297])+[.$B$297]" office:value-type="float" office:value="25.499995" calcext:value-type="float">
            <text:p>25,499995</text:p>
          </table:table-cell>
          <table:table-cell table:formula="of:=([.C152]*[.$B$298])-([.C152]*[.$B$297])+[.$B$297]" office:value-type="float" office:value="26.921064" calcext:value-type="float">
            <text:p>26,921064</text:p>
          </table:table-cell>
          <table:table-cell table:formula="of:=([.D152]-[.E152])^2" office:value-type="float" office:value="2.01943710276101" calcext:value-type="float">
            <text:p>2,019437102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838462" calcext:value-type="float">
            <text:p>0,838462</text:p>
          </table:table-cell>
          <table:table-cell office:value-type="float" office:value="0.346251" calcext:value-type="float">
            <text:p>0,346251</text:p>
          </table:table-cell>
          <table:table-cell table:formula="of:=([.B153]*[.$B$298])-([.B153]*[.$B$297])+[.$B$297]" office:value-type="float" office:value="31.400006" calcext:value-type="float">
            <text:p>31,400006</text:p>
          </table:table-cell>
          <table:table-cell table:formula="of:=([.C153]*[.$B$298])-([.C153]*[.$B$297])+[.$B$297]" office:value-type="float" office:value="25.001263" calcext:value-type="float">
            <text:p>25,001263</text:p>
          </table:table-cell>
          <table:table-cell table:formula="of:=([.D153]-[.E153])^2" office:value-type="float" office:value="40.943911980049" calcext:value-type="float">
            <text:p>40,9439119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447594" calcext:value-type="float">
            <text:p>0,447594</text:p>
          </table:table-cell>
          <table:table-cell table:formula="of:=([.B154]*[.$B$298])-([.B154]*[.$B$297])+[.$B$297]" office:value-type="float" office:value="27.600002" calcext:value-type="float">
            <text:p>27,600002</text:p>
          </table:table-cell>
          <table:table-cell table:formula="of:=([.C154]*[.$B$298])-([.C154]*[.$B$297])+[.$B$297]" office:value-type="float" office:value="26.318722" calcext:value-type="float">
            <text:p>26,318722</text:p>
          </table:table-cell>
          <table:table-cell table:formula="of:=([.D154]-[.E154])^2" office:value-type="float" office:value="1.64167843839999" calcext:value-type="float">
            <text:p>1,641678438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31996" calcext:value-type="float">
            <text:p>0,431996</text:p>
          </table:table-cell>
          <table:table-cell table:formula="of:=([.B155]*[.$B$298])-([.B155]*[.$B$297])+[.$B$297]" office:value-type="float" office:value="26.699999" calcext:value-type="float">
            <text:p>26,699999</text:p>
          </table:table-cell>
          <table:table-cell table:formula="of:=([.C155]*[.$B$298])-([.C155]*[.$B$297])+[.$B$297]" office:value-type="float" office:value="26.115948" calcext:value-type="float">
            <text:p>26,115948</text:p>
          </table:table-cell>
          <table:table-cell table:formula="of:=([.D155]-[.E155])^2" office:value-type="float" office:value="0.341115570600994" calcext:value-type="float">
            <text:p>0,341115570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35485" calcext:value-type="float">
            <text:p>0,535485</text:p>
          </table:table-cell>
          <table:table-cell table:formula="of:=([.B156]*[.$B$298])-([.B156]*[.$B$297])+[.$B$297]" office:value-type="float" office:value="26.600003" calcext:value-type="float">
            <text:p>26,600003</text:p>
          </table:table-cell>
          <table:table-cell table:formula="of:=([.C156]*[.$B$298])-([.C156]*[.$B$297])+[.$B$297]" office:value-type="float" office:value="27.461305" calcext:value-type="float">
            <text:p>27,461305</text:p>
          </table:table-cell>
          <table:table-cell table:formula="of:=([.D156]-[.E156])^2" office:value-type="float" office:value="0.741841135203991" calcext:value-type="float">
            <text:p>0,741841135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554303" calcext:value-type="float">
            <text:p>0,554303</text:p>
          </table:table-cell>
          <table:table-cell table:formula="of:=([.B157]*[.$B$298])-([.B157]*[.$B$297])+[.$B$297]" office:value-type="float" office:value="30.800004" calcext:value-type="float">
            <text:p>30,800004</text:p>
          </table:table-cell>
          <table:table-cell table:formula="of:=([.C157]*[.$B$298])-([.C157]*[.$B$297])+[.$B$297]" office:value-type="float" office:value="27.705939" calcext:value-type="float">
            <text:p>27,705939</text:p>
          </table:table-cell>
          <table:table-cell table:formula="of:=([.D157]-[.E157])^2" office:value-type="float" office:value="9.573238224225" calcext:value-type="float">
            <text:p>9,573238224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7" calcext:value-type="float">
            <text:p>0,7</text:p>
          </table:table-cell>
          <table:table-cell office:value-type="float" office:value="0.569161" calcext:value-type="float">
            <text:p>0,569161</text:p>
          </table:table-cell>
          <table:table-cell table:formula="of:=([.B158]*[.$B$298])-([.B158]*[.$B$297])+[.$B$297]" office:value-type="float" office:value="29.6" calcext:value-type="float">
            <text:p>29,6</text:p>
          </table:table-cell>
          <table:table-cell table:formula="of:=([.C158]*[.$B$298])-([.C158]*[.$B$297])+[.$B$297]" office:value-type="float" office:value="27.899093" calcext:value-type="float">
            <text:p>27,899093</text:p>
          </table:table-cell>
          <table:table-cell table:formula="of:=([.D158]-[.E158])^2" office:value-type="float" office:value="2.893084622649" calcext:value-type="float">
            <text:p>2,893084622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656679" calcext:value-type="float">
            <text:p>0,656679</text:p>
          </table:table-cell>
          <table:table-cell table:formula="of:=([.B159]*[.$B$298])-([.B159]*[.$B$297])+[.$B$297]" office:value-type="float" office:value="27.900003" calcext:value-type="float">
            <text:p>27,900003</text:p>
          </table:table-cell>
          <table:table-cell table:formula="of:=([.C159]*[.$B$298])-([.C159]*[.$B$297])+[.$B$297]" office:value-type="float" office:value="29.036827" calcext:value-type="float">
            <text:p>29,036827</text:p>
          </table:table-cell>
          <table:table-cell table:formula="of:=([.D159]-[.E159])^2" office:value-type="float" office:value="1.292368806976" calcext:value-type="float">
            <text:p>1,2923688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" calcext:value-type="float">
            <text:p>0,5</text:p>
          </table:table-cell>
          <table:table-cell office:value-type="float" office:value="0.530543" calcext:value-type="float">
            <text:p>0,530543</text:p>
          </table:table-cell>
          <table:table-cell table:formula="of:=([.B160]*[.$B$298])-([.B160]*[.$B$297])+[.$B$297]" office:value-type="float" office:value="27" calcext:value-type="float">
            <text:p>27</text:p>
          </table:table-cell>
          <table:table-cell table:formula="of:=([.C160]*[.$B$298])-([.C160]*[.$B$297])+[.$B$297]" office:value-type="float" office:value="27.397059" calcext:value-type="float">
            <text:p>27,397059</text:p>
          </table:table-cell>
          <table:table-cell table:formula="of:=([.D160]-[.E160])^2" office:value-type="float" office:value="0.157655849480999" calcext:value-type="float">
            <text:p>0,15765584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66106" calcext:value-type="float">
            <text:p>0,566106</text:p>
          </table:table-cell>
          <table:table-cell table:formula="of:=([.B161]*[.$B$298])-([.B161]*[.$B$297])+[.$B$297]" office:value-type="float" office:value="26.600003" calcext:value-type="float">
            <text:p>26,600003</text:p>
          </table:table-cell>
          <table:table-cell table:formula="of:=([.C161]*[.$B$298])-([.C161]*[.$B$297])+[.$B$297]" office:value-type="float" office:value="27.859378" calcext:value-type="float">
            <text:p>27,859378</text:p>
          </table:table-cell>
          <table:table-cell table:formula="of:=([.D161]-[.E161])^2" office:value-type="float" office:value="1.586025390625" calcext:value-type="float">
            <text:p>1,586025390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90637" calcext:value-type="float">
            <text:p>0,490637</text:p>
          </table:table-cell>
          <table:table-cell table:formula="of:=([.B162]*[.$B$298])-([.B162]*[.$B$297])+[.$B$297]" office:value-type="float" office:value="26.699999" calcext:value-type="float">
            <text:p>26,699999</text:p>
          </table:table-cell>
          <table:table-cell table:formula="of:=([.C162]*[.$B$298])-([.C162]*[.$B$297])+[.$B$297]" office:value-type="float" office:value="26.878281" calcext:value-type="float">
            <text:p>26,878281</text:p>
          </table:table-cell>
          <table:table-cell table:formula="of:=([.D162]-[.E162])^2" office:value-type="float" office:value="0.031784471524001" calcext:value-type="float">
            <text:p>0,031784471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64522" calcext:value-type="float">
            <text:p>0,464522</text:p>
          </table:table-cell>
          <table:table-cell table:formula="of:=([.B163]*[.$B$298])-([.B163]*[.$B$297])+[.$B$297]" office:value-type="float" office:value="26.399998" calcext:value-type="float">
            <text:p>26,399998</text:p>
          </table:table-cell>
          <table:table-cell table:formula="of:=([.C163]*[.$B$298])-([.C163]*[.$B$297])+[.$B$297]" office:value-type="float" office:value="26.538786" calcext:value-type="float">
            <text:p>26,538786</text:p>
          </table:table-cell>
          <table:table-cell table:formula="of:=([.D163]-[.E163])^2" office:value-type="float" office:value="0.0192621089440005" calcext:value-type="float">
            <text:p>0,019262108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45718" calcext:value-type="float">
            <text:p>0,445718</text:p>
          </table:table-cell>
          <table:table-cell table:formula="of:=([.B164]*[.$B$298])-([.B164]*[.$B$297])+[.$B$297]" office:value-type="float" office:value="26.300002" calcext:value-type="float">
            <text:p>26,300002</text:p>
          </table:table-cell>
          <table:table-cell table:formula="of:=([.C164]*[.$B$298])-([.C164]*[.$B$297])+[.$B$297]" office:value-type="float" office:value="26.294334" calcext:value-type="float">
            <text:p>26,294334</text:p>
          </table:table-cell>
          <table:table-cell table:formula="of:=([.D164]-[.E164])^2" office:value-type="float" office:value="0.0000321262240000001" calcext:value-type="float">
            <text:p>3,21262240000001E-0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48722" calcext:value-type="float">
            <text:p>0,448722</text:p>
          </table:table-cell>
          <table:table-cell table:formula="of:=([.B165]*[.$B$298])-([.B165]*[.$B$297])+[.$B$297]" office:value-type="float" office:value="26.699999" calcext:value-type="float">
            <text:p>26,699999</text:p>
          </table:table-cell>
          <table:table-cell table:formula="of:=([.C165]*[.$B$298])-([.C165]*[.$B$297])+[.$B$297]" office:value-type="float" office:value="26.333386" calcext:value-type="float">
            <text:p>26,333386</text:p>
          </table:table-cell>
          <table:table-cell table:formula="of:=([.D165]-[.E165])^2" office:value-type="float" office:value="0.134405091769001" calcext:value-type="float">
            <text:p>0,13440509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79176" calcext:value-type="float">
            <text:p>0,479176</text:p>
          </table:table-cell>
          <table:table-cell table:formula="of:=([.B166]*[.$B$298])-([.B166]*[.$B$297])+[.$B$297]" office:value-type="float" office:value="26.399998" calcext:value-type="float">
            <text:p>26,399998</text:p>
          </table:table-cell>
          <table:table-cell table:formula="of:=([.C166]*[.$B$298])-([.C166]*[.$B$297])+[.$B$297]" office:value-type="float" office:value="26.729288" calcext:value-type="float">
            <text:p>26,729288</text:p>
          </table:table-cell>
          <table:table-cell table:formula="of:=([.D166]-[.E166])^2" office:value-type="float" office:value="0.108431904099998" calcext:value-type="float">
            <text:p>0,108431904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65713" calcext:value-type="float">
            <text:p>0,465713</text:p>
          </table:table-cell>
          <table:table-cell table:formula="of:=([.B167]*[.$B$298])-([.B167]*[.$B$297])+[.$B$297]" office:value-type="float" office:value="26.000001" calcext:value-type="float">
            <text:p>26,000001</text:p>
          </table:table-cell>
          <table:table-cell table:formula="of:=([.C167]*[.$B$298])-([.C167]*[.$B$297])+[.$B$297]" office:value-type="float" office:value="26.554269" calcext:value-type="float">
            <text:p>26,554269</text:p>
          </table:table-cell>
          <table:table-cell table:formula="of:=([.D167]-[.E167])^2" office:value-type="float" office:value="0.307213015823997" calcext:value-type="float">
            <text:p>0,307213015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41775" calcext:value-type="float">
            <text:p>0,441775</text:p>
          </table:table-cell>
          <table:table-cell table:formula="of:=([.B168]*[.$B$298])-([.B168]*[.$B$297])+[.$B$297]" office:value-type="float" office:value="25.799996" calcext:value-type="float">
            <text:p>25,799996</text:p>
          </table:table-cell>
          <table:table-cell table:formula="of:=([.C168]*[.$B$298])-([.C168]*[.$B$297])+[.$B$297]" office:value-type="float" office:value="26.243075" calcext:value-type="float">
            <text:p>26,243075</text:p>
          </table:table-cell>
          <table:table-cell table:formula="of:=([.D168]-[.E168])^2" office:value-type="float" office:value="0.196319000240998" calcext:value-type="float">
            <text:p>0,196319000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41435" calcext:value-type="float">
            <text:p>0,441435</text:p>
          </table:table-cell>
          <table:table-cell table:formula="of:=([.B169]*[.$B$298])-([.B169]*[.$B$297])+[.$B$297]" office:value-type="float" office:value="25.300003" calcext:value-type="float">
            <text:p>25,300003</text:p>
          </table:table-cell>
          <table:table-cell table:formula="of:=([.C169]*[.$B$298])-([.C169]*[.$B$297])+[.$B$297]" office:value-type="float" office:value="26.238655" calcext:value-type="float">
            <text:p>26,238655</text:p>
          </table:table-cell>
          <table:table-cell table:formula="of:=([.D169]-[.E169])^2" office:value-type="float" office:value="0.881067577104002" calcext:value-type="float">
            <text:p>0,881067577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15541" calcext:value-type="float">
            <text:p>0,415541</text:p>
          </table:table-cell>
          <table:table-cell table:formula="of:=([.B170]*[.$B$298])-([.B170]*[.$B$297])+[.$B$297]" office:value-type="float" office:value="25.300003" calcext:value-type="float">
            <text:p>25,300003</text:p>
          </table:table-cell>
          <table:table-cell table:formula="of:=([.C170]*[.$B$298])-([.C170]*[.$B$297])+[.$B$297]" office:value-type="float" office:value="25.902033" calcext:value-type="float">
            <text:p>25,902033</text:p>
          </table:table-cell>
          <table:table-cell table:formula="of:=([.D170]-[.E170])^2" office:value-type="float" office:value="0.362440120899999" calcext:value-type="float">
            <text:p>0,362440120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08816" calcext:value-type="float">
            <text:p>0,408816</text:p>
          </table:table-cell>
          <table:table-cell table:formula="of:=([.B171]*[.$B$298])-([.B171]*[.$B$297])+[.$B$297]" office:value-type="float" office:value="25.099998" calcext:value-type="float">
            <text:p>25,099998</text:p>
          </table:table-cell>
          <table:table-cell table:formula="of:=([.C171]*[.$B$298])-([.C171]*[.$B$297])+[.$B$297]" office:value-type="float" office:value="25.814608" calcext:value-type="float">
            <text:p>25,814608</text:p>
          </table:table-cell>
          <table:table-cell table:formula="of:=([.D171]-[.E171])^2" office:value-type="float" office:value="0.510667452100001" calcext:value-type="float">
            <text:p>0,510667452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" calcext:value-type="float">
            <text:p>0,4</text:p>
          </table:table-cell>
          <table:table-cell office:value-type="float" office:value="0.407973" calcext:value-type="float">
            <text:p>0,407973</text:p>
          </table:table-cell>
          <table:table-cell table:formula="of:=([.B172]*[.$B$298])-([.B172]*[.$B$297])+[.$B$297]" office:value-type="float" office:value="25.7" calcext:value-type="float">
            <text:p>25,7</text:p>
          </table:table-cell>
          <table:table-cell table:formula="of:=([.C172]*[.$B$298])-([.C172]*[.$B$297])+[.$B$297]" office:value-type="float" office:value="25.803649" calcext:value-type="float">
            <text:p>25,803649</text:p>
          </table:table-cell>
          <table:table-cell table:formula="of:=([.D172]-[.E172])^2" office:value-type="float" office:value="0.0107431152010002" calcext:value-type="float">
            <text:p>0,010743115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429064" calcext:value-type="float">
            <text:p>0,429064</text:p>
          </table:table-cell>
          <table:table-cell table:formula="of:=([.B173]*[.$B$298])-([.B173]*[.$B$297])+[.$B$297]" office:value-type="float" office:value="27.300001" calcext:value-type="float">
            <text:p>27,300001</text:p>
          </table:table-cell>
          <table:table-cell table:formula="of:=([.C173]*[.$B$298])-([.C173]*[.$B$297])+[.$B$297]" office:value-type="float" office:value="26.077832" calcext:value-type="float">
            <text:p>26,077832</text:p>
          </table:table-cell>
          <table:table-cell table:formula="of:=([.D173]-[.E173])^2" office:value-type="float" office:value="1.493697064561" calcext:value-type="float">
            <text:p>1,493697064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58951" calcext:value-type="float">
            <text:p>0,558951</text:p>
          </table:table-cell>
          <table:table-cell table:formula="of:=([.B174]*[.$B$298])-([.B174]*[.$B$297])+[.$B$297]" office:value-type="float" office:value="28.699997" calcext:value-type="float">
            <text:p>28,699997</text:p>
          </table:table-cell>
          <table:table-cell table:formula="of:=([.C174]*[.$B$298])-([.C174]*[.$B$297])+[.$B$297]" office:value-type="float" office:value="27.766363" calcext:value-type="float">
            <text:p>27,766363</text:p>
          </table:table-cell>
          <table:table-cell table:formula="of:=([.D174]-[.E174])^2" office:value-type="float" office:value="0.871672445956009" calcext:value-type="float">
            <text:p>0,87167244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686528" calcext:value-type="float">
            <text:p>0,686528</text:p>
          </table:table-cell>
          <table:table-cell table:formula="of:=([.B175]*[.$B$298])-([.B175]*[.$B$297])+[.$B$297]" office:value-type="float" office:value="29.900001" calcext:value-type="float">
            <text:p>29,900001</text:p>
          </table:table-cell>
          <table:table-cell table:formula="of:=([.C175]*[.$B$298])-([.C175]*[.$B$297])+[.$B$297]" office:value-type="float" office:value="29.424864" calcext:value-type="float">
            <text:p>29,424864</text:p>
          </table:table-cell>
          <table:table-cell table:formula="of:=([.D175]-[.E175])^2" office:value-type="float" office:value="0.225755168768997" calcext:value-type="float">
            <text:p>0,225755168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746019" calcext:value-type="float">
            <text:p>0,746019</text:p>
          </table:table-cell>
          <table:table-cell table:formula="of:=([.B176]*[.$B$298])-([.B176]*[.$B$297])+[.$B$297]" office:value-type="float" office:value="31.699994" calcext:value-type="float">
            <text:p>31,699994</text:p>
          </table:table-cell>
          <table:table-cell table:formula="of:=([.C176]*[.$B$298])-([.C176]*[.$B$297])+[.$B$297]" office:value-type="float" office:value="30.198247" calcext:value-type="float">
            <text:p>30,198247</text:p>
          </table:table-cell>
          <table:table-cell table:formula="of:=([.D176]-[.E176])^2" office:value-type="float" office:value="2.25524405200901" calcext:value-type="float">
            <text:p>2,25524405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82378" calcext:value-type="float">
            <text:p>0,82378</text:p>
          </table:table-cell>
          <table:table-cell table:formula="of:=([.B177]*[.$B$298])-([.B177]*[.$B$297])+[.$B$297]" office:value-type="float" office:value="31.699994" calcext:value-type="float">
            <text:p>31,699994</text:p>
          </table:table-cell>
          <table:table-cell table:formula="of:=([.C177]*[.$B$298])-([.C177]*[.$B$297])+[.$B$297]" office:value-type="float" office:value="31.20914" calcext:value-type="float">
            <text:p>31,20914</text:p>
          </table:table-cell>
          <table:table-cell table:formula="of:=([.D177]-[.E177])^2" office:value-type="float" office:value="0.240937649315999" calcext:value-type="float">
            <text:p>0,240937649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96045" calcext:value-type="float">
            <text:p>0,796045</text:p>
          </table:table-cell>
          <table:table-cell table:formula="of:=([.B178]*[.$B$298])-([.B178]*[.$B$297])+[.$B$297]" office:value-type="float" office:value="31.800003" calcext:value-type="float">
            <text:p>31,800003</text:p>
          </table:table-cell>
          <table:table-cell table:formula="of:=([.C178]*[.$B$298])-([.C178]*[.$B$297])+[.$B$297]" office:value-type="float" office:value="30.848585" calcext:value-type="float">
            <text:p>30,848585</text:p>
          </table:table-cell>
          <table:table-cell table:formula="of:=([.D178]-[.E178])^2" office:value-type="float" office:value="0.905196210724001" calcext:value-type="float">
            <text:p>0,905196210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77834" calcext:value-type="float">
            <text:p>0,77834</text:p>
          </table:table-cell>
          <table:table-cell table:formula="of:=([.B179]*[.$B$298])-([.B179]*[.$B$297])+[.$B$297]" office:value-type="float" office:value="31.500002" calcext:value-type="float">
            <text:p>31,500002</text:p>
          </table:table-cell>
          <table:table-cell table:formula="of:=([.C179]*[.$B$298])-([.C179]*[.$B$297])+[.$B$297]" office:value-type="float" office:value="30.61842" calcext:value-type="float">
            <text:p>30,61842</text:p>
          </table:table-cell>
          <table:table-cell table:formula="of:=([.D179]-[.E179])^2" office:value-type="float" office:value="0.777186822724003" calcext:value-type="float">
            <text:p>0,777186822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29646" calcext:value-type="float">
            <text:p>0,729646</text:p>
          </table:table-cell>
          <table:table-cell table:formula="of:=([.B180]*[.$B$298])-([.B180]*[.$B$297])+[.$B$297]" office:value-type="float" office:value="31.800003" calcext:value-type="float">
            <text:p>31,800003</text:p>
          </table:table-cell>
          <table:table-cell table:formula="of:=([.C180]*[.$B$298])-([.C180]*[.$B$297])+[.$B$297]" office:value-type="float" office:value="29.985398" calcext:value-type="float">
            <text:p>29,985398</text:p>
          </table:table-cell>
          <table:table-cell table:formula="of:=([.D180]-[.E180])^2" office:value-type="float" office:value="3.292791306025" calcext:value-type="float">
            <text:p>3,29279130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702866" calcext:value-type="float">
            <text:p>0,702866</text:p>
          </table:table-cell>
          <table:table-cell table:formula="of:=([.B181]*[.$B$298])-([.B181]*[.$B$297])+[.$B$297]" office:value-type="float" office:value="30.699995" calcext:value-type="float">
            <text:p>30,699995</text:p>
          </table:table-cell>
          <table:table-cell table:formula="of:=([.C181]*[.$B$298])-([.C181]*[.$B$297])+[.$B$297]" office:value-type="float" office:value="29.637258" calcext:value-type="float">
            <text:p>29,637258</text:p>
          </table:table-cell>
          <table:table-cell table:formula="of:=([.D181]-[.E181])^2" office:value-type="float" office:value="1.12940993116899" calcext:value-type="float">
            <text:p>1,129409931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45628" calcext:value-type="float">
            <text:p>0,645628</text:p>
          </table:table-cell>
          <table:table-cell table:formula="of:=([.B182]*[.$B$298])-([.B182]*[.$B$297])+[.$B$297]" office:value-type="float" office:value="30.100006" calcext:value-type="float">
            <text:p>30,100006</text:p>
          </table:table-cell>
          <table:table-cell table:formula="of:=([.C182]*[.$B$298])-([.C182]*[.$B$297])+[.$B$297]" office:value-type="float" office:value="28.893164" calcext:value-type="float">
            <text:p>28,893164</text:p>
          </table:table-cell>
          <table:table-cell table:formula="of:=([.D182]-[.E182])^2" office:value-type="float" office:value="1.456467612964" calcext:value-type="float">
            <text:p>1,4564676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08393" calcext:value-type="float">
            <text:p>0,608393</text:p>
          </table:table-cell>
          <table:table-cell table:formula="of:=([.B183]*[.$B$298])-([.B183]*[.$B$297])+[.$B$297]" office:value-type="float" office:value="28.099995" calcext:value-type="float">
            <text:p>28,099995</text:p>
          </table:table-cell>
          <table:table-cell table:formula="of:=([.C183]*[.$B$298])-([.C183]*[.$B$297])+[.$B$297]" office:value-type="float" office:value="28.409109" calcext:value-type="float">
            <text:p>28,409109</text:p>
          </table:table-cell>
          <table:table-cell table:formula="of:=([.D183]-[.E183])^2" office:value-type="float" office:value="0.0955514649960006" calcext:value-type="float">
            <text:p>0,09555146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41628" calcext:value-type="float">
            <text:p>0,541628</text:p>
          </table:table-cell>
          <table:table-cell table:formula="of:=([.B184]*[.$B$298])-([.B184]*[.$B$297])+[.$B$297]" office:value-type="float" office:value="27.099996" calcext:value-type="float">
            <text:p>27,099996</text:p>
          </table:table-cell>
          <table:table-cell table:formula="of:=([.C184]*[.$B$298])-([.C184]*[.$B$297])+[.$B$297]" office:value-type="float" office:value="27.541164" calcext:value-type="float">
            <text:p>27,541164</text:p>
          </table:table-cell>
          <table:table-cell table:formula="of:=([.D184]-[.E184])^2" office:value-type="float" office:value="0.194629204223998" calcext:value-type="float">
            <text:p>0,194629204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12196" calcext:value-type="float">
            <text:p>0,512196</text:p>
          </table:table-cell>
          <table:table-cell table:formula="of:=([.B185]*[.$B$298])-([.B185]*[.$B$297])+[.$B$297]" office:value-type="float" office:value="26.799995" calcext:value-type="float">
            <text:p>26,799995</text:p>
          </table:table-cell>
          <table:table-cell table:formula="of:=([.C185]*[.$B$298])-([.C185]*[.$B$297])+[.$B$297]" office:value-type="float" office:value="27.158548" calcext:value-type="float">
            <text:p>27,158548</text:p>
          </table:table-cell>
          <table:table-cell table:formula="of:=([.D185]-[.E185])^2" office:value-type="float" office:value="0.128560253809003" calcext:value-type="float">
            <text:p>0,12856025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99208" calcext:value-type="float">
            <text:p>0,499208</text:p>
          </table:table-cell>
          <table:table-cell table:formula="of:=([.B186]*[.$B$298])-([.B186]*[.$B$297])+[.$B$297]" office:value-type="float" office:value="26.099997" calcext:value-type="float">
            <text:p>26,099997</text:p>
          </table:table-cell>
          <table:table-cell table:formula="of:=([.C186]*[.$B$298])-([.C186]*[.$B$297])+[.$B$297]" office:value-type="float" office:value="26.989704" calcext:value-type="float">
            <text:p>26,989704</text:p>
          </table:table-cell>
          <table:table-cell table:formula="of:=([.D186]-[.E186])^2" office:value-type="float" office:value="0.791578545849002" calcext:value-type="float">
            <text:p>0,791578545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64257" calcext:value-type="float">
            <text:p>0,464257</text:p>
          </table:table-cell>
          <table:table-cell table:formula="of:=([.B187]*[.$B$298])-([.B187]*[.$B$297])+[.$B$297]" office:value-type="float" office:value="26.399998" calcext:value-type="float">
            <text:p>26,399998</text:p>
          </table:table-cell>
          <table:table-cell table:formula="of:=([.C187]*[.$B$298])-([.C187]*[.$B$297])+[.$B$297]" office:value-type="float" office:value="26.535341" calcext:value-type="float">
            <text:p>26,535341</text:p>
          </table:table-cell>
          <table:table-cell table:formula="of:=([.D187]-[.E187])^2" office:value-type="float" office:value="0.0183177276489997" calcext:value-type="float">
            <text:p>0,018317727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5084" calcext:value-type="float">
            <text:p>0,45084</text:p>
          </table:table-cell>
          <table:table-cell table:formula="of:=([.B188]*[.$B$298])-([.B188]*[.$B$297])+[.$B$297]" office:value-type="float" office:value="26.499994" calcext:value-type="float">
            <text:p>26,499994</text:p>
          </table:table-cell>
          <table:table-cell table:formula="of:=([.C188]*[.$B$298])-([.C188]*[.$B$297])+[.$B$297]" office:value-type="float" office:value="26.36092" calcext:value-type="float">
            <text:p>26,36092</text:p>
          </table:table-cell>
          <table:table-cell table:formula="of:=([.D188]-[.E188])^2" office:value-type="float" office:value="0.0193415774760002" calcext:value-type="float">
            <text:p>0,019341577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64078" calcext:value-type="float">
            <text:p>0,464078</text:p>
          </table:table-cell>
          <table:table-cell table:formula="of:=([.B189]*[.$B$298])-([.B189]*[.$B$297])+[.$B$297]" office:value-type="float" office:value="26.099997" calcext:value-type="float">
            <text:p>26,099997</text:p>
          </table:table-cell>
          <table:table-cell table:formula="of:=([.C189]*[.$B$298])-([.C189]*[.$B$297])+[.$B$297]" office:value-type="float" office:value="26.533014" calcext:value-type="float">
            <text:p>26,533014</text:p>
          </table:table-cell>
          <table:table-cell table:formula="of:=([.D189]-[.E189])^2" office:value-type="float" office:value="0.187503722289" calcext:value-type="float">
            <text:p>0,187503722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37551" calcext:value-type="float">
            <text:p>0,437551</text:p>
          </table:table-cell>
          <table:table-cell table:formula="of:=([.B190]*[.$B$298])-([.B190]*[.$B$297])+[.$B$297]" office:value-type="float" office:value="26.000001" calcext:value-type="float">
            <text:p>26,000001</text:p>
          </table:table-cell>
          <table:table-cell table:formula="of:=([.C190]*[.$B$298])-([.C190]*[.$B$297])+[.$B$297]" office:value-type="float" office:value="26.188163" calcext:value-type="float">
            <text:p>26,188163</text:p>
          </table:table-cell>
          <table:table-cell table:formula="of:=([.D190]-[.E190])^2" office:value-type="float" office:value="0.0354049382439994" calcext:value-type="float">
            <text:p>0,035404938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47999" calcext:value-type="float">
            <text:p>0,447999</text:p>
          </table:table-cell>
          <table:table-cell table:formula="of:=([.B191]*[.$B$298])-([.B191]*[.$B$297])+[.$B$297]" office:value-type="float" office:value="25.600004" calcext:value-type="float">
            <text:p>25,600004</text:p>
          </table:table-cell>
          <table:table-cell table:formula="of:=([.C191]*[.$B$298])-([.C191]*[.$B$297])+[.$B$297]" office:value-type="float" office:value="26.323987" calcext:value-type="float">
            <text:p>26,323987</text:p>
          </table:table-cell>
          <table:table-cell table:formula="of:=([.D191]-[.E191])^2" office:value-type="float" office:value="0.524151384289006" calcext:value-type="float">
            <text:p>0,524151384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29795" calcext:value-type="float">
            <text:p>0,429795</text:p>
          </table:table-cell>
          <table:table-cell table:formula="of:=([.B192]*[.$B$298])-([.B192]*[.$B$297])+[.$B$297]" office:value-type="float" office:value="25.799996" calcext:value-type="float">
            <text:p>25,799996</text:p>
          </table:table-cell>
          <table:table-cell table:formula="of:=([.C192]*[.$B$298])-([.C192]*[.$B$297])+[.$B$297]" office:value-type="float" office:value="26.087335" calcext:value-type="float">
            <text:p>26,087335</text:p>
          </table:table-cell>
          <table:table-cell table:formula="of:=([.D192]-[.E192])^2" office:value-type="float" office:value="0.0825637009209996" calcext:value-type="float">
            <text:p>0,082563700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26207" calcext:value-type="float">
            <text:p>0,426207</text:p>
          </table:table-cell>
          <table:table-cell table:formula="of:=([.B193]*[.$B$298])-([.B193]*[.$B$297])+[.$B$297]" office:value-type="float" office:value="25.799996" calcext:value-type="float">
            <text:p>25,799996</text:p>
          </table:table-cell>
          <table:table-cell table:formula="of:=([.C193]*[.$B$298])-([.C193]*[.$B$297])+[.$B$297]" office:value-type="float" office:value="26.040691" calcext:value-type="float">
            <text:p>26,040691</text:p>
          </table:table-cell>
          <table:table-cell table:formula="of:=([.D193]-[.E193])^2" office:value-type="float" office:value="0.0579340830250011" calcext:value-type="float">
            <text:p>0,05793408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43714" calcext:value-type="float">
            <text:p>0,443714</text:p>
          </table:table-cell>
          <table:table-cell table:formula="of:=([.B194]*[.$B$298])-([.B194]*[.$B$297])+[.$B$297]" office:value-type="float" office:value="25.499995" calcext:value-type="float">
            <text:p>25,499995</text:p>
          </table:table-cell>
          <table:table-cell table:formula="of:=([.C194]*[.$B$298])-([.C194]*[.$B$297])+[.$B$297]" office:value-type="float" office:value="26.268282" calcext:value-type="float">
            <text:p>26,268282</text:p>
          </table:table-cell>
          <table:table-cell table:formula="of:=([.D194]-[.E194])^2" office:value-type="float" office:value="0.590264914369001" calcext:value-type="float">
            <text:p>0,590264914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21309" calcext:value-type="float">
            <text:p>0,421309</text:p>
          </table:table-cell>
          <table:table-cell table:formula="of:=([.B195]*[.$B$298])-([.B195]*[.$B$297])+[.$B$297]" office:value-type="float" office:value="25.099998" calcext:value-type="float">
            <text:p>25,099998</text:p>
          </table:table-cell>
          <table:table-cell table:formula="of:=([.C195]*[.$B$298])-([.C195]*[.$B$297])+[.$B$297]" office:value-type="float" office:value="25.977017" calcext:value-type="float">
            <text:p>25,977017</text:p>
          </table:table-cell>
          <table:table-cell table:formula="of:=([.D195]-[.E195])^2" office:value-type="float" office:value="0.769162326361001" calcext:value-type="float">
            <text:p>0,769162326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10582" calcext:value-type="float">
            <text:p>0,410582</text:p>
          </table:table-cell>
          <table:table-cell table:formula="of:=([.B196]*[.$B$298])-([.B196]*[.$B$297])+[.$B$297]" office:value-type="float" office:value="25.099998" calcext:value-type="float">
            <text:p>25,099998</text:p>
          </table:table-cell>
          <table:table-cell table:formula="of:=([.C196]*[.$B$298])-([.C196]*[.$B$297])+[.$B$297]" office:value-type="float" office:value="25.837566" calcext:value-type="float">
            <text:p>25,837566</text:p>
          </table:table-cell>
          <table:table-cell table:formula="of:=([.D196]-[.E196])^2" office:value-type="float" office:value="0.544006554624005" calcext:value-type="float">
            <text:p>0,544006554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05415" calcext:value-type="float">
            <text:p>0,405415</text:p>
          </table:table-cell>
          <table:table-cell table:formula="of:=([.B197]*[.$B$298])-([.B197]*[.$B$297])+[.$B$297]" office:value-type="float" office:value="26.499994" calcext:value-type="float">
            <text:p>26,499994</text:p>
          </table:table-cell>
          <table:table-cell table:formula="of:=([.C197]*[.$B$298])-([.C197]*[.$B$297])+[.$B$297]" office:value-type="float" office:value="25.770395" calcext:value-type="float">
            <text:p>25,770395</text:p>
          </table:table-cell>
          <table:table-cell table:formula="of:=([.D197]-[.E197])^2" office:value-type="float" office:value="0.532314700801001" calcext:value-type="float">
            <text:p>0,532314700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473974" calcext:value-type="float">
            <text:p>0,473974</text:p>
          </table:table-cell>
          <table:table-cell table:formula="of:=([.B198]*[.$B$298])-([.B198]*[.$B$297])+[.$B$297]" office:value-type="float" office:value="27.099996" calcext:value-type="float">
            <text:p>27,099996</text:p>
          </table:table-cell>
          <table:table-cell table:formula="of:=([.C198]*[.$B$298])-([.C198]*[.$B$297])+[.$B$297]" office:value-type="float" office:value="26.661662" calcext:value-type="float">
            <text:p>26,661662</text:p>
          </table:table-cell>
          <table:table-cell table:formula="of:=([.D198]-[.E198])^2" office:value-type="float" office:value="0.192136695556004" calcext:value-type="float">
            <text:p>0,192136695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583518" calcext:value-type="float">
            <text:p>0,583518</text:p>
          </table:table-cell>
          <table:table-cell table:formula="of:=([.B199]*[.$B$298])-([.B199]*[.$B$297])+[.$B$297]" office:value-type="float" office:value="29.399995" calcext:value-type="float">
            <text:p>29,399995</text:p>
          </table:table-cell>
          <table:table-cell table:formula="of:=([.C199]*[.$B$298])-([.C199]*[.$B$297])+[.$B$297]" office:value-type="float" office:value="28.085734" calcext:value-type="float">
            <text:p>28,085734</text:p>
          </table:table-cell>
          <table:table-cell table:formula="of:=([.D199]-[.E199])^2" office:value-type="float" office:value="1.727281976121" calcext:value-type="float">
            <text:p>1,72728197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69914" calcext:value-type="float">
            <text:p>0,69914</text:p>
          </table:table-cell>
          <table:table-cell table:formula="of:=([.B200]*[.$B$298])-([.B200]*[.$B$297])+[.$B$297]" office:value-type="float" office:value="30.699995" calcext:value-type="float">
            <text:p>30,699995</text:p>
          </table:table-cell>
          <table:table-cell table:formula="of:=([.C200]*[.$B$298])-([.C200]*[.$B$297])+[.$B$297]" office:value-type="float" office:value="29.58882" calcext:value-type="float">
            <text:p>29,58882</text:p>
          </table:table-cell>
          <table:table-cell table:formula="of:=([.D200]-[.E200])^2" office:value-type="float" office:value="1.234709880625" calcext:value-type="float">
            <text:p>1,23470988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63149" calcext:value-type="float">
            <text:p>0,763149</text:p>
          </table:table-cell>
          <table:table-cell table:formula="of:=([.B201]*[.$B$298])-([.B201]*[.$B$297])+[.$B$297]" office:value-type="float" office:value="31.100005" calcext:value-type="float">
            <text:p>31,100005</text:p>
          </table:table-cell>
          <table:table-cell table:formula="of:=([.C201]*[.$B$298])-([.C201]*[.$B$297])+[.$B$297]" office:value-type="float" office:value="30.420937" calcext:value-type="float">
            <text:p>30,420937</text:p>
          </table:table-cell>
          <table:table-cell table:formula="of:=([.D201]-[.E201])^2" office:value-type="float" office:value="0.461133348623996" calcext:value-type="float">
            <text:p>0,461133348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88744" calcext:value-type="float">
            <text:p>0,788744</text:p>
          </table:table-cell>
          <table:table-cell table:formula="of:=([.B202]*[.$B$298])-([.B202]*[.$B$297])+[.$B$297]" office:value-type="float" office:value="31.800003" calcext:value-type="float">
            <text:p>31,800003</text:p>
          </table:table-cell>
          <table:table-cell table:formula="of:=([.C202]*[.$B$298])-([.C202]*[.$B$297])+[.$B$297]" office:value-type="float" office:value="30.753672" calcext:value-type="float">
            <text:p>30,753672</text:p>
          </table:table-cell>
          <table:table-cell table:formula="of:=([.D202]-[.E202])^2" office:value-type="float" office:value="1.094808561561" calcext:value-type="float">
            <text:p>1,09480856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15195" calcext:value-type="float">
            <text:p>0,815195</text:p>
          </table:table-cell>
          <table:table-cell table:formula="of:=([.B203]*[.$B$298])-([.B203]*[.$B$297])+[.$B$297]" office:value-type="float" office:value="31.800003" calcext:value-type="float">
            <text:p>31,800003</text:p>
          </table:table-cell>
          <table:table-cell table:formula="of:=([.C203]*[.$B$298])-([.C203]*[.$B$297])+[.$B$297]" office:value-type="float" office:value="31.097535" calcext:value-type="float">
            <text:p>31,097535</text:p>
          </table:table-cell>
          <table:table-cell table:formula="of:=([.D203]-[.E203])^2" office:value-type="float" office:value="0.493461291024" calcext:value-type="float">
            <text:p>0,49346129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775565" calcext:value-type="float">
            <text:p>0,775565</text:p>
          </table:table-cell>
          <table:table-cell table:formula="of:=([.B204]*[.$B$298])-([.B204]*[.$B$297])+[.$B$297]" office:value-type="float" office:value="31.599998" calcext:value-type="float">
            <text:p>31,599998</text:p>
          </table:table-cell>
          <table:table-cell table:formula="of:=([.C204]*[.$B$298])-([.C204]*[.$B$297])+[.$B$297]" office:value-type="float" office:value="30.582345" calcext:value-type="float">
            <text:p>30,582345</text:p>
          </table:table-cell>
          <table:table-cell table:formula="of:=([.D204]-[.E204])^2" office:value-type="float" office:value="1.035617628409" calcext:value-type="float">
            <text:p>1,035617628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17385" calcext:value-type="float">
            <text:p>0,717385</text:p>
          </table:table-cell>
          <table:table-cell table:formula="of:=([.B205]*[.$B$298])-([.B205]*[.$B$297])+[.$B$297]" office:value-type="float" office:value="31.100005" calcext:value-type="float">
            <text:p>31,100005</text:p>
          </table:table-cell>
          <table:table-cell table:formula="of:=([.C205]*[.$B$298])-([.C205]*[.$B$297])+[.$B$297]" office:value-type="float" office:value="29.826005" calcext:value-type="float">
            <text:p>29,826005</text:p>
          </table:table-cell>
          <table:table-cell table:formula="of:=([.D205]-[.E205])^2" office:value-type="float" office:value="1.62307599999999" calcext:value-type="float">
            <text:p>1,62307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74118" calcext:value-type="float">
            <text:p>0,674118</text:p>
          </table:table-cell>
          <table:table-cell table:formula="of:=([.B206]*[.$B$298])-([.B206]*[.$B$297])+[.$B$297]" office:value-type="float" office:value="30.100006" calcext:value-type="float">
            <text:p>30,100006</text:p>
          </table:table-cell>
          <table:table-cell table:formula="of:=([.C206]*[.$B$298])-([.C206]*[.$B$297])+[.$B$297]" office:value-type="float" office:value="29.263534" calcext:value-type="float">
            <text:p>29,263534</text:p>
          </table:table-cell>
          <table:table-cell table:formula="of:=([.D206]-[.E206])^2" office:value-type="float" office:value="0.699685406784001" calcext:value-type="float">
            <text:p>0,699685406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609019" calcext:value-type="float">
            <text:p>0,609019</text:p>
          </table:table-cell>
          <table:table-cell table:formula="of:=([.B207]*[.$B$298])-([.B207]*[.$B$297])+[.$B$297]" office:value-type="float" office:value="27.999999" calcext:value-type="float">
            <text:p>27,999999</text:p>
          </table:table-cell>
          <table:table-cell table:formula="of:=([.C207]*[.$B$298])-([.C207]*[.$B$297])+[.$B$297]" office:value-type="float" office:value="28.417247" calcext:value-type="float">
            <text:p>28,417247</text:p>
          </table:table-cell>
          <table:table-cell table:formula="of:=([.D207]-[.E207])^2" office:value-type="float" office:value="0.174095893503995" calcext:value-type="float">
            <text:p>0,174095893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" calcext:value-type="float">
            <text:p>0,5</text:p>
          </table:table-cell>
          <table:table-cell office:value-type="float" office:value="0.544549" calcext:value-type="float">
            <text:p>0,544549</text:p>
          </table:table-cell>
          <table:table-cell table:formula="of:=([.B208]*[.$B$298])-([.B208]*[.$B$297])+[.$B$297]" office:value-type="float" office:value="27" calcext:value-type="float">
            <text:p>27</text:p>
          </table:table-cell>
          <table:table-cell table:formula="of:=([.C208]*[.$B$298])-([.C208]*[.$B$297])+[.$B$297]" office:value-type="float" office:value="27.579137" calcext:value-type="float">
            <text:p>27,579137</text:p>
          </table:table-cell>
          <table:table-cell table:formula="of:=([.D208]-[.E208])^2" office:value-type="float" office:value="0.335399664768995" calcext:value-type="float">
            <text:p>0,335399664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508904" calcext:value-type="float">
            <text:p>0,508904</text:p>
          </table:table-cell>
          <table:table-cell table:formula="of:=([.B209]*[.$B$298])-([.B209]*[.$B$297])+[.$B$297]" office:value-type="float" office:value="26.099997" calcext:value-type="float">
            <text:p>26,099997</text:p>
          </table:table-cell>
          <table:table-cell table:formula="of:=([.C209]*[.$B$298])-([.C209]*[.$B$297])+[.$B$297]" office:value-type="float" office:value="27.115752" calcext:value-type="float">
            <text:p>27,115752</text:p>
          </table:table-cell>
          <table:table-cell table:formula="of:=([.D209]-[.E209])^2" office:value-type="float" office:value="1.031758220025" calcext:value-type="float">
            <text:p>1,0317582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72974" calcext:value-type="float">
            <text:p>0,472974</text:p>
          </table:table-cell>
          <table:table-cell table:formula="of:=([.B210]*[.$B$298])-([.B210]*[.$B$297])+[.$B$297]" office:value-type="float" office:value="26.200006" calcext:value-type="float">
            <text:p>26,200006</text:p>
          </table:table-cell>
          <table:table-cell table:formula="of:=([.C210]*[.$B$298])-([.C210]*[.$B$297])+[.$B$297]" office:value-type="float" office:value="26.648662" calcext:value-type="float">
            <text:p>26,648662</text:p>
          </table:table-cell>
          <table:table-cell table:formula="of:=([.D210]-[.E210])^2" office:value-type="float" office:value="0.201292206336" calcext:value-type="float">
            <text:p>0,201292206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70356" calcext:value-type="float">
            <text:p>0,470356</text:p>
          </table:table-cell>
          <table:table-cell table:formula="of:=([.B211]*[.$B$298])-([.B211]*[.$B$297])+[.$B$297]" office:value-type="float" office:value="26.300002" calcext:value-type="float">
            <text:p>26,300002</text:p>
          </table:table-cell>
          <table:table-cell table:formula="of:=([.C211]*[.$B$298])-([.C211]*[.$B$297])+[.$B$297]" office:value-type="float" office:value="26.614628" calcext:value-type="float">
            <text:p>26,614628</text:p>
          </table:table-cell>
          <table:table-cell table:formula="of:=([.D211]-[.E211])^2" office:value-type="float" office:value="0.0989895198760003" calcext:value-type="float">
            <text:p>0,098989519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38912" calcext:value-type="float">
            <text:p>0,438912</text:p>
          </table:table-cell>
          <table:table-cell table:formula="of:=([.B212]*[.$B$298])-([.B212]*[.$B$297])+[.$B$297]" office:value-type="float" office:value="26.099997" calcext:value-type="float">
            <text:p>26,099997</text:p>
          </table:table-cell>
          <table:table-cell table:formula="of:=([.C212]*[.$B$298])-([.C212]*[.$B$297])+[.$B$297]" office:value-type="float" office:value="26.205856" calcext:value-type="float">
            <text:p>26,205856</text:p>
          </table:table-cell>
          <table:table-cell table:formula="of:=([.D212]-[.E212])^2" office:value-type="float" office:value="0.011206127880999" calcext:value-type="float">
            <text:p>0,011206127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34117" calcext:value-type="float">
            <text:p>0,434117</text:p>
          </table:table-cell>
          <table:table-cell table:formula="of:=([.B213]*[.$B$298])-([.B213]*[.$B$297])+[.$B$297]" office:value-type="float" office:value="26.099997" calcext:value-type="float">
            <text:p>26,099997</text:p>
          </table:table-cell>
          <table:table-cell table:formula="of:=([.C213]*[.$B$298])-([.C213]*[.$B$297])+[.$B$297]" office:value-type="float" office:value="26.143521" calcext:value-type="float">
            <text:p>26,143521</text:p>
          </table:table-cell>
          <table:table-cell table:formula="of:=([.D213]-[.E213])^2" office:value-type="float" office:value="0.00189433857599982" calcext:value-type="float">
            <text:p>0,001894338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4" calcext:value-type="float">
            <text:p>0,4</text:p>
          </table:table-cell>
          <table:table-cell office:value-type="float" office:value="0.452351" calcext:value-type="float">
            <text:p>0,452351</text:p>
          </table:table-cell>
          <table:table-cell table:formula="of:=([.B214]*[.$B$298])-([.B214]*[.$B$297])+[.$B$297]" office:value-type="float" office:value="25.7" calcext:value-type="float">
            <text:p>25,7</text:p>
          </table:table-cell>
          <table:table-cell table:formula="of:=([.C214]*[.$B$298])-([.C214]*[.$B$297])+[.$B$297]" office:value-type="float" office:value="26.380563" calcext:value-type="float">
            <text:p>26,380563</text:p>
          </table:table-cell>
          <table:table-cell table:formula="of:=([.D214]-[.E214])^2" office:value-type="float" office:value="0.463165996969004" calcext:value-type="float">
            <text:p>0,46316599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35087" calcext:value-type="float">
            <text:p>0,435087</text:p>
          </table:table-cell>
          <table:table-cell table:formula="of:=([.B215]*[.$B$298])-([.B215]*[.$B$297])+[.$B$297]" office:value-type="float" office:value="26.000001" calcext:value-type="float">
            <text:p>26,000001</text:p>
          </table:table-cell>
          <table:table-cell table:formula="of:=([.C215]*[.$B$298])-([.C215]*[.$B$297])+[.$B$297]" office:value-type="float" office:value="26.156131" calcext:value-type="float">
            <text:p>26,156131</text:p>
          </table:table-cell>
          <table:table-cell table:formula="of:=([.D215]-[.E215])^2" office:value-type="float" office:value="0.0243765769000003" calcext:value-type="float">
            <text:p>0,024376576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" calcext:value-type="float">
            <text:p>0,4</text:p>
          </table:table-cell>
          <table:table-cell office:value-type="float" office:value="0.43767" calcext:value-type="float">
            <text:p>0,43767</text:p>
          </table:table-cell>
          <table:table-cell table:formula="of:=([.B216]*[.$B$298])-([.B216]*[.$B$297])+[.$B$297]" office:value-type="float" office:value="25.7" calcext:value-type="float">
            <text:p>25,7</text:p>
          </table:table-cell>
          <table:table-cell table:formula="of:=([.C216]*[.$B$298])-([.C216]*[.$B$297])+[.$B$297]" office:value-type="float" office:value="26.18971" calcext:value-type="float">
            <text:p>26,18971</text:p>
          </table:table-cell>
          <table:table-cell table:formula="of:=([.D216]-[.E216])^2" office:value-type="float" office:value="0.239815884099999" calcext:value-type="float">
            <text:p>0,239815884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40552" calcext:value-type="float">
            <text:p>0,440552</text:p>
          </table:table-cell>
          <table:table-cell table:formula="of:=([.B217]*[.$B$298])-([.B217]*[.$B$297])+[.$B$297]" office:value-type="float" office:value="25.600004" calcext:value-type="float">
            <text:p>25,600004</text:p>
          </table:table-cell>
          <table:table-cell table:formula="of:=([.C217]*[.$B$298])-([.C217]*[.$B$297])+[.$B$297]" office:value-type="float" office:value="26.227176" calcext:value-type="float">
            <text:p>26,227176</text:p>
          </table:table-cell>
          <table:table-cell table:formula="of:=([.D217]-[.E217])^2" office:value-type="float" office:value="0.393344717584002" calcext:value-type="float">
            <text:p>0,393344717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20395" calcext:value-type="float">
            <text:p>0,420395</text:p>
          </table:table-cell>
          <table:table-cell table:formula="of:=([.B218]*[.$B$298])-([.B218]*[.$B$297])+[.$B$297]" office:value-type="float" office:value="25.199994" calcext:value-type="float">
            <text:p>25,199994</text:p>
          </table:table-cell>
          <table:table-cell table:formula="of:=([.C218]*[.$B$298])-([.C218]*[.$B$297])+[.$B$297]" office:value-type="float" office:value="25.965135" calcext:value-type="float">
            <text:p>25,965135</text:p>
          </table:table-cell>
          <table:table-cell table:formula="of:=([.D218]-[.E218])^2" office:value-type="float" office:value="0.585440749881005" calcext:value-type="float">
            <text:p>0,585440749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18672" calcext:value-type="float">
            <text:p>0,418672</text:p>
          </table:table-cell>
          <table:table-cell table:formula="of:=([.B219]*[.$B$298])-([.B219]*[.$B$297])+[.$B$297]" office:value-type="float" office:value="24.900006" calcext:value-type="float">
            <text:p>24,900006</text:p>
          </table:table-cell>
          <table:table-cell table:formula="of:=([.C219]*[.$B$298])-([.C219]*[.$B$297])+[.$B$297]" office:value-type="float" office:value="25.942736" calcext:value-type="float">
            <text:p>25,942736</text:p>
          </table:table-cell>
          <table:table-cell table:formula="of:=([.D219]-[.E219])^2" office:value-type="float" office:value="1.0872858529" calcext:value-type="float">
            <text:p>1,087285852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395527" calcext:value-type="float">
            <text:p>0,395527</text:p>
          </table:table-cell>
          <table:table-cell table:formula="of:=([.B220]*[.$B$298])-([.B220]*[.$B$297])+[.$B$297]" office:value-type="float" office:value="25.000002" calcext:value-type="float">
            <text:p>25,000002</text:p>
          </table:table-cell>
          <table:table-cell table:formula="of:=([.C220]*[.$B$298])-([.C220]*[.$B$297])+[.$B$297]" office:value-type="float" office:value="25.641851" calcext:value-type="float">
            <text:p>25,641851</text:p>
          </table:table-cell>
          <table:table-cell table:formula="of:=([.D220]-[.E220])^2" office:value-type="float" office:value="0.411970138801001" calcext:value-type="float">
            <text:p>0,411970138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01118" calcext:value-type="float">
            <text:p>0,401118</text:p>
          </table:table-cell>
          <table:table-cell table:formula="of:=([.B221]*[.$B$298])-([.B221]*[.$B$297])+[.$B$297]" office:value-type="float" office:value="26.200006" calcext:value-type="float">
            <text:p>26,200006</text:p>
          </table:table-cell>
          <table:table-cell table:formula="of:=([.C221]*[.$B$298])-([.C221]*[.$B$297])+[.$B$297]" office:value-type="float" office:value="25.714534" calcext:value-type="float">
            <text:p>25,714534</text:p>
          </table:table-cell>
          <table:table-cell table:formula="of:=([.D221]-[.E221])^2" office:value-type="float" office:value="0.235683062784001" calcext:value-type="float">
            <text:p>0,235683062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468512" calcext:value-type="float">
            <text:p>0,468512</text:p>
          </table:table-cell>
          <table:table-cell table:formula="of:=([.B222]*[.$B$298])-([.B222]*[.$B$297])+[.$B$297]" office:value-type="float" office:value="28.099995" calcext:value-type="float">
            <text:p>28,099995</text:p>
          </table:table-cell>
          <table:table-cell table:formula="of:=([.C222]*[.$B$298])-([.C222]*[.$B$297])+[.$B$297]" office:value-type="float" office:value="26.590656" calcext:value-type="float">
            <text:p>26,590656</text:p>
          </table:table-cell>
          <table:table-cell table:formula="of:=([.D222]-[.E222])^2" office:value-type="float" office:value="2.27810421692099" calcext:value-type="float">
            <text:p>2,278104216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26711" calcext:value-type="float">
            <text:p>0,626711</text:p>
          </table:table-cell>
          <table:table-cell table:formula="of:=([.B223]*[.$B$298])-([.B223]*[.$B$297])+[.$B$297]" office:value-type="float" office:value="30.100006" calcext:value-type="float">
            <text:p>30,100006</text:p>
          </table:table-cell>
          <table:table-cell table:formula="of:=([.C223]*[.$B$298])-([.C223]*[.$B$297])+[.$B$297]" office:value-type="float" office:value="28.647243" calcext:value-type="float">
            <text:p>28,647243</text:p>
          </table:table-cell>
          <table:table-cell table:formula="of:=([.D223]-[.E223])^2" office:value-type="float" office:value="2.11052033416899" calcext:value-type="float">
            <text:p>2,110520334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754256" calcext:value-type="float">
            <text:p>0,754256</text:p>
          </table:table-cell>
          <table:table-cell table:formula="of:=([.B224]*[.$B$298])-([.B224]*[.$B$297])+[.$B$297]" office:value-type="float" office:value="28.999998" calcext:value-type="float">
            <text:p>28,999998</text:p>
          </table:table-cell>
          <table:table-cell table:formula="of:=([.C224]*[.$B$298])-([.C224]*[.$B$297])+[.$B$297]" office:value-type="float" office:value="30.305328" calcext:value-type="float">
            <text:p>30,305328</text:p>
          </table:table-cell>
          <table:table-cell table:formula="of:=([.D224]-[.E224])^2" office:value-type="float" office:value="1.7038864089" calcext:value-type="float">
            <text:p>1,703886408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823077" calcext:value-type="float">
            <text:p>0,823077</text:p>
          </table:table-cell>
          <table:table-cell office:value-type="float" office:value="0.656656" calcext:value-type="float">
            <text:p>0,656656</text:p>
          </table:table-cell>
          <table:table-cell table:formula="of:=([.B225]*[.$B$298])-([.B225]*[.$B$297])+[.$B$297]" office:value-type="float" office:value="31.200001" calcext:value-type="float">
            <text:p>31,200001</text:p>
          </table:table-cell>
          <table:table-cell table:formula="of:=([.C225]*[.$B$298])-([.C225]*[.$B$297])+[.$B$297]" office:value-type="float" office:value="29.036528" calcext:value-type="float">
            <text:p>29,036528</text:p>
          </table:table-cell>
          <table:table-cell table:formula="of:=([.D225]-[.E225])^2" office:value-type="float" office:value="4.680615421729" calcext:value-type="float">
            <text:p>4,680615421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85964" calcext:value-type="float">
            <text:p>0,785964</text:p>
          </table:table-cell>
          <table:table-cell table:formula="of:=([.B226]*[.$B$298])-([.B226]*[.$B$297])+[.$B$297]" office:value-type="float" office:value="31.100005" calcext:value-type="float">
            <text:p>31,100005</text:p>
          </table:table-cell>
          <table:table-cell table:formula="of:=([.C226]*[.$B$298])-([.C226]*[.$B$297])+[.$B$297]" office:value-type="float" office:value="30.717532" calcext:value-type="float">
            <text:p>30,717532</text:p>
          </table:table-cell>
          <table:table-cell table:formula="of:=([.D226]-[.E226])^2" office:value-type="float" office:value="0.146285595729001" calcext:value-type="float">
            <text:p>0,146285595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57883" calcext:value-type="float">
            <text:p>0,757883</text:p>
          </table:table-cell>
          <table:table-cell table:formula="of:=([.B227]*[.$B$298])-([.B227]*[.$B$297])+[.$B$297]" office:value-type="float" office:value="31.800003" calcext:value-type="float">
            <text:p>31,800003</text:p>
          </table:table-cell>
          <table:table-cell table:formula="of:=([.C227]*[.$B$298])-([.C227]*[.$B$297])+[.$B$297]" office:value-type="float" office:value="30.352479" calcext:value-type="float">
            <text:p>30,352479</text:p>
          </table:table-cell>
          <table:table-cell table:formula="of:=([.D227]-[.E227])^2" office:value-type="float" office:value="2.095325730576" calcext:value-type="float">
            <text:p>2,095325730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" calcext:value-type="float">
            <text:p>0,8</text:p>
          </table:table-cell>
          <table:table-cell office:value-type="float" office:value="0.753278" calcext:value-type="float">
            <text:p>0,753278</text:p>
          </table:table-cell>
          <table:table-cell table:formula="of:=([.B228]*[.$B$298])-([.B228]*[.$B$297])+[.$B$297]" office:value-type="float" office:value="30.9" calcext:value-type="float">
            <text:p>30,9</text:p>
          </table:table-cell>
          <table:table-cell table:formula="of:=([.C228]*[.$B$298])-([.C228]*[.$B$297])+[.$B$297]" office:value-type="float" office:value="30.292614" calcext:value-type="float">
            <text:p>30,292614</text:p>
          </table:table-cell>
          <table:table-cell table:formula="of:=([.D228]-[.E228])^2" office:value-type="float" office:value="0.368917752995998" calcext:value-type="float">
            <text:p>0,36891775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830769" calcext:value-type="float">
            <text:p>0,830769</text:p>
          </table:table-cell>
          <table:table-cell office:value-type="float" office:value="0.718277" calcext:value-type="float">
            <text:p>0,718277</text:p>
          </table:table-cell>
          <table:table-cell table:formula="of:=([.B229]*[.$B$298])-([.B229]*[.$B$297])+[.$B$297]" office:value-type="float" office:value="31.299997" calcext:value-type="float">
            <text:p>31,299997</text:p>
          </table:table-cell>
          <table:table-cell table:formula="of:=([.C229]*[.$B$298])-([.C229]*[.$B$297])+[.$B$297]" office:value-type="float" office:value="29.837601" calcext:value-type="float">
            <text:p>29,837601</text:p>
          </table:table-cell>
          <table:table-cell table:formula="of:=([.D229]-[.E229])^2" office:value-type="float" office:value="2.13860206081599" calcext:value-type="float">
            <text:p>2,138602060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74864" calcext:value-type="float">
            <text:p>0,674864</text:p>
          </table:table-cell>
          <table:table-cell table:formula="of:=([.B230]*[.$B$298])-([.B230]*[.$B$297])+[.$B$297]" office:value-type="float" office:value="30.100006" calcext:value-type="float">
            <text:p>30,100006</text:p>
          </table:table-cell>
          <table:table-cell table:formula="of:=([.C230]*[.$B$298])-([.C230]*[.$B$297])+[.$B$297]" office:value-type="float" office:value="29.273232" calcext:value-type="float">
            <text:p>29,273232</text:p>
          </table:table-cell>
          <table:table-cell table:formula="of:=([.D230]-[.E230])^2" office:value-type="float" office:value="0.683555247076001" calcext:value-type="float">
            <text:p>0,683555247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626076" calcext:value-type="float">
            <text:p>0,626076</text:p>
          </table:table-cell>
          <table:table-cell table:formula="of:=([.B231]*[.$B$298])-([.B231]*[.$B$297])+[.$B$297]" office:value-type="float" office:value="27.900003" calcext:value-type="float">
            <text:p>27,900003</text:p>
          </table:table-cell>
          <table:table-cell table:formula="of:=([.C231]*[.$B$298])-([.C231]*[.$B$297])+[.$B$297]" office:value-type="float" office:value="28.638988" calcext:value-type="float">
            <text:p>28,638988</text:p>
          </table:table-cell>
          <table:table-cell table:formula="of:=([.D231]-[.E231])^2" office:value-type="float" office:value="0.546098830224999" calcext:value-type="float">
            <text:p>0,546098830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50623" calcext:value-type="float">
            <text:p>0,550623</text:p>
          </table:table-cell>
          <table:table-cell table:formula="of:=([.B232]*[.$B$298])-([.B232]*[.$B$297])+[.$B$297]" office:value-type="float" office:value="26.699999" calcext:value-type="float">
            <text:p>26,699999</text:p>
          </table:table-cell>
          <table:table-cell table:formula="of:=([.C232]*[.$B$298])-([.C232]*[.$B$297])+[.$B$297]" office:value-type="float" office:value="27.658099" calcext:value-type="float">
            <text:p>27,658099</text:p>
          </table:table-cell>
          <table:table-cell table:formula="of:=([.D232]-[.E232])^2" office:value-type="float" office:value="0.917955610000003" calcext:value-type="float">
            <text:p>0,9179556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510209" calcext:value-type="float">
            <text:p>0,510209</text:p>
          </table:table-cell>
          <table:table-cell table:formula="of:=([.B233]*[.$B$298])-([.B233]*[.$B$297])+[.$B$297]" office:value-type="float" office:value="27.200005" calcext:value-type="float">
            <text:p>27,200005</text:p>
          </table:table-cell>
          <table:table-cell table:formula="of:=([.C233]*[.$B$298])-([.C233]*[.$B$297])+[.$B$297]" office:value-type="float" office:value="27.132717" calcext:value-type="float">
            <text:p>27,132717</text:p>
          </table:table-cell>
          <table:table-cell table:formula="of:=([.D233]-[.E233])^2" office:value-type="float" office:value="0.0045276749439997" calcext:value-type="float">
            <text:p>0,004527674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49859" calcext:value-type="float">
            <text:p>0,49859</text:p>
          </table:table-cell>
          <table:table-cell table:formula="of:=([.B234]*[.$B$298])-([.B234]*[.$B$297])+[.$B$297]" office:value-type="float" office:value="26.900004" calcext:value-type="float">
            <text:p>26,900004</text:p>
          </table:table-cell>
          <table:table-cell table:formula="of:=([.C234]*[.$B$298])-([.C234]*[.$B$297])+[.$B$297]" office:value-type="float" office:value="26.98167" calcext:value-type="float">
            <text:p>26,98167</text:p>
          </table:table-cell>
          <table:table-cell table:formula="of:=([.D234]-[.E234])^2" office:value-type="float" office:value="0.00666933555600091" calcext:value-type="float">
            <text:p>0,006669335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49312" calcext:value-type="float">
            <text:p>0,449312</text:p>
          </table:table-cell>
          <table:table-cell table:formula="of:=([.B235]*[.$B$298])-([.B235]*[.$B$297])+[.$B$297]" office:value-type="float" office:value="26.000001" calcext:value-type="float">
            <text:p>26,000001</text:p>
          </table:table-cell>
          <table:table-cell table:formula="of:=([.C235]*[.$B$298])-([.C235]*[.$B$297])+[.$B$297]" office:value-type="float" office:value="26.341056" calcext:value-type="float">
            <text:p>26,341056</text:p>
          </table:table-cell>
          <table:table-cell table:formula="of:=([.D235]-[.E235])^2" office:value-type="float" office:value="0.116318513025001" calcext:value-type="float">
            <text:p>0,11631851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42749" calcext:value-type="float">
            <text:p>0,442749</text:p>
          </table:table-cell>
          <table:table-cell table:formula="of:=([.B236]*[.$B$298])-([.B236]*[.$B$297])+[.$B$297]" office:value-type="float" office:value="26.000001" calcext:value-type="float">
            <text:p>26,000001</text:p>
          </table:table-cell>
          <table:table-cell table:formula="of:=([.C236]*[.$B$298])-([.C236]*[.$B$297])+[.$B$297]" office:value-type="float" office:value="26.255737" calcext:value-type="float">
            <text:p>26,255737</text:p>
          </table:table-cell>
          <table:table-cell table:formula="of:=([.D236]-[.E236])^2" office:value-type="float" office:value="0.0654009016959994" calcext:value-type="float">
            <text:p>0,065400901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4902" calcext:value-type="float">
            <text:p>0,454902</text:p>
          </table:table-cell>
          <table:table-cell table:formula="of:=([.B237]*[.$B$298])-([.B237]*[.$B$297])+[.$B$297]" office:value-type="float" office:value="26.099997" calcext:value-type="float">
            <text:p>26,099997</text:p>
          </table:table-cell>
          <table:table-cell table:formula="of:=([.C237]*[.$B$298])-([.C237]*[.$B$297])+[.$B$297]" office:value-type="float" office:value="26.413726" calcext:value-type="float">
            <text:p>26,413726</text:p>
          </table:table-cell>
          <table:table-cell table:formula="of:=([.D237]-[.E237])^2" office:value-type="float" office:value="0.0984258854409969" calcext:value-type="float">
            <text:p>0,098425885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41464" calcext:value-type="float">
            <text:p>0,441464</text:p>
          </table:table-cell>
          <table:table-cell table:formula="of:=([.B238]*[.$B$298])-([.B238]*[.$B$297])+[.$B$297]" office:value-type="float" office:value="25.799996" calcext:value-type="float">
            <text:p>25,799996</text:p>
          </table:table-cell>
          <table:table-cell table:formula="of:=([.C238]*[.$B$298])-([.C238]*[.$B$297])+[.$B$297]" office:value-type="float" office:value="26.239032" calcext:value-type="float">
            <text:p>26,239032</text:p>
          </table:table-cell>
          <table:table-cell table:formula="of:=([.D238]-[.E238])^2" office:value-type="float" office:value="0.192752609296001" calcext:value-type="float">
            <text:p>0,192752609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22034" calcext:value-type="float">
            <text:p>0,422034</text:p>
          </table:table-cell>
          <table:table-cell table:formula="of:=([.B239]*[.$B$298])-([.B239]*[.$B$297])+[.$B$297]" office:value-type="float" office:value="26.699999" calcext:value-type="float">
            <text:p>26,699999</text:p>
          </table:table-cell>
          <table:table-cell table:formula="of:=([.C239]*[.$B$298])-([.C239]*[.$B$297])+[.$B$297]" office:value-type="float" office:value="25.986442" calcext:value-type="float">
            <text:p>25,986442</text:p>
          </table:table-cell>
          <table:table-cell table:formula="of:=([.D239]-[.E239])^2" office:value-type="float" office:value="0.509163592248997" calcext:value-type="float">
            <text:p>0,509163592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79052" calcext:value-type="float">
            <text:p>0,479052</text:p>
          </table:table-cell>
          <table:table-cell table:formula="of:=([.B240]*[.$B$298])-([.B240]*[.$B$297])+[.$B$297]" office:value-type="float" office:value="25.300003" calcext:value-type="float">
            <text:p>25,300003</text:p>
          </table:table-cell>
          <table:table-cell table:formula="of:=([.C240]*[.$B$298])-([.C240]*[.$B$297])+[.$B$297]" office:value-type="float" office:value="26.727676" calcext:value-type="float">
            <text:p>26,727676</text:p>
          </table:table-cell>
          <table:table-cell table:formula="of:=([.D240]-[.E240])^2" office:value-type="float" office:value="2.038250194929" calcext:value-type="float">
            <text:p>2,038250194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19613" calcext:value-type="float">
            <text:p>0,419613</text:p>
          </table:table-cell>
          <table:table-cell table:formula="of:=([.B241]*[.$B$298])-([.B241]*[.$B$297])+[.$B$297]" office:value-type="float" office:value="25.300003" calcext:value-type="float">
            <text:p>25,300003</text:p>
          </table:table-cell>
          <table:table-cell table:formula="of:=([.C241]*[.$B$298])-([.C241]*[.$B$297])+[.$B$297]" office:value-type="float" office:value="25.954969" calcext:value-type="float">
            <text:p>25,954969</text:p>
          </table:table-cell>
          <table:table-cell table:formula="of:=([.D241]-[.E241])^2" office:value-type="float" office:value="0.428980461155998" calcext:value-type="float">
            <text:p>0,428980461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13214" calcext:value-type="float">
            <text:p>0,413214</text:p>
          </table:table-cell>
          <table:table-cell table:formula="of:=([.B242]*[.$B$298])-([.B242]*[.$B$297])+[.$B$297]" office:value-type="float" office:value="25.199994" calcext:value-type="float">
            <text:p>25,199994</text:p>
          </table:table-cell>
          <table:table-cell table:formula="of:=([.C242]*[.$B$298])-([.C242]*[.$B$297])+[.$B$297]" office:value-type="float" office:value="25.871782" calcext:value-type="float">
            <text:p>25,871782</text:p>
          </table:table-cell>
          <table:table-cell table:formula="of:=([.D242]-[.E242])^2" office:value-type="float" office:value="0.451299116944004" calcext:value-type="float">
            <text:p>0,451299116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427151" calcext:value-type="float">
            <text:p>0,427151</text:p>
          </table:table-cell>
          <table:table-cell table:formula="of:=([.B243]*[.$B$298])-([.B243]*[.$B$297])+[.$B$297]" office:value-type="float" office:value="24.700001" calcext:value-type="float">
            <text:p>24,700001</text:p>
          </table:table-cell>
          <table:table-cell table:formula="of:=([.C243]*[.$B$298])-([.C243]*[.$B$297])+[.$B$297]" office:value-type="float" office:value="26.052963" calcext:value-type="float">
            <text:p>26,052963</text:p>
          </table:table-cell>
          <table:table-cell table:formula="of:=([.D243]-[.E243])^2" office:value-type="float" office:value="1.83050617344399" calcext:value-type="float">
            <text:p>1,830506173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379674" calcext:value-type="float">
            <text:p>0,379674</text:p>
          </table:table-cell>
          <table:table-cell table:formula="of:=([.B244]*[.$B$298])-([.B244]*[.$B$297])+[.$B$297]" office:value-type="float" office:value="24.700001" calcext:value-type="float">
            <text:p>24,700001</text:p>
          </table:table-cell>
          <table:table-cell table:formula="of:=([.C244]*[.$B$298])-([.C244]*[.$B$297])+[.$B$297]" office:value-type="float" office:value="25.435762" calcext:value-type="float">
            <text:p>25,435762</text:p>
          </table:table-cell>
          <table:table-cell table:formula="of:=([.D244]-[.E244])^2" office:value-type="float" office:value="0.541344249121" calcext:value-type="float">
            <text:p>0,541344249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386866" calcext:value-type="float">
            <text:p>0,386866</text:p>
          </table:table-cell>
          <table:table-cell table:formula="of:=([.B245]*[.$B$298])-([.B245]*[.$B$297])+[.$B$297]" office:value-type="float" office:value="25.199994" calcext:value-type="float">
            <text:p>25,199994</text:p>
          </table:table-cell>
          <table:table-cell table:formula="of:=([.C245]*[.$B$298])-([.C245]*[.$B$297])+[.$B$297]" office:value-type="float" office:value="25.529258" calcext:value-type="float">
            <text:p>25,529258</text:p>
          </table:table-cell>
          <table:table-cell table:formula="of:=([.D245]-[.E245])^2" office:value-type="float" office:value="0.108414781696001" calcext:value-type="float">
            <text:p>0,108414781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23716" calcext:value-type="float">
            <text:p>0,423716</text:p>
          </table:table-cell>
          <table:table-cell table:formula="of:=([.B246]*[.$B$298])-([.B246]*[.$B$297])+[.$B$297]" office:value-type="float" office:value="26.699999" calcext:value-type="float">
            <text:p>26,699999</text:p>
          </table:table-cell>
          <table:table-cell table:formula="of:=([.C246]*[.$B$298])-([.C246]*[.$B$297])+[.$B$297]" office:value-type="float" office:value="26.008308" calcext:value-type="float">
            <text:p>26,008308</text:p>
          </table:table-cell>
          <table:table-cell table:formula="of:=([.D246]-[.E246])^2" office:value-type="float" office:value="0.478436439480998" calcext:value-type="float">
            <text:p>0,478436439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521507" calcext:value-type="float">
            <text:p>0,521507</text:p>
          </table:table-cell>
          <table:table-cell table:formula="of:=([.B247]*[.$B$298])-([.B247]*[.$B$297])+[.$B$297]" office:value-type="float" office:value="28.800006" calcext:value-type="float">
            <text:p>28,800006</text:p>
          </table:table-cell>
          <table:table-cell table:formula="of:=([.C247]*[.$B$298])-([.C247]*[.$B$297])+[.$B$297]" office:value-type="float" office:value="27.279591" calcext:value-type="float">
            <text:p>27,279591</text:p>
          </table:table-cell>
          <table:table-cell table:formula="of:=([.D247]-[.E247])^2" office:value-type="float" office:value="2.311661772225" calcext:value-type="float">
            <text:p>2,311661772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676512" calcext:value-type="float">
            <text:p>0,676512</text:p>
          </table:table-cell>
          <table:table-cell table:formula="of:=([.B248]*[.$B$298])-([.B248]*[.$B$297])+[.$B$297]" office:value-type="float" office:value="30.399994" calcext:value-type="float">
            <text:p>30,399994</text:p>
          </table:table-cell>
          <table:table-cell table:formula="of:=([.C248]*[.$B$298])-([.C248]*[.$B$297])+[.$B$297]" office:value-type="float" office:value="29.294656" calcext:value-type="float">
            <text:p>29,294656</text:p>
          </table:table-cell>
          <table:table-cell table:formula="of:=([.D248]-[.E248])^2" office:value-type="float" office:value="1.221772094244" calcext:value-type="float">
            <text:p>1,221772094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760414" calcext:value-type="float">
            <text:p>0,760414</text:p>
          </table:table-cell>
          <table:table-cell table:formula="of:=([.B249]*[.$B$298])-([.B249]*[.$B$297])+[.$B$297]" office:value-type="float" office:value="30.800004" calcext:value-type="float">
            <text:p>30,800004</text:p>
          </table:table-cell>
          <table:table-cell table:formula="of:=([.C249]*[.$B$298])-([.C249]*[.$B$297])+[.$B$297]" office:value-type="float" office:value="30.385382" calcext:value-type="float">
            <text:p>30,385382</text:p>
          </table:table-cell>
          <table:table-cell table:formula="of:=([.D249]-[.E249])^2" office:value-type="float" office:value="0.171911402884001" calcext:value-type="float">
            <text:p>0,171911402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753846" calcext:value-type="float">
            <text:p>0,753846</text:p>
          </table:table-cell>
          <table:table-cell office:value-type="float" office:value="0.763779" calcext:value-type="float">
            <text:p>0,763779</text:p>
          </table:table-cell>
          <table:table-cell table:formula="of:=([.B250]*[.$B$298])-([.B250]*[.$B$297])+[.$B$297]" office:value-type="float" office:value="30.299998" calcext:value-type="float">
            <text:p>30,299998</text:p>
          </table:table-cell>
          <table:table-cell table:formula="of:=([.C250]*[.$B$298])-([.C250]*[.$B$297])+[.$B$297]" office:value-type="float" office:value="30.429127" calcext:value-type="float">
            <text:p>30,429127</text:p>
          </table:table-cell>
          <table:table-cell table:formula="of:=([.D250]-[.E250])^2" office:value-type="float" office:value="0.0166742986409997" calcext:value-type="float">
            <text:p>0,016674298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76923" calcext:value-type="float">
            <text:p>0,776923</text:p>
          </table:table-cell>
          <table:table-cell office:value-type="float" office:value="0.724672" calcext:value-type="float">
            <text:p>0,724672</text:p>
          </table:table-cell>
          <table:table-cell table:formula="of:=([.B251]*[.$B$298])-([.B251]*[.$B$297])+[.$B$297]" office:value-type="float" office:value="30.599999" calcext:value-type="float">
            <text:p>30,599999</text:p>
          </table:table-cell>
          <table:table-cell table:formula="of:=([.C251]*[.$B$298])-([.C251]*[.$B$297])+[.$B$297]" office:value-type="float" office:value="29.920736" calcext:value-type="float">
            <text:p>29,920736</text:p>
          </table:table-cell>
          <table:table-cell table:formula="of:=([.D251]-[.E251])^2" office:value-type="float" office:value="0.461398223168994" calcext:value-type="float">
            <text:p>0,461398223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00341" calcext:value-type="float">
            <text:p>0,700341</text:p>
          </table:table-cell>
          <table:table-cell table:formula="of:=([.B252]*[.$B$298])-([.B252]*[.$B$297])+[.$B$297]" office:value-type="float" office:value="30.999996" calcext:value-type="float">
            <text:p>30,999996</text:p>
          </table:table-cell>
          <table:table-cell table:formula="of:=([.C252]*[.$B$298])-([.C252]*[.$B$297])+[.$B$297]" office:value-type="float" office:value="29.604433" calcext:value-type="float">
            <text:p>29,604433</text:p>
          </table:table-cell>
          <table:table-cell table:formula="of:=([.D252]-[.E252])^2" office:value-type="float" office:value="1.947596086969" calcext:value-type="float">
            <text:p>1,94759608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702264" calcext:value-type="float">
            <text:p>0,702264</text:p>
          </table:table-cell>
          <table:table-cell table:formula="of:=([.B253]*[.$B$298])-([.B253]*[.$B$297])+[.$B$297]" office:value-type="float" office:value="30.800004" calcext:value-type="float">
            <text:p>30,800004</text:p>
          </table:table-cell>
          <table:table-cell table:formula="of:=([.C253]*[.$B$298])-([.C253]*[.$B$297])+[.$B$297]" office:value-type="float" office:value="29.629432" calcext:value-type="float">
            <text:p>29,629432</text:p>
          </table:table-cell>
          <table:table-cell table:formula="of:=([.D253]-[.E253])^2" office:value-type="float" office:value="1.370238807184" calcext:value-type="float">
            <text:p>1,370238807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674407" calcext:value-type="float">
            <text:p>0,674407</text:p>
          </table:table-cell>
          <table:table-cell table:formula="of:=([.B254]*[.$B$298])-([.B254]*[.$B$297])+[.$B$297]" office:value-type="float" office:value="30.500003" calcext:value-type="float">
            <text:p>30,500003</text:p>
          </table:table-cell>
          <table:table-cell table:formula="of:=([.C254]*[.$B$298])-([.C254]*[.$B$297])+[.$B$297]" office:value-type="float" office:value="29.267291" calcext:value-type="float">
            <text:p>29,267291</text:p>
          </table:table-cell>
          <table:table-cell table:formula="of:=([.D254]-[.E254])^2" office:value-type="float" office:value="1.519578874944" calcext:value-type="float">
            <text:p>1,519578874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730769" calcext:value-type="float">
            <text:p>0,730769</text:p>
          </table:table-cell>
          <table:table-cell office:value-type="float" office:value="0.657273" calcext:value-type="float">
            <text:p>0,657273</text:p>
          </table:table-cell>
          <table:table-cell table:formula="of:=([.B255]*[.$B$298])-([.B255]*[.$B$297])+[.$B$297]" office:value-type="float" office:value="29.999997" calcext:value-type="float">
            <text:p>29,999997</text:p>
          </table:table-cell>
          <table:table-cell table:formula="of:=([.C255]*[.$B$298])-([.C255]*[.$B$297])+[.$B$297]" office:value-type="float" office:value="29.044549" calcext:value-type="float">
            <text:p>29,044549</text:p>
          </table:table-cell>
          <table:table-cell table:formula="of:=([.D255]-[.E255])^2" office:value-type="float" office:value="0.912880880704008" calcext:value-type="float">
            <text:p>0,912880880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22566" calcext:value-type="float">
            <text:p>0,622566</text:p>
          </table:table-cell>
          <table:table-cell table:formula="of:=([.B256]*[.$B$298])-([.B256]*[.$B$297])+[.$B$297]" office:value-type="float" office:value="28.099995" calcext:value-type="float">
            <text:p>28,099995</text:p>
          </table:table-cell>
          <table:table-cell table:formula="of:=([.C256]*[.$B$298])-([.C256]*[.$B$297])+[.$B$297]" office:value-type="float" office:value="28.593358" calcext:value-type="float">
            <text:p>28,593358</text:p>
          </table:table-cell>
          <table:table-cell table:formula="of:=([.D256]-[.E256])^2" office:value-type="float" office:value="0.243407049768999" calcext:value-type="float">
            <text:p>0,24340704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4519" calcext:value-type="float">
            <text:p>0,54519</text:p>
          </table:table-cell>
          <table:table-cell table:formula="of:=([.B257]*[.$B$298])-([.B257]*[.$B$297])+[.$B$297]" office:value-type="float" office:value="25.600004" calcext:value-type="float">
            <text:p>25,600004</text:p>
          </table:table-cell>
          <table:table-cell table:formula="of:=([.C257]*[.$B$298])-([.C257]*[.$B$297])+[.$B$297]" office:value-type="float" office:value="27.58747" calcext:value-type="float">
            <text:p>27,58747</text:p>
          </table:table-cell>
          <table:table-cell table:formula="of:=([.D257]-[.E257])^2" office:value-type="float" office:value="3.95002110115602" calcext:value-type="float">
            <text:p>3,950021101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79317" calcext:value-type="float">
            <text:p>0,479317</text:p>
          </table:table-cell>
          <table:table-cell table:formula="of:=([.B258]*[.$B$298])-([.B258]*[.$B$297])+[.$B$297]" office:value-type="float" office:value="25.799996" calcext:value-type="float">
            <text:p>25,799996</text:p>
          </table:table-cell>
          <table:table-cell table:formula="of:=([.C258]*[.$B$298])-([.C258]*[.$B$297])+[.$B$297]" office:value-type="float" office:value="26.731121" calcext:value-type="float">
            <text:p>26,731121</text:p>
          </table:table-cell>
          <table:table-cell table:formula="of:=([.D258]-[.E258])^2" office:value-type="float" office:value="0.866993765624996" calcext:value-type="float">
            <text:p>0,866993765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475129" calcext:value-type="float">
            <text:p>0,475129</text:p>
          </table:table-cell>
          <table:table-cell table:formula="of:=([.B259]*[.$B$298])-([.B259]*[.$B$297])+[.$B$297]" office:value-type="float" office:value="27.699998" calcext:value-type="float">
            <text:p>27,699998</text:p>
          </table:table-cell>
          <table:table-cell table:formula="of:=([.C259]*[.$B$298])-([.C259]*[.$B$297])+[.$B$297]" office:value-type="float" office:value="26.676677" calcext:value-type="float">
            <text:p>26,676677</text:p>
          </table:table-cell>
          <table:table-cell table:formula="of:=([.D259]-[.E259])^2" office:value-type="float" office:value="1.04718586904101" calcext:value-type="float">
            <text:p>1,04718586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460505" calcext:value-type="float">
            <text:p>0,460505</text:p>
          </table:table-cell>
          <table:table-cell table:formula="of:=([.B260]*[.$B$298])-([.B260]*[.$B$297])+[.$B$297]" office:value-type="float" office:value="29.099994" calcext:value-type="float">
            <text:p>29,099994</text:p>
          </table:table-cell>
          <table:table-cell table:formula="of:=([.C260]*[.$B$298])-([.C260]*[.$B$297])+[.$B$297]" office:value-type="float" office:value="26.486565" calcext:value-type="float">
            <text:p>26,486565</text:p>
          </table:table-cell>
          <table:table-cell table:formula="of:=([.D260]-[.E260])^2" office:value-type="float" office:value="6.83001113804102" calcext:value-type="float">
            <text:p>6,83001113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684047" calcext:value-type="float">
            <text:p>0,684047</text:p>
          </table:table-cell>
          <table:table-cell table:formula="of:=([.B261]*[.$B$298])-([.B261]*[.$B$297])+[.$B$297]" office:value-type="float" office:value="31.100005" calcext:value-type="float">
            <text:p>31,100005</text:p>
          </table:table-cell>
          <table:table-cell table:formula="of:=([.C261]*[.$B$298])-([.C261]*[.$B$297])+[.$B$297]" office:value-type="float" office:value="29.392611" calcext:value-type="float">
            <text:p>29,392611</text:p>
          </table:table-cell>
          <table:table-cell table:formula="of:=([.D261]-[.E261])^2" office:value-type="float" office:value="2.915194271236" calcext:value-type="float">
            <text:p>2,915194271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804689" calcext:value-type="float">
            <text:p>0,804689</text:p>
          </table:table-cell>
          <table:table-cell table:formula="of:=([.B262]*[.$B$298])-([.B262]*[.$B$297])+[.$B$297]" office:value-type="float" office:value="29.099994" calcext:value-type="float">
            <text:p>29,099994</text:p>
          </table:table-cell>
          <table:table-cell table:formula="of:=([.C262]*[.$B$298])-([.C262]*[.$B$297])+[.$B$297]" office:value-type="float" office:value="30.960957" calcext:value-type="float">
            <text:p>30,960957</text:p>
          </table:table-cell>
          <table:table-cell table:formula="of:=([.D262]-[.E262])^2" office:value-type="float" office:value="3.46318328736899" calcext:value-type="float">
            <text:p>3,463183287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76923" calcext:value-type="float">
            <text:p>0,676923</text:p>
          </table:table-cell>
          <table:table-cell office:value-type="float" office:value="0.633553" calcext:value-type="float">
            <text:p>0,633553</text:p>
          </table:table-cell>
          <table:table-cell table:formula="of:=([.B263]*[.$B$298])-([.B263]*[.$B$297])+[.$B$297]" office:value-type="float" office:value="29.299999" calcext:value-type="float">
            <text:p>29,299999</text:p>
          </table:table-cell>
          <table:table-cell table:formula="of:=([.C263]*[.$B$298])-([.C263]*[.$B$297])+[.$B$297]" office:value-type="float" office:value="28.736189" calcext:value-type="float">
            <text:p>28,736189</text:p>
          </table:table-cell>
          <table:table-cell table:formula="of:=([.D263]-[.E263])^2" office:value-type="float" office:value="0.317881716100004" calcext:value-type="float">
            <text:p>0,317881716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618709" calcext:value-type="float">
            <text:p>0,618709</text:p>
          </table:table-cell>
          <table:table-cell table:formula="of:=([.B264]*[.$B$298])-([.B264]*[.$B$297])+[.$B$297]" office:value-type="float" office:value="29.500004" calcext:value-type="float">
            <text:p>29,500004</text:p>
          </table:table-cell>
          <table:table-cell table:formula="of:=([.C264]*[.$B$298])-([.C264]*[.$B$297])+[.$B$297]" office:value-type="float" office:value="28.543217" calcext:value-type="float">
            <text:p>28,543217</text:p>
          </table:table-cell>
          <table:table-cell table:formula="of:=([.D264]-[.E264])^2" office:value-type="float" office:value="0.915441363368997" calcext:value-type="float">
            <text:p>0,915441363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9" calcext:value-type="float">
            <text:p>0,9</text:p>
          </table:table-cell>
          <table:table-cell office:value-type="float" office:value="0.641396" calcext:value-type="float">
            <text:p>0,641396</text:p>
          </table:table-cell>
          <table:table-cell table:formula="of:=([.B265]*[.$B$298])-([.B265]*[.$B$297])+[.$B$297]" office:value-type="float" office:value="32.2" calcext:value-type="float">
            <text:p>32,2</text:p>
          </table:table-cell>
          <table:table-cell table:formula="of:=([.C265]*[.$B$298])-([.C265]*[.$B$297])+[.$B$297]" office:value-type="float" office:value="28.838148" calcext:value-type="float">
            <text:p>28,838148</text:p>
          </table:table-cell>
          <table:table-cell table:formula="of:=([.D265]-[.E265])^2" office:value-type="float" office:value="11.302048869904" calcext:value-type="float">
            <text:p>11,302048869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915385" calcext:value-type="float">
            <text:p>0,915385</text:p>
          </table:table-cell>
          <table:table-cell office:value-type="float" office:value="0.776964" calcext:value-type="float">
            <text:p>0,776964</text:p>
          </table:table-cell>
          <table:table-cell table:formula="of:=([.B266]*[.$B$298])-([.B266]*[.$B$297])+[.$B$297]" office:value-type="float" office:value="32.400005" calcext:value-type="float">
            <text:p>32,400005</text:p>
          </table:table-cell>
          <table:table-cell table:formula="of:=([.C266]*[.$B$298])-([.C266]*[.$B$297])+[.$B$297]" office:value-type="float" office:value="30.600532" calcext:value-type="float">
            <text:p>30,600532</text:p>
          </table:table-cell>
          <table:table-cell table:formula="of:=([.D266]-[.E266])^2" office:value-type="float" office:value="3.238103077729" calcext:value-type="float">
            <text:p>3,238103077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829122" calcext:value-type="float">
            <text:p>0,829122</text:p>
          </table:table-cell>
          <table:table-cell table:formula="of:=([.B267]*[.$B$298])-([.B267]*[.$B$297])+[.$B$297]" office:value-type="float" office:value="31.500002" calcext:value-type="float">
            <text:p>31,500002</text:p>
          </table:table-cell>
          <table:table-cell table:formula="of:=([.C267]*[.$B$298])-([.C267]*[.$B$297])+[.$B$297]" office:value-type="float" office:value="31.278586" calcext:value-type="float">
            <text:p>31,278586</text:p>
          </table:table-cell>
          <table:table-cell table:formula="of:=([.D267]-[.E267])^2" office:value-type="float" office:value="0.0490250450560006" calcext:value-type="float">
            <text:p>0,049025045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738287" calcext:value-type="float">
            <text:p>0,738287</text:p>
          </table:table-cell>
          <table:table-cell table:formula="of:=([.B268]*[.$B$298])-([.B268]*[.$B$297])+[.$B$297]" office:value-type="float" office:value="29.699996" calcext:value-type="float">
            <text:p>29,699996</text:p>
          </table:table-cell>
          <table:table-cell table:formula="of:=([.C268]*[.$B$298])-([.C268]*[.$B$297])+[.$B$297]" office:value-type="float" office:value="30.097731" calcext:value-type="float">
            <text:p>30,097731</text:p>
          </table:table-cell>
          <table:table-cell table:formula="of:=([.D268]-[.E268])^2" office:value-type="float" office:value="0.158193130224998" calcext:value-type="float">
            <text:p>0,158193130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17463" calcext:value-type="float">
            <text:p>0,617463</text:p>
          </table:table-cell>
          <table:table-cell table:formula="of:=([.B269]*[.$B$298])-([.B269]*[.$B$297])+[.$B$297]" office:value-type="float" office:value="28.399996" calcext:value-type="float">
            <text:p>28,399996</text:p>
          </table:table-cell>
          <table:table-cell table:formula="of:=([.C269]*[.$B$298])-([.C269]*[.$B$297])+[.$B$297]" office:value-type="float" office:value="28.527019" calcext:value-type="float">
            <text:p>28,527019</text:p>
          </table:table-cell>
          <table:table-cell table:formula="of:=([.D269]-[.E269])^2" office:value-type="float" office:value="0.0161348425290003" calcext:value-type="float">
            <text:p>0,016134842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548646" calcext:value-type="float">
            <text:p>0,548646</text:p>
          </table:table-cell>
          <table:table-cell table:formula="of:=([.B270]*[.$B$298])-([.B270]*[.$B$297])+[.$B$297]" office:value-type="float" office:value="27.699998" calcext:value-type="float">
            <text:p>27,699998</text:p>
          </table:table-cell>
          <table:table-cell table:formula="of:=([.C270]*[.$B$298])-([.C270]*[.$B$297])+[.$B$297]" office:value-type="float" office:value="27.632398" calcext:value-type="float">
            <text:p>27,632398</text:p>
          </table:table-cell>
          <table:table-cell table:formula="of:=([.D270]-[.E270])^2" office:value-type="float" office:value="0.00456975999999983" calcext:value-type="float">
            <text:p>0,0045697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38462" calcext:value-type="float">
            <text:p>0,538462</text:p>
          </table:table-cell>
          <table:table-cell office:value-type="float" office:value="0.508608" calcext:value-type="float">
            <text:p>0,508608</text:p>
          </table:table-cell>
          <table:table-cell table:formula="of:=([.B271]*[.$B$298])-([.B271]*[.$B$297])+[.$B$297]" office:value-type="float" office:value="27.500006" calcext:value-type="float">
            <text:p>27,500006</text:p>
          </table:table-cell>
          <table:table-cell table:formula="of:=([.C271]*[.$B$298])-([.C271]*[.$B$297])+[.$B$297]" office:value-type="float" office:value="27.111904" calcext:value-type="float">
            <text:p>27,111904</text:p>
          </table:table-cell>
          <table:table-cell table:formula="of:=([.D271]-[.E271])^2" office:value-type="float" office:value="0.150623162404" calcext:value-type="float">
            <text:p>0,150623162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03446" calcext:value-type="float">
            <text:p>0,503446</text:p>
          </table:table-cell>
          <table:table-cell table:formula="of:=([.B272]*[.$B$298])-([.B272]*[.$B$297])+[.$B$297]" office:value-type="float" office:value="26.699999" calcext:value-type="float">
            <text:p>26,699999</text:p>
          </table:table-cell>
          <table:table-cell table:formula="of:=([.C272]*[.$B$298])-([.C272]*[.$B$297])+[.$B$297]" office:value-type="float" office:value="27.044798" calcext:value-type="float">
            <text:p>27,044798</text:p>
          </table:table-cell>
          <table:table-cell table:formula="of:=([.D272]-[.E272])^2" office:value-type="float" office:value="0.118886350401001" calcext:value-type="float">
            <text:p>0,118886350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79122" calcext:value-type="float">
            <text:p>0,479122</text:p>
          </table:table-cell>
          <table:table-cell table:formula="of:=([.B273]*[.$B$298])-([.B273]*[.$B$297])+[.$B$297]" office:value-type="float" office:value="27.200005" calcext:value-type="float">
            <text:p>27,200005</text:p>
          </table:table-cell>
          <table:table-cell table:formula="of:=([.C273]*[.$B$298])-([.C273]*[.$B$297])+[.$B$297]" office:value-type="float" office:value="26.728586" calcext:value-type="float">
            <text:p>26,728586</text:p>
          </table:table-cell>
          <table:table-cell table:formula="of:=([.D273]-[.E273])^2" office:value-type="float" office:value="0.222235873560997" calcext:value-type="float">
            <text:p>0,222235873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82324" calcext:value-type="float">
            <text:p>0,482324</text:p>
          </table:table-cell>
          <table:table-cell table:formula="of:=([.B274]*[.$B$298])-([.B274]*[.$B$297])+[.$B$297]" office:value-type="float" office:value="26.600003" calcext:value-type="float">
            <text:p>26,600003</text:p>
          </table:table-cell>
          <table:table-cell table:formula="of:=([.C274]*[.$B$298])-([.C274]*[.$B$297])+[.$B$297]" office:value-type="float" office:value="26.770212" calcext:value-type="float">
            <text:p>26,770212</text:p>
          </table:table-cell>
          <table:table-cell table:formula="of:=([.D274]-[.E274])^2" office:value-type="float" office:value="0.0289711036809999" calcext:value-type="float">
            <text:p>0,028971103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65444" calcext:value-type="float">
            <text:p>0,465444</text:p>
          </table:table-cell>
          <table:table-cell table:formula="of:=([.B275]*[.$B$298])-([.B275]*[.$B$297])+[.$B$297]" office:value-type="float" office:value="26.499994" calcext:value-type="float">
            <text:p>26,499994</text:p>
          </table:table-cell>
          <table:table-cell table:formula="of:=([.C275]*[.$B$298])-([.C275]*[.$B$297])+[.$B$297]" office:value-type="float" office:value="26.550772" calcext:value-type="float">
            <text:p>26,550772</text:p>
          </table:table-cell>
          <table:table-cell table:formula="of:=([.D275]-[.E275])^2" office:value-type="float" office:value="0.00257840528400011" calcext:value-type="float">
            <text:p>0,002578405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54227" calcext:value-type="float">
            <text:p>0,454227</text:p>
          </table:table-cell>
          <table:table-cell table:formula="of:=([.B276]*[.$B$298])-([.B276]*[.$B$297])+[.$B$297]" office:value-type="float" office:value="26.399998" calcext:value-type="float">
            <text:p>26,399998</text:p>
          </table:table-cell>
          <table:table-cell table:formula="of:=([.C276]*[.$B$298])-([.C276]*[.$B$297])+[.$B$297]" office:value-type="float" office:value="26.404951" calcext:value-type="float">
            <text:p>26,404951</text:p>
          </table:table-cell>
          <table:table-cell table:formula="of:=([.D276]-[.E276])^2" office:value-type="float" office:value="0.0000245322089999691" calcext:value-type="float">
            <text:p>2,45322089999691E-0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69605" calcext:value-type="float">
            <text:p>0,469605</text:p>
          </table:table-cell>
          <table:table-cell table:formula="of:=([.B277]*[.$B$298])-([.B277]*[.$B$297])+[.$B$297]" office:value-type="float" office:value="26.499994" calcext:value-type="float">
            <text:p>26,499994</text:p>
          </table:table-cell>
          <table:table-cell table:formula="of:=([.C277]*[.$B$298])-([.C277]*[.$B$297])+[.$B$297]" office:value-type="float" office:value="26.604865" calcext:value-type="float">
            <text:p>26,604865</text:p>
          </table:table-cell>
          <table:table-cell table:formula="of:=([.D277]-[.E277])^2" office:value-type="float" office:value="0.0109979266409998" calcext:value-type="float">
            <text:p>0,010997926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53901" calcext:value-type="float">
            <text:p>0,453901</text:p>
          </table:table-cell>
          <table:table-cell table:formula="of:=([.B278]*[.$B$298])-([.B278]*[.$B$297])+[.$B$297]" office:value-type="float" office:value="26.300002" calcext:value-type="float">
            <text:p>26,300002</text:p>
          </table:table-cell>
          <table:table-cell table:formula="of:=([.C278]*[.$B$298])-([.C278]*[.$B$297])+[.$B$297]" office:value-type="float" office:value="26.400713" calcext:value-type="float">
            <text:p>26,400713</text:p>
          </table:table-cell>
          <table:table-cell table:formula="of:=([.D278]-[.E278])^2" office:value-type="float" office:value="0.0101427055210001" calcext:value-type="float">
            <text:p>0,010142705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58995" calcext:value-type="float">
            <text:p>0,458995</text:p>
          </table:table-cell>
          <table:table-cell table:formula="of:=([.B279]*[.$B$298])-([.B279]*[.$B$297])+[.$B$297]" office:value-type="float" office:value="25.900005" calcext:value-type="float">
            <text:p>25,900005</text:p>
          </table:table-cell>
          <table:table-cell table:formula="of:=([.C279]*[.$B$298])-([.C279]*[.$B$297])+[.$B$297]" office:value-type="float" office:value="26.466935" calcext:value-type="float">
            <text:p>26,466935</text:p>
          </table:table-cell>
          <table:table-cell table:formula="of:=([.D279]-[.E279])^2" office:value-type="float" office:value="0.321409624899999" calcext:value-type="float">
            <text:p>0,321409624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38026" calcext:value-type="float">
            <text:p>0,438026</text:p>
          </table:table-cell>
          <table:table-cell table:formula="of:=([.B280]*[.$B$298])-([.B280]*[.$B$297])+[.$B$297]" office:value-type="float" office:value="25.900005" calcext:value-type="float">
            <text:p>25,900005</text:p>
          </table:table-cell>
          <table:table-cell table:formula="of:=([.C280]*[.$B$298])-([.C280]*[.$B$297])+[.$B$297]" office:value-type="float" office:value="26.194338" calcext:value-type="float">
            <text:p>26,194338</text:p>
          </table:table-cell>
          <table:table-cell table:formula="of:=([.D280]-[.E280])^2" office:value-type="float" office:value="0.0866319148889989" calcext:value-type="float">
            <text:p>0,086631914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39397" calcext:value-type="float">
            <text:p>0,439397</text:p>
          </table:table-cell>
          <table:table-cell table:formula="of:=([.B281]*[.$B$298])-([.B281]*[.$B$297])+[.$B$297]" office:value-type="float" office:value="27.200005" calcext:value-type="float">
            <text:p>27,200005</text:p>
          </table:table-cell>
          <table:table-cell table:formula="of:=([.C281]*[.$B$298])-([.C281]*[.$B$297])+[.$B$297]" office:value-type="float" office:value="26.212161" calcext:value-type="float">
            <text:p>26,212161</text:p>
          </table:table-cell>
          <table:table-cell table:formula="of:=([.D281]-[.E281])^2" office:value-type="float" office:value="0.975835768335991" calcext:value-type="float">
            <text:p>0,975835768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02427" calcext:value-type="float">
            <text:p>0,502427</text:p>
          </table:table-cell>
          <table:table-cell table:formula="of:=([.B282]*[.$B$298])-([.B282]*[.$B$297])+[.$B$297]" office:value-type="float" office:value="26.900004" calcext:value-type="float">
            <text:p>26,900004</text:p>
          </table:table-cell>
          <table:table-cell table:formula="of:=([.C282]*[.$B$298])-([.C282]*[.$B$297])+[.$B$297]" office:value-type="float" office:value="27.031551" calcext:value-type="float">
            <text:p>27,031551</text:p>
          </table:table-cell>
          <table:table-cell table:formula="of:=([.D282]-[.E282])^2" office:value-type="float" office:value="0.0173046132090012" calcext:value-type="float">
            <text:p>0,017304613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40942" calcext:value-type="float">
            <text:p>0,540942</text:p>
          </table:table-cell>
          <table:table-cell table:formula="of:=([.B283]*[.$B$298])-([.B283]*[.$B$297])+[.$B$297]" office:value-type="float" office:value="26.600003" calcext:value-type="float">
            <text:p>26,600003</text:p>
          </table:table-cell>
          <table:table-cell table:formula="of:=([.C283]*[.$B$298])-([.C283]*[.$B$297])+[.$B$297]" office:value-type="float" office:value="27.532246" calcext:value-type="float">
            <text:p>27,532246</text:p>
          </table:table-cell>
          <table:table-cell table:formula="of:=([.D283]-[.E283])^2" office:value-type="float" office:value="0.869077011048993" calcext:value-type="float">
            <text:p>0,86907701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77194" calcext:value-type="float">
            <text:p>0,477194</text:p>
          </table:table-cell>
          <table:table-cell table:formula="of:=([.B284]*[.$B$298])-([.B284]*[.$B$297])+[.$B$297]" office:value-type="float" office:value="26.200006" calcext:value-type="float">
            <text:p>26,200006</text:p>
          </table:table-cell>
          <table:table-cell table:formula="of:=([.C284]*[.$B$298])-([.C284]*[.$B$297])+[.$B$297]" office:value-type="float" office:value="26.703522" calcext:value-type="float">
            <text:p>26,703522</text:p>
          </table:table-cell>
          <table:table-cell table:formula="of:=([.D284]-[.E284])^2" office:value-type="float" office:value="0.253528362255998" calcext:value-type="float">
            <text:p>0,253528362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76591" calcext:value-type="float">
            <text:p>0,476591</text:p>
          </table:table-cell>
          <table:table-cell table:formula="of:=([.B285]*[.$B$298])-([.B285]*[.$B$297])+[.$B$297]" office:value-type="float" office:value="25.799996" calcext:value-type="float">
            <text:p>25,799996</text:p>
          </table:table-cell>
          <table:table-cell table:formula="of:=([.C285]*[.$B$298])-([.C285]*[.$B$297])+[.$B$297]" office:value-type="float" office:value="26.695683" calcext:value-type="float">
            <text:p>26,695683</text:p>
          </table:table-cell>
          <table:table-cell table:formula="of:=([.D285]-[.E285])^2" office:value-type="float" office:value="0.802255201969004" calcext:value-type="float">
            <text:p>0,80225520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38323" calcext:value-type="float">
            <text:p>0,438323</text:p>
          </table:table-cell>
          <table:table-cell table:formula="of:=([.B286]*[.$B$298])-([.B286]*[.$B$297])+[.$B$297]" office:value-type="float" office:value="25.199994" calcext:value-type="float">
            <text:p>25,199994</text:p>
          </table:table-cell>
          <table:table-cell table:formula="of:=([.C286]*[.$B$298])-([.C286]*[.$B$297])+[.$B$297]" office:value-type="float" office:value="26.198199" calcext:value-type="float">
            <text:p>26,198199</text:p>
          </table:table-cell>
          <table:table-cell table:formula="of:=([.D286]-[.E286])^2" office:value-type="float" office:value="0.996413222025012" calcext:value-type="float">
            <text:p>0,99641322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2057" calcext:value-type="float">
            <text:p>0,42057</text:p>
          </table:table-cell>
          <table:table-cell table:formula="of:=([.B287]*[.$B$298])-([.B287]*[.$B$297])+[.$B$297]" office:value-type="float" office:value="24.900006" calcext:value-type="float">
            <text:p>24,900006</text:p>
          </table:table-cell>
          <table:table-cell table:formula="of:=([.C287]*[.$B$298])-([.C287]*[.$B$297])+[.$B$297]" office:value-type="float" office:value="25.96741" calcext:value-type="float">
            <text:p>25,96741</text:p>
          </table:table-cell>
          <table:table-cell table:formula="of:=([.D287]-[.E287])^2" office:value-type="float" office:value="1.13935129921601" calcext:value-type="float">
            <text:p>1,139351299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05757" calcext:value-type="float">
            <text:p>0,405757</text:p>
          </table:table-cell>
          <table:table-cell table:formula="of:=([.B288]*[.$B$298])-([.B288]*[.$B$297])+[.$B$297]" office:value-type="float" office:value="25.099998" calcext:value-type="float">
            <text:p>25,099998</text:p>
          </table:table-cell>
          <table:table-cell table:formula="of:=([.C288]*[.$B$298])-([.C288]*[.$B$297])+[.$B$297]" office:value-type="float" office:value="25.774841" calcext:value-type="float">
            <text:p>25,774841</text:p>
          </table:table-cell>
          <table:table-cell table:formula="of:=([.D288]-[.E288])^2" office:value-type="float" office:value="0.455413074649004" calcext:value-type="float">
            <text:p>0,455413074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00315" calcext:value-type="float">
            <text:p>0,400315</text:p>
          </table:table-cell>
          <table:table-cell table:formula="of:=([.B289]*[.$B$298])-([.B289]*[.$B$297])+[.$B$297]" office:value-type="float" office:value="24.900006" calcext:value-type="float">
            <text:p>24,900006</text:p>
          </table:table-cell>
          <table:table-cell table:formula="of:=([.C289]*[.$B$298])-([.C289]*[.$B$297])+[.$B$297]" office:value-type="float" office:value="25.704095" calcext:value-type="float">
            <text:p>25,704095</text:p>
          </table:table-cell>
          <table:table-cell table:formula="of:=([.D289]-[.E289])^2" office:value-type="float" office:value="0.646559119921008" calcext:value-type="float">
            <text:p>0,646559119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01444" calcext:value-type="float">
            <text:p>0,401444</text:p>
          </table:table-cell>
          <table:table-cell table:formula="of:=([.B290]*[.$B$298])-([.B290]*[.$B$297])+[.$B$297]" office:value-type="float" office:value="26.699999" calcext:value-type="float">
            <text:p>26,699999</text:p>
          </table:table-cell>
          <table:table-cell table:formula="of:=([.C290]*[.$B$298])-([.C290]*[.$B$297])+[.$B$297]" office:value-type="float" office:value="25.718772" calcext:value-type="float">
            <text:p>25,718772</text:p>
          </table:table-cell>
          <table:table-cell table:formula="of:=([.D290]-[.E290])^2" office:value-type="float" office:value="0.962806425528994" calcext:value-type="float">
            <text:p>0,962806425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487396" calcext:value-type="float">
            <text:p>0,487396</text:p>
          </table:table-cell>
          <table:table-cell table:formula="of:=([.B291]*[.$B$298])-([.B291]*[.$B$297])+[.$B$297]" office:value-type="float" office:value="27.699998" calcext:value-type="float">
            <text:p>27,699998</text:p>
          </table:table-cell>
          <table:table-cell table:formula="of:=([.C291]*[.$B$298])-([.C291]*[.$B$297])+[.$B$297]" office:value-type="float" office:value="26.836148" calcext:value-type="float">
            <text:p>26,836148</text:p>
          </table:table-cell>
          <table:table-cell table:formula="of:=([.D291]-[.E291])^2" office:value-type="float" office:value="0.746236822499999" calcext:value-type="float">
            <text:p>0,746236822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63324" calcext:value-type="float">
            <text:p>0,63324</text:p>
          </table:table-cell>
          <table:table-cell table:formula="of:=([.B292]*[.$B$298])-([.B292]*[.$B$297])+[.$B$297]" office:value-type="float" office:value="27.300001" calcext:value-type="float">
            <text:p>27,300001</text:p>
          </table:table-cell>
          <table:table-cell table:formula="of:=([.C292]*[.$B$298])-([.C292]*[.$B$297])+[.$B$297]" office:value-type="float" office:value="28.73212" calcext:value-type="float">
            <text:p>28,73212</text:p>
          </table:table-cell>
          <table:table-cell table:formula="of:=([.D292]-[.E292])^2" office:value-type="float" office:value="2.050964830161" calcext:value-type="float">
            <text:p>2,050964830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586404" calcext:value-type="float">
            <text:p>0,586404</text:p>
          </table:table-cell>
          <table:table-cell table:formula="of:=([.B293]*[.$B$298])-([.B293]*[.$B$297])+[.$B$297]" office:value-type="float" office:value="27.399997" calcext:value-type="float">
            <text:p>27,399997</text:p>
          </table:table-cell>
          <table:table-cell table:formula="of:=([.C293]*[.$B$298])-([.C293]*[.$B$297])+[.$B$297]" office:value-type="float" office:value="28.123252" calcext:value-type="float">
            <text:p>28,123252</text:p>
          </table:table-cell>
          <table:table-cell table:formula="of:=([.D293]-[.E293])^2" office:value-type="float" office:value="0.523097795024997" calcext:value-type="float">
            <text:p>0,52309779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56878" calcext:value-type="float">
            <text:p>0,56878</text:p>
          </table:table-cell>
          <table:table-cell table:formula="of:=([.B294]*[.$B$298])-([.B294]*[.$B$297])+[.$B$297]" office:value-type="float" office:value="30.200002" calcext:value-type="float">
            <text:p>30,200002</text:p>
          </table:table-cell>
          <table:table-cell table:formula="of:=([.C294]*[.$B$298])-([.C294]*[.$B$297])+[.$B$297]" office:value-type="float" office:value="27.89414" calcext:value-type="float">
            <text:p>27,89414</text:p>
          </table:table-cell>
          <table:table-cell table:formula="of:=([.D294]-[.E294])^2" office:value-type="float" office:value="5.31699956304399" calcext:value-type="float">
            <text:p>5,31699956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876923" calcext:value-type="float">
            <text:p>0,876923</text:p>
          </table:table-cell>
          <table:table-cell office:value-type="float" office:value="0.712089" calcext:value-type="float">
            <text:p>0,712089</text:p>
          </table:table-cell>
          <table:table-cell table:formula="of:=([.B295]*[.$B$298])-([.B295]*[.$B$297])+[.$B$297]" office:value-type="float" office:value="31.899999" calcext:value-type="float">
            <text:p>31,899999</text:p>
          </table:table-cell>
          <table:table-cell table:formula="of:=([.C295]*[.$B$298])-([.C295]*[.$B$297])+[.$B$297]" office:value-type="float" office:value="29.757157" calcext:value-type="float">
            <text:p>29,757157</text:p>
          </table:table-cell>
          <table:table-cell table:formula="of:=([.D295]-[.E295])^2" office:value-type="float" office:value="4.59177183696401" calcext:value-type="float">
            <text:p>4,59177183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961538" calcext:value-type="float">
            <text:p>0,961538</text:p>
          </table:table-cell>
          <table:table-cell office:value-type="float" office:value="0.831191" calcext:value-type="float">
            <text:p>0,831191</text:p>
          </table:table-cell>
          <table:table-cell table:formula="of:=([.B296]*[.$B$298])-([.B296]*[.$B$297])+[.$B$297]" office:value-type="float" office:value="32.999994" calcext:value-type="float">
            <text:p>32,999994</text:p>
          </table:table-cell>
          <table:table-cell table:formula="of:=([.C296]*[.$B$298])-([.C296]*[.$B$297])+[.$B$297]" office:value-type="float" office:value="31.305483" calcext:value-type="float">
            <text:p>31,305483</text:p>
          </table:table-cell>
          <table:table-cell table:formula="of:=([.D296]-[.E296])^2" office:value-type="float" office:value="2.87136752912101" calcext:value-type="float">
            <text:p>2,871367529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0.5" calcext:value-type="float">
            <text:p>20,5</text:p>
          </table:table-cell>
          <table:table-cell/>
          <table:table-cell table:style-name="Default" table:number-columns-repeated="2"/>
          <table:table-cell table:formula="of:=SQRT(AVERAGE([.F2:.F296]))" office:value-type="float" office:value="1.23556990042369" calcext:value-type="float">
            <text:p>1,2355699004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3.5" calcext:value-type="float">
            <text:p>33,5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1:51:04.2264740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3T11:51:38.690684166</dc:date>
    <meta:editing-duration>PT37M59S</meta:editing-duration>
    <meta:editing-cycles>16</meta:editing-cycles>
    <meta:document-statistic meta:table-count="1" meta:cell-count="17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3cm" svg:y="0.316cm" chart:style-name="ch2">
          <text:p>Temperature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6" chart:data-source-has-labels="row" svg:x="1.331cm" svg:y="1.275cm" svg:width="11.126cm" svg:height="6.564cm">
          <chartooo:coordinate-region svg:x="1.952cm" svg:y="1.397cm" svg:width="10.505cm" svg:height="5.442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7">
            <chart:title svg:x="0.451cm" svg:y="5.778cm" chart:style-name="ch8">
              <text:p>Temperature (C)</text:p>
            </chart:title>
            <chart:grid chart:style-name="ch9" chart:class="major"/>
          </chart:axis>
          <chart:series chart:style-name="ch10" chart:values-cell-range-address="data_out_training.D2:data_out_training.D296" chart:label-cell-address="data_out_training.D1:data_out_training.D1" chart:class="chart:line">
            <chart:data-point chart:repeated="295"/>
          </chart:series>
          <chart:series chart:style-name="ch11" chart:values-cell-range-address="data_out_training.E2:data_out_training.E296" chart:label-cell-address="data_out_training.E1:data_out_training.E1" chart:class="chart:line">
            <chart:data-point chart:repeated="29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099997">
                <text:p>26.099997</text:p>
                <draw:g>
                  <svg:desc>data_out_training.D2:data_out_training.D296</svg:desc>
                </draw:g>
              </table:table-cell>
              <table:table-cell office:value-type="float" office:value="26.559794">
                <text:p>26.559794</text:p>
                <draw:g>
                  <svg:desc>data_out_training.E2:data_out_training.E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459395">
                <text:p>26.459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500005">
                <text:p>28.500005</text:p>
              </table:table-cell>
              <table:table-cell office:value-type="float" office:value="27.316394">
                <text:p>27.316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023294">
                <text:p>29.0232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9">
                <text:p>30.9</text:p>
              </table:table-cell>
              <table:table-cell office:value-type="float" office:value="30.35335">
                <text:p>30.353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800004">
                <text:p>30.800004</text:p>
              </table:table-cell>
              <table:table-cell office:value-type="float" office:value="30.657134">
                <text:p>30.6571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348826">
                <text:p>30.3488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184662">
                <text:p>30.1846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599998">
                <text:p>31.599998</text:p>
              </table:table-cell>
              <table:table-cell office:value-type="float" office:value="29.658981">
                <text:p>29.658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399995">
                <text:p>29.399995</text:p>
              </table:table-cell>
              <table:table-cell office:value-type="float" office:value="29.8353">
                <text:p>29.83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699997">
                <text:p>28.699997</text:p>
              </table:table-cell>
              <table:table-cell office:value-type="float" office:value="28.15375">
                <text:p>28.15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00002">
                <text:p>27.600002</text:p>
              </table:table-cell>
              <table:table-cell office:value-type="float" office:value="28.076192">
                <text:p>28.0761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298636">
                <text:p>27.298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933804">
                <text:p>26.9338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26.863032">
                <text:p>26.8630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546508">
                <text:p>26.5465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256218">
                <text:p>26.2562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257713">
                <text:p>26.2577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377404">
                <text:p>26.3774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4">
                <text:p>24.4</text:p>
              </table:table-cell>
              <table:table-cell office:value-type="float" office:value="25.412687">
                <text:p>25.4126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.899995">
                <text:p>22.899995</text:p>
              </table:table-cell>
              <table:table-cell office:value-type="float" office:value="25.830039">
                <text:p>25.8300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199996">
                <text:p>23.199996</text:p>
              </table:table-cell>
              <table:table-cell office:value-type="float" office:value="25.396021">
                <text:p>25.3960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00002">
                <text:p>23.700002</text:p>
              </table:table-cell>
              <table:table-cell office:value-type="float" office:value="25.17909">
                <text:p>25.179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600006">
                <text:p>23.600006</text:p>
              </table:table-cell>
              <table:table-cell office:value-type="float" office:value="25.239631">
                <text:p>25.2396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099999">
                <text:p>24.099999</text:p>
              </table:table-cell>
              <table:table-cell office:value-type="float" office:value="25.259261">
                <text:p>25.2592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7">
                <text:p>25.7</text:p>
              </table:table-cell>
              <table:table-cell office:value-type="float" office:value="25.739286">
                <text:p>25.7392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842089">
                <text:p>26.8420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999999">
                <text:p>27.999999</text:p>
              </table:table-cell>
              <table:table-cell office:value-type="float" office:value="27.723307">
                <text:p>27.7233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785706">
                <text:p>28.7857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98874">
                <text:p>28.988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338662">
                <text:p>28.3386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699996">
                <text:p>29.699996</text:p>
              </table:table-cell>
              <table:table-cell office:value-type="float" office:value="29.043964">
                <text:p>29.0439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608255">
                <text:p>29.6082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.800005">
                <text:p>29.800005</text:p>
              </table:table-cell>
              <table:table-cell office:value-type="float" office:value="31.090541">
                <text:p>31.0905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.399996">
                <text:p>28.399996</text:p>
              </table:table-cell>
              <table:table-cell office:value-type="float" office:value="29.259088">
                <text:p>29.2590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900003">
                <text:p>27.900003</text:p>
              </table:table-cell>
              <table:table-cell office:value-type="float" office:value="28.179737">
                <text:p>28.1797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745004">
                <text:p>27.7450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752545">
                <text:p>26.7525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934064">
                <text:p>26.9340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417925">
                <text:p>26.4179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200981">
                <text:p>26.2009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249068">
                <text:p>26.2490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328251">
                <text:p>26.3282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519091">
                <text:p>26.5190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224355">
                <text:p>26.2243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.799997">
                <text:p>24.799997</text:p>
              </table:table-cell>
              <table:table-cell office:value-type="float" office:value="26.285325">
                <text:p>26.2853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725987">
                <text:p>25.7259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779521">
                <text:p>25.7795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980124">
                <text:p>25.9801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507847">
                <text:p>25.507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833718">
                <text:p>25.8337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699259">
                <text:p>25.6992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022127">
                <text:p>26.0221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.600001">
                <text:p>28.600001</text:p>
              </table:table-cell>
              <table:table-cell office:value-type="float" office:value="26.908506">
                <text:p>26.9085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399995">
                <text:p>29.399995</text:p>
              </table:table-cell>
              <table:table-cell office:value-type="float" office:value="29.168803">
                <text:p>29.1688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800005">
                <text:p>29.800005</text:p>
              </table:table-cell>
              <table:table-cell office:value-type="float" office:value="29.901431">
                <text:p>29.9014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.9">
                <text:p>30.9</text:p>
              </table:table-cell>
              <table:table-cell office:value-type="float" office:value="30.012464">
                <text:p>30.0124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.900001">
                <text:p>29.900001</text:p>
              </table:table-cell>
              <table:table-cell office:value-type="float" office:value="30.692871">
                <text:p>30.6928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267148">
                <text:p>29.267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.200002">
                <text:p>30.200002</text:p>
              </table:table-cell>
              <table:table-cell office:value-type="float" office:value="29.180139">
                <text:p>29.1801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200002">
                <text:p>30.200002</text:p>
              </table:table-cell>
              <table:table-cell office:value-type="float" office:value="29.179879">
                <text:p>29.1798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.500004">
                <text:p>29.500004</text:p>
              </table:table-cell>
              <table:table-cell office:value-type="float" office:value="28.578265">
                <text:p>28.5782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.399997">
                <text:p>27.399997</text:p>
              </table:table-cell>
              <table:table-cell office:value-type="float" office:value="28.426984">
                <text:p>28.4269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44291">
                <text:p>27.442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751934">
                <text:p>26.7519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506299">
                <text:p>26.5062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117716">
                <text:p>26.1177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.900005">
                <text:p>25.900005</text:p>
              </table:table-cell>
              <table:table-cell office:value-type="float" office:value="25.997869">
                <text:p>25.9978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193714">
                <text:p>26.1937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321218">
                <text:p>26.3212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749608">
                <text:p>25.7496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659167">
                <text:p>25.6591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.499996">
                <text:p>24.499996</text:p>
              </table:table-cell>
              <table:table-cell office:value-type="float" office:value="25.562811">
                <text:p>25.5628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488204">
                <text:p>25.4882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677601">
                <text:p>25.6776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502204">
                <text:p>26.5022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382577">
                <text:p>27.3825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994917">
                <text:p>26.9949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553152">
                <text:p>25.5531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799995">
                <text:p>26.799995</text:p>
              </table:table-cell>
              <table:table-cell office:value-type="float" office:value="25.81817">
                <text:p>25.818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">
                <text:p>27</text:p>
              </table:table-cell>
              <table:table-cell office:value-type="float" office:value="26.510459">
                <text:p>26.5104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.699997">
                <text:p>28.699997</text:p>
              </table:table-cell>
              <table:table-cell office:value-type="float" office:value="28.218607">
                <text:p>28.2186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.800006">
                <text:p>28.800006</text:p>
              </table:table-cell>
              <table:table-cell office:value-type="float" office:value="29.065947">
                <text:p>29.0659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799994">
                <text:p>27.799994</text:p>
              </table:table-cell>
              <table:table-cell office:value-type="float" office:value="29.341027">
                <text:p>29.3410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099995">
                <text:p>28.099995</text:p>
              </table:table-cell>
              <table:table-cell office:value-type="float" office:value="27.629759">
                <text:p>27.6297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929058">
                <text:p>27.9290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815049">
                <text:p>26.8150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935546">
                <text:p>26.9355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399999">
                <text:p>25.399999</text:p>
              </table:table-cell>
              <table:table-cell office:value-type="float" office:value="26.528984">
                <text:p>26.5289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399999">
                <text:p>25.399999</text:p>
              </table:table-cell>
              <table:table-cell office:value-type="float" office:value="26.161396">
                <text:p>26.1613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846796">
                <text:p>25.8467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834654">
                <text:p>25.8346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946974">
                <text:p>25.9469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640278">
                <text:p>25.6402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.4">
                <text:p>24.4</text:p>
              </table:table-cell>
              <table:table-cell office:value-type="float" office:value="25.639667">
                <text:p>25.639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7">
                <text:p>25.7</text:p>
              </table:table-cell>
              <table:table-cell office:value-type="float" office:value="25.453208">
                <text:p>25.4532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499996">
                <text:p>24.499996</text:p>
              </table:table-cell>
              <table:table-cell office:value-type="float" office:value="26.092951">
                <text:p>26.0929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099999">
                <text:p>24.099999</text:p>
              </table:table-cell>
              <table:table-cell office:value-type="float" office:value="26.205011">
                <text:p>26.2050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300004">
                <text:p>24.300004</text:p>
              </table:table-cell>
              <table:table-cell office:value-type="float" office:value="24.940358">
                <text:p>24.9403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.600003">
                <text:p>26.600003</text:p>
              </table:table-cell>
              <table:table-cell office:value-type="float" office:value="25.57481">
                <text:p>25.574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596818">
                <text:p>26.5968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.799997">
                <text:p>24.799997</text:p>
              </table:table-cell>
              <table:table-cell office:value-type="float" office:value="27.482456">
                <text:p>27.4824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.300001">
                <text:p>27.300001</text:p>
              </table:table-cell>
              <table:table-cell office:value-type="float" office:value="25.518897">
                <text:p>25.5188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.900003">
                <text:p>27.900003</text:p>
              </table:table-cell>
              <table:table-cell office:value-type="float" office:value="27.063648">
                <text:p>27.0636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868048">
                <text:p>28.8680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829269">
                <text:p>28.8292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.799995">
                <text:p>26.799995</text:p>
              </table:table-cell>
              <table:table-cell office:value-type="float" office:value="29.498743">
                <text:p>29.4987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099996">
                <text:p>27.099996</text:p>
              </table:table-cell>
              <table:table-cell office:value-type="float" office:value="26.739974">
                <text:p>26.7399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379379">
                <text:p>27.3793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68124">
                <text:p>26.681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.900006">
                <text:p>24.900006</text:p>
              </table:table-cell>
              <table:table-cell office:value-type="float" office:value="26.370813">
                <text:p>26.3708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259689">
                <text:p>26.2596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22104">
                <text:p>26.221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7.14131">
                <text:p>27.141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146485">
                <text:p>26.1464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927629">
                <text:p>26.9276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753936">
                <text:p>26.7539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347699">
                <text:p>26.3476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352431">
                <text:p>26.3524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150736">
                <text:p>26.1507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850254">
                <text:p>25.8502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806652">
                <text:p>25.8066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600005">
                <text:p>24.600005</text:p>
              </table:table-cell>
              <table:table-cell office:value-type="float" office:value="25.694995">
                <text:p>25.6949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613615">
                <text:p>25.6136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.800006">
                <text:p>28.800006</text:p>
              </table:table-cell>
              <table:table-cell office:value-type="float" office:value="26.500098">
                <text:p>26.5000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.200003">
                <text:p>29.200003</text:p>
              </table:table-cell>
              <table:table-cell office:value-type="float" office:value="29.331368">
                <text:p>29.3313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.399994">
                <text:p>30.399994</text:p>
              </table:table-cell>
              <table:table-cell office:value-type="float" office:value="29.751424">
                <text:p>29.7514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445455">
                <text:p>30.4454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.500003">
                <text:p>30.500003</text:p>
              </table:table-cell>
              <table:table-cell office:value-type="float" office:value="30.641417">
                <text:p>30.6414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.9">
                <text:p>30.9</text:p>
              </table:table-cell>
              <table:table-cell office:value-type="float" office:value="29.66786">
                <text:p>29.667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71648">
                <text:p>29.716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.500003">
                <text:p>30.500003</text:p>
              </table:table-cell>
              <table:table-cell office:value-type="float" office:value="30.095222">
                <text:p>30.0952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.800005">
                <text:p>29.800005</text:p>
              </table:table-cell>
              <table:table-cell office:value-type="float" office:value="28.955837">
                <text:p>28.9558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466712">
                <text:p>28.4667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">
                <text:p>27</text:p>
              </table:table-cell>
              <table:table-cell office:value-type="float" office:value="27.627588">
                <text:p>27.6275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099994">
                <text:p>29.099994</text:p>
              </table:table-cell>
              <table:table-cell office:value-type="float" office:value="27.15808">
                <text:p>27.158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.499994">
                <text:p>26.499994</text:p>
              </table:table-cell>
              <table:table-cell office:value-type="float" office:value="27.481065">
                <text:p>27.4810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.300002">
                <text:p>26.300002</text:p>
              </table:table-cell>
              <table:table-cell office:value-type="float" office:value="25.849669">
                <text:p>25.8496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.100006">
                <text:p>30.100006</text:p>
              </table:table-cell>
              <table:table-cell office:value-type="float" office:value="27.265369">
                <text:p>27.2653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.300002">
                <text:p>26.300002</text:p>
              </table:table-cell>
              <table:table-cell office:value-type="float" office:value="28.868646">
                <text:p>28.8686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.300002">
                <text:p>26.300002</text:p>
              </table:table-cell>
              <table:table-cell office:value-type="float" office:value="25.979643">
                <text:p>25.9796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900005">
                <text:p>25.900005</text:p>
              </table:table-cell>
              <table:table-cell office:value-type="float" office:value="27.426907">
                <text:p>27.4269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.100005">
                <text:p>31.100005</text:p>
              </table:table-cell>
              <table:table-cell office:value-type="float" office:value="26.930424">
                <text:p>26.9304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789152">
                <text:p>27.7891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500005">
                <text:p>28.500005</text:p>
              </table:table-cell>
              <table:table-cell office:value-type="float" office:value="25.451973">
                <text:p>25.4519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933037">
                <text:p>26.9330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290252">
                <text:p>26.2902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.800004">
                <text:p>30.800004</text:p>
              </table:table-cell>
              <table:table-cell office:value-type="float" office:value="26.362337">
                <text:p>26.3623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399999">
                <text:p>25.399999</text:p>
              </table:table-cell>
              <table:table-cell office:value-type="float" office:value="28.365702">
                <text:p>28.3657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999996">
                <text:p>30.999996</text:p>
              </table:table-cell>
              <table:table-cell office:value-type="float" office:value="25.507249">
                <text:p>25.5072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921064">
                <text:p>26.9210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.400006">
                <text:p>31.400006</text:p>
              </table:table-cell>
              <table:table-cell office:value-type="float" office:value="25.001263">
                <text:p>25.0012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.600002">
                <text:p>27.600002</text:p>
              </table:table-cell>
              <table:table-cell office:value-type="float" office:value="26.318722">
                <text:p>26.3187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115948">
                <text:p>26.1159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461305">
                <text:p>27.4613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.800004">
                <text:p>30.800004</text:p>
              </table:table-cell>
              <table:table-cell office:value-type="float" office:value="27.705939">
                <text:p>27.7059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.6">
                <text:p>29.6</text:p>
              </table:table-cell>
              <table:table-cell office:value-type="float" office:value="27.899093">
                <text:p>27.8990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.900003">
                <text:p>27.900003</text:p>
              </table:table-cell>
              <table:table-cell office:value-type="float" office:value="29.036827">
                <text:p>29.0368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">
                <text:p>27</text:p>
              </table:table-cell>
              <table:table-cell office:value-type="float" office:value="27.397059">
                <text:p>27.3970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859378">
                <text:p>27.8593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878281">
                <text:p>26.8782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538786">
                <text:p>26.5387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294334">
                <text:p>26.2943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333386">
                <text:p>26.3333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729288">
                <text:p>26.7292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554269">
                <text:p>26.5542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243075">
                <text:p>26.2430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238655">
                <text:p>26.2386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902033">
                <text:p>25.9020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814608">
                <text:p>25.8146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.7">
                <text:p>25.7</text:p>
              </table:table-cell>
              <table:table-cell office:value-type="float" office:value="25.803649">
                <text:p>25.8036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300001">
                <text:p>27.300001</text:p>
              </table:table-cell>
              <table:table-cell office:value-type="float" office:value="26.077832">
                <text:p>26.0778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766363">
                <text:p>27.7663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.900001">
                <text:p>29.900001</text:p>
              </table:table-cell>
              <table:table-cell office:value-type="float" office:value="29.424864">
                <text:p>29.4248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.699994">
                <text:p>31.699994</text:p>
              </table:table-cell>
              <table:table-cell office:value-type="float" office:value="30.198247">
                <text:p>30.1982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.699994">
                <text:p>31.699994</text:p>
              </table:table-cell>
              <table:table-cell office:value-type="float" office:value="31.20914">
                <text:p>31.209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848585">
                <text:p>30.8485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.500002">
                <text:p>31.500002</text:p>
              </table:table-cell>
              <table:table-cell office:value-type="float" office:value="30.61842">
                <text:p>30.618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.800003">
                <text:p>31.800003</text:p>
              </table:table-cell>
              <table:table-cell office:value-type="float" office:value="29.985398">
                <text:p>29.9853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.699995">
                <text:p>30.699995</text:p>
              </table:table-cell>
              <table:table-cell office:value-type="float" office:value="29.637258">
                <text:p>29.6372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893164">
                <text:p>28.8931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409109">
                <text:p>28.4091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541164">
                <text:p>27.5411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158548">
                <text:p>27.1585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989704">
                <text:p>26.9897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535341">
                <text:p>26.5353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36092">
                <text:p>26.360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533014">
                <text:p>26.5330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188163">
                <text:p>26.1881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323987">
                <text:p>26.3239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087335">
                <text:p>26.0873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040691">
                <text:p>26.0406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268282">
                <text:p>26.2682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977017">
                <text:p>25.9770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837566">
                <text:p>25.8375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.499994">
                <text:p>26.499994</text:p>
              </table:table-cell>
              <table:table-cell office:value-type="float" office:value="25.770395">
                <text:p>25.7703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.099996">
                <text:p>27.099996</text:p>
              </table:table-cell>
              <table:table-cell office:value-type="float" office:value="26.661662">
                <text:p>26.6616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.399995">
                <text:p>29.399995</text:p>
              </table:table-cell>
              <table:table-cell office:value-type="float" office:value="28.085734">
                <text:p>28.0857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.699995">
                <text:p>30.699995</text:p>
              </table:table-cell>
              <table:table-cell office:value-type="float" office:value="29.58882">
                <text:p>29.588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420937">
                <text:p>30.4209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753672">
                <text:p>30.7536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097535">
                <text:p>31.0975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.599998">
                <text:p>31.599998</text:p>
              </table:table-cell>
              <table:table-cell office:value-type="float" office:value="30.582345">
                <text:p>30.5823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.100005">
                <text:p>31.100005</text:p>
              </table:table-cell>
              <table:table-cell office:value-type="float" office:value="29.826005">
                <text:p>29.8260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263534">
                <text:p>29.2635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417247">
                <text:p>28.4172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">
                <text:p>27</text:p>
              </table:table-cell>
              <table:table-cell office:value-type="float" office:value="27.579137">
                <text:p>27.5791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.099997">
                <text:p>26.099997</text:p>
              </table:table-cell>
              <table:table-cell office:value-type="float" office:value="27.115752">
                <text:p>27.1157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648662">
                <text:p>26.6486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614628">
                <text:p>26.6146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205856">
                <text:p>26.2058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143521">
                <text:p>26.1435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.7">
                <text:p>25.7</text:p>
              </table:table-cell>
              <table:table-cell office:value-type="float" office:value="26.380563">
                <text:p>26.3805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156131">
                <text:p>26.1561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.7">
                <text:p>25.7</text:p>
              </table:table-cell>
              <table:table-cell office:value-type="float" office:value="26.18971">
                <text:p>26.189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227176">
                <text:p>26.2271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965135">
                <text:p>25.9651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942736">
                <text:p>25.9427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641851">
                <text:p>25.6418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.200006">
                <text:p>26.200006</text:p>
              </table:table-cell>
              <table:table-cell office:value-type="float" office:value="25.714534">
                <text:p>25.7145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.099995">
                <text:p>28.099995</text:p>
              </table:table-cell>
              <table:table-cell office:value-type="float" office:value="26.590656">
                <text:p>26.5906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647243">
                <text:p>28.6472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.999998">
                <text:p>28.999998</text:p>
              </table:table-cell>
              <table:table-cell office:value-type="float" office:value="30.305328">
                <text:p>30.3053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.200001">
                <text:p>31.200001</text:p>
              </table:table-cell>
              <table:table-cell office:value-type="float" office:value="29.036528">
                <text:p>29.0365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717532">
                <text:p>30.7175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352479">
                <text:p>30.3524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.9">
                <text:p>30.9</text:p>
              </table:table-cell>
              <table:table-cell office:value-type="float" office:value="30.292614">
                <text:p>30.2926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.299997">
                <text:p>31.299997</text:p>
              </table:table-cell>
              <table:table-cell office:value-type="float" office:value="29.837601">
                <text:p>29.8376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273232">
                <text:p>29.2732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.900003">
                <text:p>27.900003</text:p>
              </table:table-cell>
              <table:table-cell office:value-type="float" office:value="28.638988">
                <text:p>28.6389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658099">
                <text:p>27.6580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200005">
                <text:p>27.200005</text:p>
              </table:table-cell>
              <table:table-cell office:value-type="float" office:value="27.132717">
                <text:p>27.1327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.900004">
                <text:p>26.900004</text:p>
              </table:table-cell>
              <table:table-cell office:value-type="float" office:value="26.98167">
                <text:p>26.981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341056">
                <text:p>26.3410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255737">
                <text:p>26.2557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413726">
                <text:p>26.4137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239032">
                <text:p>26.2390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986442">
                <text:p>25.9864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727676">
                <text:p>26.7276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954969">
                <text:p>25.9549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871782">
                <text:p>25.8717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700001">
                <text:p>24.700001</text:p>
              </table:table-cell>
              <table:table-cell office:value-type="float" office:value="26.052963">
                <text:p>26.0529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435762">
                <text:p>25.4357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529258">
                <text:p>25.5292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008308">
                <text:p>26.0083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.800006">
                <text:p>28.800006</text:p>
              </table:table-cell>
              <table:table-cell office:value-type="float" office:value="27.279591">
                <text:p>27.2795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.399994">
                <text:p>30.399994</text:p>
              </table:table-cell>
              <table:table-cell office:value-type="float" office:value="29.294656">
                <text:p>29.2946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.800004">
                <text:p>30.800004</text:p>
              </table:table-cell>
              <table:table-cell office:value-type="float" office:value="30.385382">
                <text:p>30.3853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.299998">
                <text:p>30.299998</text:p>
              </table:table-cell>
              <table:table-cell office:value-type="float" office:value="30.429127">
                <text:p>30.42912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.599999">
                <text:p>30.599999</text:p>
              </table:table-cell>
              <table:table-cell office:value-type="float" office:value="29.920736">
                <text:p>29.9207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.999996">
                <text:p>30.999996</text:p>
              </table:table-cell>
              <table:table-cell office:value-type="float" office:value="29.604433">
                <text:p>29.6044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.800004">
                <text:p>30.800004</text:p>
              </table:table-cell>
              <table:table-cell office:value-type="float" office:value="29.629432">
                <text:p>29.6294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267291">
                <text:p>29.2672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.999997">
                <text:p>29.999997</text:p>
              </table:table-cell>
              <table:table-cell office:value-type="float" office:value="29.044549">
                <text:p>29.0445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593358">
                <text:p>28.5933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58747">
                <text:p>27.587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731121">
                <text:p>26.7311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.699998">
                <text:p>27.699998</text:p>
              </table:table-cell>
              <table:table-cell office:value-type="float" office:value="26.676677">
                <text:p>26.67667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.099994">
                <text:p>29.099994</text:p>
              </table:table-cell>
              <table:table-cell office:value-type="float" office:value="26.486565">
                <text:p>26.4865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.100005">
                <text:p>31.100005</text:p>
              </table:table-cell>
              <table:table-cell office:value-type="float" office:value="29.392611">
                <text:p>29.3926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.099994">
                <text:p>29.099994</text:p>
              </table:table-cell>
              <table:table-cell office:value-type="float" office:value="30.960957">
                <text:p>30.9609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.299999">
                <text:p>29.299999</text:p>
              </table:table-cell>
              <table:table-cell office:value-type="float" office:value="28.736189">
                <text:p>28.7361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.500004">
                <text:p>29.500004</text:p>
              </table:table-cell>
              <table:table-cell office:value-type="float" office:value="28.543217">
                <text:p>28.5432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.2">
                <text:p>32.2</text:p>
              </table:table-cell>
              <table:table-cell office:value-type="float" office:value="28.838148">
                <text:p>28.8381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.400005">
                <text:p>32.400005</text:p>
              </table:table-cell>
              <table:table-cell office:value-type="float" office:value="30.600532">
                <text:p>30.6005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.500002">
                <text:p>31.500002</text:p>
              </table:table-cell>
              <table:table-cell office:value-type="float" office:value="31.278586">
                <text:p>31.27858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.699996">
                <text:p>29.699996</text:p>
              </table:table-cell>
              <table:table-cell office:value-type="float" office:value="30.097731">
                <text:p>30.0977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527019">
                <text:p>28.5270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.699998">
                <text:p>27.699998</text:p>
              </table:table-cell>
              <table:table-cell office:value-type="float" office:value="27.632398">
                <text:p>27.6323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.500006">
                <text:p>27.500006</text:p>
              </table:table-cell>
              <table:table-cell office:value-type="float" office:value="27.111904">
                <text:p>27.1119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044798">
                <text:p>27.0447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728586">
                <text:p>26.72858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770212">
                <text:p>26.7702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550772">
                <text:p>26.5507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404951">
                <text:p>26.4049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604865">
                <text:p>26.6048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400713">
                <text:p>26.4007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466935">
                <text:p>26.4669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194338">
                <text:p>26.1943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212161">
                <text:p>26.21216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031551">
                <text:p>27.0315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532246">
                <text:p>27.53224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703522">
                <text:p>26.7035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695683">
                <text:p>26.6956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.199994">
                <text:p>25.199994</text:p>
              </table:table-cell>
              <table:table-cell office:value-type="float" office:value="26.198199">
                <text:p>26.1981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96741">
                <text:p>25.9674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774841">
                <text:p>25.7748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704095">
                <text:p>25.7040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718772">
                <text:p>25.71877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.699998">
                <text:p>27.699998</text:p>
              </table:table-cell>
              <table:table-cell office:value-type="float" office:value="26.836148">
                <text:p>26.8361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.300001">
                <text:p>27.300001</text:p>
              </table:table-cell>
              <table:table-cell office:value-type="float" office:value="28.73212">
                <text:p>28.732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.399997">
                <text:p>27.399997</text:p>
              </table:table-cell>
              <table:table-cell office:value-type="float" office:value="28.123252">
                <text:p>28.1232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.200002">
                <text:p>30.200002</text:p>
              </table:table-cell>
              <table:table-cell office:value-type="float" office:value="27.89414">
                <text:p>27.894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.899999">
                <text:p>31.899999</text:p>
              </table:table-cell>
              <table:table-cell office:value-type="float" office:value="29.757157">
                <text:p>29.7571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2.999994">
                <text:p>32.999994</text:p>
              </table:table-cell>
              <table:table-cell office:value-type="float" office:value="31.305483">
                <text:p>31.3054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